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ε</text:p>
          </table:table-cell>
          <table:table-cell office:value-type="float" office:value="0.5" calcext:value-type="float">
            <text:p>0,5</text:p>
          </table:table-cell>
          <table:table-cell table:number-columns-repeated="6"/>
          <table:table-cell office:value-type="string" calcext:value-type="string">
            <text:p>km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€ tot</text:p>
          </table:table-cell>
        </table:table-row>
        <table:table-row table:style-name="ro1">
          <table:table-cell office:value-type="string" calcext:value-type="string">
            <text:p>α = 1 + ε</text:p>
          </table:table-cell>
          <table:table-cell office:value-type="float" office:value="1.4" calcext:value-type="float">
            <text:p>1,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k * (1 + EPSILON)^([.I2] - 1)" office:value-type="float" office:value="1000" calcext:value-type="float">
            <text:p>1000</text:p>
          </table:table-cell>
          <table:table-cell table:formula="of:=[.J2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 (€ / TeqCO²)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[.I2]+1" office:value-type="float" office:value="2" calcext:value-type="float">
            <text:p>2</text:p>
          </table:table-cell>
          <table:table-cell table:formula="of:=k * (1 + EPSILON)^([.I3] - 1)" office:value-type="float" office:value="1500" calcext:value-type="float">
            <text:p>1500</text:p>
          </table:table-cell>
          <table:table-cell table:formula="of:=[.K2] + [.J3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<text:span text:style-name="T1">k [(1 + ε)^100 − 1] / ln(1 + ε</text:span>)</text:p>
          </table:table-cell>
          <table:table-cell table:formula="of:=k * ((1 + EPSILON)^100 - 1) / LN(1 + EPSILON)" office:value-type="float" office:value="1.00270323982294E+021" calcext:value-type="float">
            <text:p>1,00270323982294E+021</text:p>
          </table:table-cell>
          <table:table-cell table:formula="of:=[.K101]" office:value-type="float" office:value="8.13122355070431E+020" calcext:value-type="float">
            <text:p>8,13122355070431E+020</text:p>
          </table:table-cell>
          <table:table-cell table:number-columns-repeated="5"/>
          <table:table-cell table:formula="of:=[.I3]+1" office:value-type="float" office:value="3" calcext:value-type="float">
            <text:p>3</text:p>
          </table:table-cell>
          <table:table-cell table:formula="of:=k * (1 + EPSILON)^([.I4] - 1)" office:value-type="float" office:value="2250" calcext:value-type="float">
            <text:p>2250</text:p>
          </table:table-cell>
          <table:table-cell table:formula="of:=[.K3] + [.J4]"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ln(1 + ε)</text:p>
          </table:table-cell>
          <table:table-cell table:formula="of:=LN(1 + EPSILON)" office:value-type="float" office:value="0.405465108108164" calcext:value-type="float">
            <text:p>0,405465108108164</text:p>
          </table:table-cell>
          <table:table-cell table:number-columns-repeated="6"/>
          <table:table-cell table:formula="of:=[.I4]+1" office:value-type="float" office:value="4" calcext:value-type="float">
            <text:p>4</text:p>
          </table:table-cell>
          <table:table-cell table:formula="of:=k * (1 + EPSILON)^([.I5] - 1)" office:value-type="float" office:value="3375" calcext:value-type="float">
            <text:p>3375</text:p>
          </table:table-cell>
          <table:table-cell table:formula="of:=[.K4] + [.J5]" office:value-type="float" office:value="8125" calcext:value-type="float">
            <text:p>8125</text:p>
          </table:table-cell>
        </table:table-row>
        <table:table-row table:style-name="ro1">
          <table:table-cell office:value-type="string" calcext:value-type="string">
            <text:p>(1 + ε)^100</text:p>
          </table:table-cell>
          <table:table-cell table:formula="of:=(1 + EPSILON)^100" office:value-type="float" office:value="4.06561177535215E+017" calcext:value-type="float">
            <text:p>4,06561177535215E+017</text:p>
          </table:table-cell>
          <table:table-cell table:number-columns-repeated="6"/>
          <table:table-cell table:formula="of:=[.I5]+1" office:value-type="float" office:value="5" calcext:value-type="float">
            <text:p>5</text:p>
          </table:table-cell>
          <table:table-cell table:formula="of:=k * (1 + EPSILON)^([.I6] - 1)" office:value-type="float" office:value="5062.5" calcext:value-type="float">
            <text:p>5062,5</text:p>
          </table:table-cell>
          <table:table-cell table:formula="of:=[.K5] + [.J6]" office:value-type="float" office:value="13187.5" calcext:value-type="float">
            <text:p>13187,5</text:p>
          </table:table-cell>
        </table:table-row>
        <table:table-row table:style-name="ro1">
          <table:table-cell office:value-type="string" calcext:value-type="string">
            <text:p>λ</text:p>
          </table:table-cell>
          <table:table-cell table:formula="of:=SQRT(2)/2" office:value-type="float" office:value="0.707106781186548" calcext:value-type="float">
            <text:p>0,707106781186548</text:p>
          </table:table-cell>
          <table:table-cell table:number-columns-repeated="6"/>
          <table:table-cell table:formula="of:=[.I6]+1" office:value-type="float" office:value="6" calcext:value-type="float">
            <text:p>6</text:p>
          </table:table-cell>
          <table:table-cell table:formula="of:=k * (1 + EPSILON)^([.I7] - 1)" office:value-type="float" office:value="7593.75" calcext:value-type="float">
            <text:p>7593,75</text:p>
          </table:table-cell>
          <table:table-cell table:formula="of:=[.K6] + [.J7]" office:value-type="float" office:value="20781.25" calcext:value-type="float">
            <text:p>20781,25</text:p>
          </table:table-cell>
        </table:table-row>
        <table:table-row table:style-name="ro1">
          <table:table-cell office:value-type="string" calcext:value-type="string">
            <text:p>r = … / (α^… − 1)</text:p>
          </table:table-cell>
          <table:table-cell table:formula="of:=[.H38] / (α^[.C38] - 1)" office:value-type="float" office:value="423.400454658861" calcext:value-type="float">
            <text:p>423,400454658861</text:p>
          </table:table-cell>
          <table:table-cell table:number-columns-repeated="6"/>
          <table:table-cell table:formula="of:=[.I7]+1" office:value-type="float" office:value="7" calcext:value-type="float">
            <text:p>7</text:p>
          </table:table-cell>
          <table:table-cell table:formula="of:=k * (1 + EPSILON)^([.I8] - 1)" office:value-type="float" office:value="11390.625" calcext:value-type="float">
            <text:p>11390,625</text:p>
          </table:table-cell>
          <table:table-cell table:formula="of:=[.K7] + [.J8]" office:value-type="float" office:value="32171.875" calcext:value-type="float">
            <text:p>32171,875</text:p>
          </table:table-cell>
        </table:table-row>
        <table:table-row table:style-name="ro1">
          <table:table-cell office:value-type="string" calcext:value-type="string">
            <text:p>r = k / ln(1 + ε)</text:p>
          </table:table-cell>
          <table:table-cell table:formula="of:=k / [.B5]" office:value-type="float" office:value="2466.30346237643" calcext:value-type="float">
            <text:p>2466,30346237643</text:p>
          </table:table-cell>
          <table:table-cell table:number-columns-repeated="6"/>
          <table:table-cell table:formula="of:=[.I8]+1" office:value-type="float" office:value="8" calcext:value-type="float">
            <text:p>8</text:p>
          </table:table-cell>
          <table:table-cell table:formula="of:=k * (1 + EPSILON)^([.I9] - 1)" office:value-type="float" office:value="17085.9375" calcext:value-type="float">
            <text:p>17085,9375</text:p>
          </table:table-cell>
          <table:table-cell table:formula="of:=[.K8] + [.J9]" office:value-type="float" office:value="49257.8125" calcext:value-type="float">
            <text:p>49257,8125</text:p>
          </table:table-cell>
        </table:table-row>
        <table:table-row table:style-name="ro1">
          <table:table-cell office:value-type="string" calcext:value-type="string">
            <text:p>k = r ln(α)</text:p>
          </table:table-cell>
          <table:table-cell table:formula="of:=rr * LN(α)" office:value-type="float" office:value="142.462497965506" calcext:value-type="float">
            <text:p>142,462497965506</text:p>
          </table:table-cell>
          <table:table-cell table:number-columns-repeated="6"/>
          <table:table-cell table:formula="of:=[.I9]+1" office:value-type="float" office:value="9" calcext:value-type="float">
            <text:p>9</text:p>
          </table:table-cell>
          <table:table-cell table:formula="of:=k * (1 + EPSILON)^([.I10] - 1)" office:value-type="float" office:value="25628.90625" calcext:value-type="float">
            <text:p>25628,90625</text:p>
          </table:table-cell>
          <table:table-cell table:formula="of:=[.K9] + [.J10]" office:value-type="float" office:value="74886.71875" calcext:value-type="float">
            <text:p>74886,71875</text:p>
          </table:table-cell>
        </table:table-row>
        <table:table-row table:style-name="ro1">
          <table:table-cell table:number-columns-repeated="8"/>
          <table:table-cell table:formula="of:=[.I10]+1" office:value-type="float" office:value="10" calcext:value-type="float">
            <text:p>10</text:p>
          </table:table-cell>
          <table:table-cell table:formula="of:=k * (1 + EPSILON)^([.I11] - 1)" office:value-type="float" office:value="38443.359375" calcext:value-type="float">
            <text:p>38443,359375</text:p>
          </table:table-cell>
          <table:table-cell table:formula="of:=[.K10] + [.J11]" office:value-type="float" office:value="113330.078125" calcext:value-type="float">
            <text:p>113330,07812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 part for t₉</text:p>
          </table:table-cell>
          <table:table-cell office:value-type="string" calcext:value-type="string">
            <text:p>l_n</text:p>
          </table:table-cell>
          <table:table-cell table:number-columns-repeated="3"/>
          <table:table-cell table:formula="of:=[.I11]+1" office:value-type="float" office:value="11" calcext:value-type="float">
            <text:p>11</text:p>
          </table:table-cell>
          <table:table-cell table:formula="of:=k * (1 + EPSILON)^([.I12] - 1)" office:value-type="float" office:value="57665.0390625" calcext:value-type="float">
            <text:p>57665,0390625</text:p>
          </table:table-cell>
          <table:table-cell table:formula="of:=[.K11] + [.J12]" office:value-type="float" office:value="170995.1171875" calcext:value-type="float">
            <text:p>170995,1171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3] * LAMBDA^([.B$21] - [.B13])" office:value-type="float" office:value="1" calcext:value-type="float">
            <text:p>1</text:p>
          </table:table-cell>
          <table:table-cell table:formula="of:=[.C13]" office:value-type="float" office:value="2" calcext:value-type="float">
            <text:p>2</text:p>
          </table:table-cell>
          <table:table-cell table:number-columns-repeated="3"/>
          <table:table-cell table:formula="of:=[.I12]+1" office:value-type="float" office:value="12" calcext:value-type="float">
            <text:p>12</text:p>
          </table:table-cell>
          <table:table-cell table:formula="of:=k * (1 + EPSILON)^([.I13] - 1)" office:value-type="float" office:value="86497.55859375" calcext:value-type="float">
            <text:p>86497,55859375</text:p>
          </table:table-cell>
          <table:table-cell table:formula="of:=[.K12] + [.J13]" office:value-type="float" office:value="257492.67578125" calcext:value-type="float">
            <text:p>257492,67578125</text:p>
          </table:table-cell>
        </table:table-row>
        <table:table-row table:style-name="ro1">
          <table:table-cell table:formula="of:=[.A13] + 1" office:value-type="float" office:value="2" calcext:value-type="float">
            <text:p>2</text:p>
          </table:table-cell>
          <table:table-cell table:formula="of:=[.B13] + 0.25" office:value-type="float" office:value="0.25" calcext:value-type="float">
            <text:p>0,25</text:p>
          </table:table-cell>
          <table:table-cell office:value-type="float" office:value="0.1" calcext:value-type="float">
            <text:p>0,1</text:p>
          </table:table-cell>
          <table:table-cell table:formula="of:=[.C14] * LAMBDA^([.B$21] - [.B14])" office:value-type="float" office:value="0.0545253866332629" calcext:value-type="float">
            <text:p>0,054525386633263</text:p>
          </table:table-cell>
          <table:table-cell table:formula="of:=[.E13] * LAMBDA^([.$B14] - [.$B13]) + [.$C14]" office:value-type="float" office:value="1.93400808640934" calcext:value-type="float">
            <text:p>1,93400808640934</text:p>
          </table:table-cell>
          <table:table-cell table:number-columns-repeated="3"/>
          <table:table-cell table:formula="of:=[.I13]+1" office:value-type="float" office:value="13" calcext:value-type="float">
            <text:p>13</text:p>
          </table:table-cell>
          <table:table-cell table:formula="of:=k * (1 + EPSILON)^([.I14] - 1)" office:value-type="float" office:value="129746.337890625" calcext:value-type="float">
            <text:p>129746,337890625</text:p>
          </table:table-cell>
          <table:table-cell table:formula="of:=[.K13] + [.J14]" office:value-type="float" office:value="387239.013671875" calcext:value-type="float">
            <text:p>387239,013671875</text:p>
          </table:table-cell>
        </table:table-row>
        <table:table-row table:style-name="ro1">
          <table:table-cell table:formula="of:=[.A14] + 1" office:value-type="float" office:value="3" calcext:value-type="float">
            <text:p>3</text:p>
          </table:table-cell>
          <table:table-cell table:formula="of:=[.B14] + 0.25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[.C15] * LAMBDA^([.B$21] - [.B15])" office:value-type="float" office:value="1.18920711500272" calcext:value-type="float">
            <text:p>1,18920711500272</text:p>
          </table:table-cell>
          <table:table-cell table:formula="of:=[.E14] * LAMBDA^([.B15] - [.B14]) + [.C15]" office:value-type="float" office:value="3.7734932348279" calcext:value-type="float">
            <text:p>3,7734932348279</text:p>
          </table:table-cell>
          <table:table-cell table:number-columns-repeated="3"/>
          <table:table-cell table:formula="of:=[.I14]+1" office:value-type="float" office:value="14" calcext:value-type="float">
            <text:p>14</text:p>
          </table:table-cell>
          <table:table-cell table:formula="of:=k * (1 + EPSILON)^([.I15] - 1)" office:value-type="float" office:value="194619.506835938" calcext:value-type="float">
            <text:p>194619,506835938</text:p>
          </table:table-cell>
          <table:table-cell table:formula="of:=[.K14] + [.J15]" office:value-type="float" office:value="581858.520507813" calcext:value-type="float">
            <text:p>581858,520507813</text:p>
          </table:table-cell>
        </table:table-row>
        <table:table-row table:style-name="ro1">
          <table:table-cell table:formula="of:=[.A15] + 1" office:value-type="float" office:value="4" calcext:value-type="float">
            <text:p>4</text:p>
          </table:table-cell>
          <table:table-cell table:formula="of:=[.B15] + 0.25"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table:formula="of:=[.C16] * LAMBDA^([.B$21] - [.B16])" office:value-type="float" office:value="1.29683955465101" calcext:value-type="float">
            <text:p>1,29683955465101</text:p>
          </table:table-cell>
          <table:table-cell table:formula="of:=[.E15] * LAMBDA^([.B16] - [.B15]) + [.C16]" office:value-type="float" office:value="5.46030855334266" calcext:value-type="float">
            <text:p>5,46030855334266</text:p>
          </table:table-cell>
          <table:table-cell table:number-columns-repeated="3"/>
          <table:table-cell table:formula="of:=[.I15]+1" office:value-type="float" office:value="15" calcext:value-type="float">
            <text:p>15</text:p>
          </table:table-cell>
          <table:table-cell table:formula="of:=k * (1 + EPSILON)^([.I16] - 1)" office:value-type="float" office:value="291929.260253906" calcext:value-type="float">
            <text:p>291929,260253906</text:p>
          </table:table-cell>
          <table:table-cell table:formula="of:=[.K15] + [.J16]" office:value-type="float" office:value="873787.780761719" calcext:value-type="float">
            <text:p>873787,780761719</text:p>
          </table:table-cell>
        </table:table-row>
        <table:table-row table:style-name="ro1">
          <table:table-cell table:formula="of:=[.A16] + 1" office:value-type="float" office:value="5" calcext:value-type="float">
            <text:p>5</text:p>
          </table:table-cell>
          <table:table-cell table:formula="of:=[.B16] + 0.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7] * LAMBDA^([.B$21] - [.B17])" office:value-type="float" office:value="1.4142135623731" calcext:value-type="float">
            <text:p>1,4142135623731</text:p>
          </table:table-cell>
          <table:table-cell table:formula="of:=[.E16] * LAMBDA^([.B17] - [.B16]) + [.C17]" office:value-type="float" office:value="7.00712502056026" calcext:value-type="float">
            <text:p>7,00712502056026</text:p>
          </table:table-cell>
          <table:table-cell table:number-columns-repeated="3"/>
          <table:table-cell table:formula="of:=[.I16]+1" office:value-type="float" office:value="16" calcext:value-type="float">
            <text:p>16</text:p>
          </table:table-cell>
          <table:table-cell table:formula="of:=k * (1 + EPSILON)^([.I17] - 1)" office:value-type="float" office:value="437893.890380859" calcext:value-type="float">
            <text:p>437893,890380859</text:p>
          </table:table-cell>
          <table:table-cell table:formula="of:=[.K16] + [.J17]" office:value-type="float" office:value="1311681.67114258" calcext:value-type="float">
            <text:p>1311681,67114258</text:p>
          </table:table-cell>
        </table:table-row>
        <table:table-row table:style-name="ro1">
          <table:table-cell table:formula="of:=[.A17] + 1" office:value-type="float" office:value="6" calcext:value-type="float">
            <text:p>6</text:p>
          </table:table-cell>
          <table:table-cell table:formula="of:=[.B17] + 0.25" office:value-type="float" office:value="1.25" calcext:value-type="float">
            <text:p>1,25</text:p>
          </table:table-cell>
          <table:table-cell office:value-type="float" office:value="2" calcext:value-type="float">
            <text:p>2</text:p>
          </table:table-cell>
          <table:table-cell table:formula="of:=[.C18] * LAMBDA^([.B$21] - [.B18])" office:value-type="float" office:value="1.54221082540794" calcext:value-type="float">
            <text:p>1,54221082540794</text:p>
          </table:table-cell>
          <table:table-cell table:formula="of:=[.E17] * LAMBDA^([.B18] - [.B17]) + [.C18]" office:value-type="float" office:value="8.42556197509438" calcext:value-type="float">
            <text:p>8,42556197509438</text:p>
          </table:table-cell>
          <table:table-cell table:number-columns-repeated="3"/>
          <table:table-cell table:formula="of:=[.I17]+1" office:value-type="float" office:value="17" calcext:value-type="float">
            <text:p>17</text:p>
          </table:table-cell>
          <table:table-cell table:formula="of:=k * (1 + EPSILON)^([.I18] - 1)" office:value-type="float" office:value="656840.835571289" calcext:value-type="float">
            <text:p>656840,835571289</text:p>
          </table:table-cell>
          <table:table-cell table:formula="of:=[.K17] + [.J18]" office:value-type="float" office:value="1968522.50671387" calcext:value-type="float">
            <text:p>1968522,50671387</text:p>
          </table:table-cell>
        </table:table-row>
        <table:table-row table:style-name="ro1">
          <table:table-cell table:formula="of:=[.A18] + 1" office:value-type="float" office:value="7" calcext:value-type="float">
            <text:p>7</text:p>
          </table:table-cell>
          <table:table-cell table:formula="of:=[.B18] + 0.25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formula="of:=[.C19] * LAMBDA^([.B$21] - [.B19])" office:value-type="float" office:value="1.68179283050743" calcext:value-type="float">
            <text:p>1,68179283050743</text:p>
          </table:table-cell>
          <table:table-cell table:formula="of:=[.E18] * LAMBDA^([.B19] - [.B18]) + [.C19]" office:value-type="float" office:value="9.72627439743308" calcext:value-type="float">
            <text:p>9,72627439743308</text:p>
          </table:table-cell>
          <table:table-cell table:number-columns-repeated="3"/>
          <table:table-cell table:formula="of:=[.I18]+1" office:value-type="float" office:value="18" calcext:value-type="float">
            <text:p>18</text:p>
          </table:table-cell>
          <table:table-cell table:formula="of:=k * (1 + EPSILON)^([.I19] - 1)" office:value-type="float" office:value="985261.253356934" calcext:value-type="float">
            <text:p>985261,253356934</text:p>
          </table:table-cell>
          <table:table-cell table:formula="of:=[.K18] + [.J19]" office:value-type="float" office:value="2953783.7600708" calcext:value-type="float">
            <text:p>2953783,7600708</text:p>
          </table:table-cell>
        </table:table-row>
        <table:table-row table:style-name="ro1">
          <table:table-cell table:formula="of:=[.A19] + 1" office:value-type="float" office:value="8" calcext:value-type="float">
            <text:p>8</text:p>
          </table:table-cell>
          <table:table-cell table:formula="of:=[.B19] + 0.25" office:value-type="float" office:value="1.75" calcext:value-type="float">
            <text:p>1,75</text:p>
          </table:table-cell>
          <table:table-cell office:value-type="float" office:value="2" calcext:value-type="float">
            <text:p>2</text:p>
          </table:table-cell>
          <table:table-cell table:formula="of:=[.C20] * LAMBDA^([.B$21] - [.B20])" office:value-type="float" office:value="1.83400808640934" calcext:value-type="float">
            <text:p>1,83400808640934</text:p>
          </table:table-cell>
          <table:table-cell table:formula="of:=[.E19] * LAMBDA^([.B20] - [.B19]) + [.C20]" office:value-type="float" office:value="10.9190329477642" calcext:value-type="float">
            <text:p>10,9190329477642</text:p>
          </table:table-cell>
          <table:table-cell table:number-columns-repeated="3"/>
          <table:table-cell table:formula="of:=[.I19]+1" office:value-type="float" office:value="19" calcext:value-type="float">
            <text:p>19</text:p>
          </table:table-cell>
          <table:table-cell table:formula="of:=k * (1 + EPSILON)^([.I20] - 1)" office:value-type="float" office:value="1477891.8800354" calcext:value-type="float">
            <text:p>1477891,8800354</text:p>
          </table:table-cell>
          <table:table-cell table:formula="of:=[.K19] + [.J20]" office:value-type="float" office:value="4431675.6401062" calcext:value-type="float">
            <text:p>4431675,6401062</text:p>
          </table:table-cell>
        </table:table-row>
        <table:table-row table:style-name="ro1">
          <table:table-cell table:formula="of:=[.A20] + 1" office:value-type="float" office:value="9" calcext:value-type="float">
            <text:p>9</text:p>
          </table:table-cell>
          <table:table-cell table:formula="of:=[.B20] + 0.25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21] * LAMBDA^([.B$21] - [.B21])" office:value-type="float" office:value="2" calcext:value-type="float">
            <text:p>2</text:p>
          </table:table-cell>
          <table:table-cell table:formula="of:=[.E20] * LAMBDA^([.B21] - [.B20]) + [.C21]" office:value-type="float" office:value="12.0127973609848" calcext:value-type="float">
            <text:p>12,0127973609848</text:p>
          </table:table-cell>
          <table:table-cell table:number-columns-repeated="3"/>
          <table:table-cell table:formula="of:=[.I20]+1" office:value-type="float" office:value="20" calcext:value-type="float">
            <text:p>20</text:p>
          </table:table-cell>
          <table:table-cell table:formula="of:=k * (1 + EPSILON)^([.I21] - 1)" office:value-type="float" office:value="2216837.8200531" calcext:value-type="float">
            <text:p>2216837,8200531</text:p>
          </table:table-cell>
          <table:table-cell table:formula="of:=[.K20] + [.J21]" office:value-type="float" office:value="6648513.4601593" calcext:value-type="float">
            <text:p>6648513,4601593</text:p>
          </table:table-cell>
        </table:table-row>
        <table:table-row table:style-name="ro1">
          <table:table-cell table:number-columns-repeated="3"/>
          <table:table-cell table:formula="of:=SUM([.D13:.D21])" office:value-type="float" office:value="12.0127973609848" calcext:value-type="float">
            <text:p>12,0127973609848</text:p>
          </table:table-cell>
          <table:table-cell table:number-columns-repeated="4"/>
          <table:table-cell table:formula="of:=[.I21]+1" office:value-type="float" office:value="21" calcext:value-type="float">
            <text:p>21</text:p>
          </table:table-cell>
          <table:table-cell table:formula="of:=k * (1 + EPSILON)^([.I22] - 1)" office:value-type="float" office:value="3325256.73007965" calcext:value-type="float">
            <text:p>3325256,73007965</text:p>
          </table:table-cell>
          <table:table-cell table:formula="of:=[.K21] + [.J22]" office:value-type="float" office:value="9973770.19023895" calcext:value-type="float">
            <text:p>9973770,19023895</text:p>
          </table:table-cell>
        </table:table-row>
        <table:table-row table:style-name="ro1">
          <table:table-cell table:number-columns-repeated="8"/>
          <table:table-cell table:formula="of:=[.I22]+1" office:value-type="float" office:value="22" calcext:value-type="float">
            <text:p>22</text:p>
          </table:table-cell>
          <table:table-cell table:formula="of:=k * (1 + EPSILON)^([.I23] - 1)" office:value-type="float" office:value="4987885.09511948" calcext:value-type="float">
            <text:p>4987885,09511948</text:p>
          </table:table-cell>
          <table:table-cell table:formula="of:=[.K22] + [.J23]" office:value-type="float" office:value="14961655.2853584" calcext:value-type="float">
            <text:p>14961655,2853584</text:p>
          </table:table-cell>
        </table:table-row>
        <table:table-row table:style-name="ro1">
          <table:table-cell office:value-type="string" calcext:value-type="string">
            <text:p>Paris à New York : 6000 km aller</text:p>
          </table:table-cell>
          <table:table-cell table:number-columns-repeated="7"/>
          <table:table-cell table:formula="of:=[.I23]+1" office:value-type="float" office:value="23" calcext:value-type="float">
            <text:p>23</text:p>
          </table:table-cell>
          <table:table-cell table:formula="of:=k * (1 + EPSILON)^([.I24] - 1)" office:value-type="float" office:value="7481827.64267922" calcext:value-type="float">
            <text:p>7481827,64267922</text:p>
          </table:table-cell>
          <table:table-cell table:formula="of:=[.K23] + [.J24]" office:value-type="float" office:value="22443482.9280376" calcext:value-type="float">
            <text:p>22443482,928037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_{n − 1}</text:p>
          </table:table-cell>
          <table:table-cell office:value-type="string" calcext:value-type="string">
            <text:p><text:span text:style-name="T1">l_{n − 1}</text:span>^{t_n}</text:p>
          </table:table-cell>
          <table:table-cell office:value-type="string" calcext:value-type="string">
            <text:p>l_n</text:p>
          </table:table-cell>
          <table:table-cell office:value-type="string" calcext:value-type="string">
            <text:p>τ(n) = r(α^{l_n} − α^{l_{n − 1}^{t_n}})</text:p>
          </table:table-cell>
          <table:table-cell/>
          <table:table-cell table:formula="of:=[.I24]+1" office:value-type="float" office:value="24" calcext:value-type="float">
            <text:p>24</text:p>
          </table:table-cell>
          <table:table-cell table:formula="of:=k * (1 + EPSILON)^([.I25] - 1)" office:value-type="float" office:value="11222741.4640188" calcext:value-type="float">
            <text:p>11222741,4640188</text:p>
          </table:table-cell>
          <table:table-cell table:formula="of:=[.K24] + [.J25]" office:value-type="float" office:value="33666224.3920565" calcext:value-type="float">
            <text:p>33666224,3920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03" calcext:value-type="float">
            <text:p>1,8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6]" office:value-type="float" office:value="1.803" calcext:value-type="float">
            <text:p>1,803</text:p>
          </table:table-cell>
          <table:table-cell table:formula="of:=rr * (α^[.F26] - α^[.E26])" office:value-type="float" office:value="353.240285182891" calcext:value-type="float">
            <text:p>353,240285182891</text:p>
          </table:table-cell>
          <table:table-cell office:value-type="float" office:value="2000" calcext:value-type="float">
            <text:p>2000</text:p>
          </table:table-cell>
          <table:table-cell table:formula="of:=[.I25]+1" office:value-type="float" office:value="25" calcext:value-type="float">
            <text:p>25</text:p>
          </table:table-cell>
          <table:table-cell table:formula="of:=k * (1 + EPSILON)^([.I26] - 1)" office:value-type="float" office:value="16834112.1960282" calcext:value-type="float">
            <text:p>16834112,1960282</text:p>
          </table:table-cell>
          <table:table-cell table:formula="of:=[.K25] + [.J26]" office:value-type="float" office:value="50500336.5880847" calcext:value-type="float">
            <text:p>50500336,5880847</text:p>
          </table:table-cell>
        </table:table-row>
        <table:table-row table:style-name="ro1">
          <table:table-cell table:formula="of:=[.A26] + 1" office:value-type="float" office:value="2" calcext:value-type="float">
            <text:p>2</text:p>
          </table:table-cell>
          <table:table-cell table:formula="of:=[.B26] + 0.25" office:value-type="float" office:value="0.25" calcext:value-type="float">
            <text:p>0,25</text:p>
          </table:table-cell>
          <table:table-cell office:value-type="float" office:value="1.803" calcext:value-type="float">
            <text:p>1,803</text:p>
          </table:table-cell>
          <table:table-cell table:formula="of:=[.F26]" office:value-type="float" office:value="1.803" calcext:value-type="float">
            <text:p>1,803</text:p>
          </table:table-cell>
          <table:table-cell table:formula="of:=[.D27] * LAMBDA^([.$B27] - [.$B26])" office:value-type="float" office:value="1.65335828989802" calcext:value-type="float">
            <text:p>1,65335828989802</text:p>
          </table:table-cell>
          <table:table-cell table:formula="of:=[.F26] * LAMBDA^([.$B27] - [.$B26]) + [.$C27]" office:value-type="float" office:value="3.45635828989802" calcext:value-type="float">
            <text:p>3,45635828989802</text:p>
          </table:table-cell>
          <table:table-cell table:formula="of:=rr * (α^[.F27] - α^[.E27])" office:value-type="float" office:value="616.129816050821" calcext:value-type="float">
            <text:p>616,129816050821</text:p>
          </table:table-cell>
          <table:table-cell/>
          <table:table-cell table:formula="of:=[.I26]+1" office:value-type="float" office:value="26" calcext:value-type="float">
            <text:p>26</text:p>
          </table:table-cell>
          <table:table-cell table:formula="of:=k * (1 + EPSILON)^([.I27] - 1)" office:value-type="float" office:value="25251168.2940423" calcext:value-type="float">
            <text:p>25251168,2940423</text:p>
          </table:table-cell>
          <table:table-cell table:formula="of:=[.K26] + [.J27]" office:value-type="float" office:value="75751504.8821271" calcext:value-type="float">
            <text:p>75751504,8821271</text:p>
          </table:table-cell>
        </table:table-row>
        <table:table-row table:style-name="ro1">
          <table:table-cell table:formula="of:=[.A27] + 1" office:value-type="float" office:value="3" calcext:value-type="float">
            <text:p>3</text:p>
          </table:table-cell>
          <table:table-cell table:formula="of:=[.B27] + 0.25" office:value-type="float" office:value="0.5" calcext:value-type="float">
            <text:p>0,5</text:p>
          </table:table-cell>
          <table:table-cell office:value-type="float" office:value="1.803" calcext:value-type="float">
            <text:p>1,803</text:p>
          </table:table-cell>
          <table:table-cell table:formula="of:=[.F27]" office:value-type="float" office:value="3.45635828989802" calcext:value-type="float">
            <text:p>3,45635828989802</text:p>
          </table:table-cell>
          <table:table-cell table:formula="of:=[.D28] * LAMBDA^([.$B28] - [.$B27])" office:value-type="float" office:value="3.16949452660047" calcext:value-type="float">
            <text:p>3,16949452660047</text:p>
          </table:table-cell>
          <table:table-cell table:formula="of:=[.F27] * LAMBDA^([.B28] - [.B27]) + [.C28]" office:value-type="float" office:value="4.97249452660047" calcext:value-type="float">
            <text:p>4,97249452660047</text:p>
          </table:table-cell>
          <table:table-cell table:formula="of:=rr * (α^[.F28] - α^[.E28])" office:value-type="float" office:value="1026.17690434719" calcext:value-type="float">
            <text:p>1026,17690434719</text:p>
          </table:table-cell>
          <table:table-cell office:value-type="float" office:value="5000" calcext:value-type="float">
            <text:p>5000</text:p>
          </table:table-cell>
          <table:table-cell table:formula="of:=[.I27]+1" office:value-type="float" office:value="27" calcext:value-type="float">
            <text:p>27</text:p>
          </table:table-cell>
          <table:table-cell table:formula="of:=k * (1 + EPSILON)^([.I28] - 1)" office:value-type="float" office:value="37876752.4410635" calcext:value-type="float">
            <text:p>37876752,4410635</text:p>
          </table:table-cell>
          <table:table-cell table:formula="of:=[.K27] + [.J28]" office:value-type="float" office:value="113628257.323191" calcext:value-type="float">
            <text:p>113628257,323191</text:p>
          </table:table-cell>
        </table:table-row>
        <table:table-row table:style-name="ro1">
          <table:table-cell table:formula="of:=[.A28] + 1" office:value-type="float" office:value="4" calcext:value-type="float">
            <text:p>4</text:p>
          </table:table-cell>
          <table:table-cell table:formula="of:=[.B28] + 0.25" office:value-type="float" office:value="0.75" calcext:value-type="float">
            <text:p>0,75</text:p>
          </table:table-cell>
          <table:table-cell office:value-type="float" office:value="1.803" calcext:value-type="float">
            <text:p>1,803</text:p>
          </table:table-cell>
          <table:table-cell table:formula="of:=[.F28]" office:value-type="float" office:value="4.97249452660047" calcext:value-type="float">
            <text:p>4,97249452660047</text:p>
          </table:table-cell>
          <table:table-cell table:formula="of:=[.D29] * LAMBDA^([.$B29] - [.$B28])" office:value-type="float" office:value="4.55979758570573" calcext:value-type="float">
            <text:p>4,55979758570573</text:p>
          </table:table-cell>
          <table:table-cell table:formula="of:=[.F28] * LAMBDA^([.B29] - [.B28]) + [.C29]" office:value-type="float" office:value="6.36279758570573" calcext:value-type="float">
            <text:p>6,36279758570573</text:p>
          </table:table-cell>
          <table:table-cell table:formula="of:=rr * (α^[.F29] - α^[.E29])" office:value-type="float" office:value="1638.26627481304" calcext:value-type="float">
            <text:p>1638,26627481304</text:p>
          </table:table-cell>
          <table:table-cell office:value-type="float" office:value="10000" calcext:value-type="float">
            <text:p>10000</text:p>
          </table:table-cell>
          <table:table-cell table:formula="of:=[.I28]+1" office:value-type="float" office:value="28" calcext:value-type="float">
            <text:p>28</text:p>
          </table:table-cell>
          <table:table-cell table:formula="of:=k * (1 + EPSILON)^([.I29] - 1)" office:value-type="float" office:value="56815128.6615953" calcext:value-type="float">
            <text:p>56815128,6615953</text:p>
          </table:table-cell>
          <table:table-cell table:formula="of:=[.K28] + [.J29]" office:value-type="float" office:value="170443385.984786" calcext:value-type="float">
            <text:p>170443385,984786</text:p>
          </table:table-cell>
        </table:table-row>
        <table:table-row table:style-name="ro1">
          <table:table-cell table:formula="of:=[.A29] + 1" office:value-type="float" office:value="5" calcext:value-type="float">
            <text:p>5</text:p>
          </table:table-cell>
          <table:table-cell table:formula="of:=[.B29] + 0.25" office:value-type="float" office:value="1" calcext:value-type="float">
            <text:p>1</text:p>
          </table:table-cell>
          <table:table-cell office:value-type="float" office:value="1.803" calcext:value-type="float">
            <text:p>1,803</text:p>
          </table:table-cell>
          <table:table-cell table:formula="of:=[.F29]" office:value-type="float" office:value="6.36279758570573" calcext:value-type="float">
            <text:p>6,36279758570573</text:p>
          </table:table-cell>
          <table:table-cell table:formula="of:=[.D30] * LAMBDA^([.$B30] - [.$B29])" office:value-type="float" office:value="5.83471111218507" calcext:value-type="float">
            <text:p>5,83471111218507</text:p>
          </table:table-cell>
          <table:table-cell table:formula="of:=[.F29] * LAMBDA^([.B30] - [.B29]) + [.C30]" office:value-type="float" office:value="7.63771111218507" calcext:value-type="float">
            <text:p>7,63771111218507</text:p>
          </table:table-cell>
          <table:table-cell table:formula="of:=rr * (α^[.F30] - α^[.E30])" office:value-type="float" office:value="2515.85206372586" calcext:value-type="float">
            <text:p>2515,85206372586</text:p>
          </table:table-cell>
          <table:table-cell/>
          <table:table-cell table:formula="of:=[.I29]+1" office:value-type="float" office:value="29" calcext:value-type="float">
            <text:p>29</text:p>
          </table:table-cell>
          <table:table-cell table:formula="of:=k * (1 + EPSILON)^([.I30] - 1)" office:value-type="float" office:value="85222692.9923929" calcext:value-type="float">
            <text:p>85222692,9923929</text:p>
          </table:table-cell>
          <table:table-cell table:formula="of:=[.K29] + [.J30]" office:value-type="float" office:value="255666078.977179" calcext:value-type="float">
            <text:p>255666078,977179</text:p>
          </table:table-cell>
        </table:table-row>
        <table:table-row table:style-name="ro1">
          <table:table-cell table:formula="of:=[.A30] + 1" office:value-type="float" office:value="6" calcext:value-type="float">
            <text:p>6</text:p>
          </table:table-cell>
          <table:table-cell table:formula="of:=[.B30] + 0.25" office:value-type="float" office:value="1.25" calcext:value-type="float">
            <text:p>1,25</text:p>
          </table:table-cell>
          <table:table-cell office:value-type="float" office:value="1.803" calcext:value-type="float">
            <text:p>1,803</text:p>
          </table:table-cell>
          <table:table-cell table:formula="of:=[.F30]" office:value-type="float" office:value="7.63771111218507" calcext:value-type="float">
            <text:p>7,63771111218507</text:p>
          </table:table-cell>
          <table:table-cell table:formula="of:=[.D31] * LAMBDA^([.$B31] - [.$B30])" office:value-type="float" office:value="7.00381197070296" calcext:value-type="float">
            <text:p>7,00381197070296</text:p>
          </table:table-cell>
          <table:table-cell table:formula="of:=[.F30] * LAMBDA^([.B31] - [.B30]) + [.C31]" office:value-type="float" office:value="8.80681197070296" calcext:value-type="float">
            <text:p>8,80681197070296</text:p>
          </table:table-cell>
          <table:table-cell table:formula="of:=rr * (α^[.F31] - α^[.E31])" office:value-type="float" office:value="3728.40869614809" calcext:value-type="float">
            <text:p>3728,40869614809</text:p>
          </table:table-cell>
          <table:table-cell/>
          <table:table-cell table:formula="of:=[.I30]+1" office:value-type="float" office:value="30" calcext:value-type="float">
            <text:p>30</text:p>
          </table:table-cell>
          <table:table-cell table:formula="of:=k * (1 + EPSILON)^([.I31] - 1)" office:value-type="float" office:value="127834039.488589" calcext:value-type="float">
            <text:p>127834039,488589</text:p>
          </table:table-cell>
          <table:table-cell table:formula="of:=[.K30] + [.J31]" office:value-type="float" office:value="383500118.465768" calcext:value-type="float">
            <text:p>383500118,465768</text:p>
          </table:table-cell>
        </table:table-row>
        <table:table-row table:style-name="ro1">
          <table:table-cell table:formula="of:=[.A31] + 1" office:value-type="float" office:value="7" calcext:value-type="float">
            <text:p>7</text:p>
          </table:table-cell>
          <table:table-cell table:formula="of:=[.B31] + 0.25" office:value-type="float" office:value="1.5" calcext:value-type="float">
            <text:p>1,5</text:p>
          </table:table-cell>
          <table:table-cell office:value-type="float" office:value="1.803" calcext:value-type="float">
            <text:p>1,803</text:p>
          </table:table-cell>
          <table:table-cell table:formula="of:=[.F31]" office:value-type="float" office:value="8.80681197070296" calcext:value-type="float">
            <text:p>8,80681197070296</text:p>
          </table:table-cell>
          <table:table-cell table:formula="of:=[.D32] * LAMBDA^([.$B32] - [.$B31])" office:value-type="float" office:value="8.07588218487791" calcext:value-type="float">
            <text:p>8,07588218487791</text:p>
          </table:table-cell>
          <table:table-cell table:formula="of:=[.F31] * LAMBDA^([.B32] - [.B31]) + [.C32]" office:value-type="float" office:value="9.87888218487791" calcext:value-type="float">
            <text:p>9,87888218487791</text:p>
          </table:table-cell>
          <table:table-cell table:formula="of:=rr * (α^[.F32] - α^[.E32])" office:value-type="float" office:value="5347.89690839112" calcext:value-type="float">
            <text:p>5347,89690839112</text:p>
          </table:table-cell>
          <table:table-cell/>
          <table:table-cell table:formula="of:=[.I31]+1" office:value-type="float" office:value="31" calcext:value-type="float">
            <text:p>31</text:p>
          </table:table-cell>
          <table:table-cell table:formula="of:=k * (1 + EPSILON)^([.I32] - 1)" office:value-type="float" office:value="191751059.232884" calcext:value-type="float">
            <text:p>191751059,232884</text:p>
          </table:table-cell>
          <table:table-cell table:formula="of:=[.K31] + [.J32]" office:value-type="float" office:value="575251177.698652" calcext:value-type="float">
            <text:p>575251177,698652</text:p>
          </table:table-cell>
        </table:table-row>
        <table:table-row table:style-name="ro1">
          <table:table-cell table:formula="of:=[.A32] + 1" office:value-type="float" office:value="8" calcext:value-type="float">
            <text:p>8</text:p>
          </table:table-cell>
          <table:table-cell table:formula="of:=[.B32] + 0.25" office:value-type="float" office:value="1.75" calcext:value-type="float">
            <text:p>1,75</text:p>
          </table:table-cell>
          <table:table-cell office:value-type="float" office:value="1.803" calcext:value-type="float">
            <text:p>1,803</text:p>
          </table:table-cell>
          <table:table-cell table:formula="of:=[.F32]" office:value-type="float" office:value="9.87888218487791" calcext:value-type="float">
            <text:p>9,87888218487791</text:p>
          </table:table-cell>
          <table:table-cell table:formula="of:=[.D33] * LAMBDA^([.$B33] - [.$B32])" office:value-type="float" office:value="9.05897490587564" calcext:value-type="float">
            <text:p>9,05897490587564</text:p>
          </table:table-cell>
          <table:table-cell table:formula="of:=[.F32] * LAMBDA^([.B33] - [.B32]) + [.C33]" office:value-type="float" office:value="10.8619749058756" calcext:value-type="float">
            <text:p>10,8619749058756</text:p>
          </table:table-cell>
          <table:table-cell table:formula="of:=rr * (α^[.F33] - α^[.E33])" office:value-type="float" office:value="7444.58400655504" calcext:value-type="float">
            <text:p>7444,58400655504</text:p>
          </table:table-cell>
          <table:table-cell/>
          <table:table-cell table:formula="of:=[.I32]+1" office:value-type="float" office:value="32" calcext:value-type="float">
            <text:p>32</text:p>
          </table:table-cell>
          <table:table-cell table:formula="of:=k * (1 + EPSILON)^([.I33] - 1)" office:value-type="float" office:value="287626588.849326" calcext:value-type="float">
            <text:p>287626588,849326</text:p>
          </table:table-cell>
          <table:table-cell table:formula="of:=[.K32] + [.J33]" office:value-type="float" office:value="862877766.547978" calcext:value-type="float">
            <text:p>862877766,547978</text:p>
          </table:table-cell>
        </table:table-row>
        <table:table-row table:style-name="ro1">
          <table:table-cell table:formula="of:=[.A33] + 1" office:value-type="float" office:value="9" calcext:value-type="float">
            <text:p>9</text:p>
          </table:table-cell>
          <table:table-cell table:formula="of:=[.B33] + 0.25" office:value-type="float" office:value="2" calcext:value-type="float">
            <text:p>2</text:p>
          </table:table-cell>
          <table:table-cell office:value-type="float" office:value="1.803" calcext:value-type="float">
            <text:p>1,803</text:p>
          </table:table-cell>
          <table:table-cell table:formula="of:=[.F33]" office:value-type="float" office:value="10.8619749058756" calcext:value-type="float">
            <text:p>10,8619749058756</text:p>
          </table:table-cell>
          <table:table-cell table:formula="of:=[.D34] * LAMBDA^([.$B34] - [.$B33])" office:value-type="float" office:value="9.96047490587564" calcext:value-type="float">
            <text:p>9,96047490587564</text:p>
          </table:table-cell>
          <table:table-cell table:formula="of:=[.F33] * LAMBDA^([.B34] - [.B33]) + [.C34]" office:value-type="float" office:value="11.7634749058756" calcext:value-type="float">
            <text:p>11,7634749058756</text:p>
          </table:table-cell>
          <table:table-cell table:formula="of:=rr * (α^[.F34] - α^[.E34])" office:value-type="float" office:value="10082.6538861054" calcext:value-type="float">
            <text:p>10082,6538861054</text:p>
          </table:table-cell>
          <table:table-cell/>
          <table:table-cell table:formula="of:=[.I33]+1" office:value-type="float" office:value="33" calcext:value-type="float">
            <text:p>33</text:p>
          </table:table-cell>
          <table:table-cell table:formula="of:=k * (1 + EPSILON)^([.I34] - 1)" office:value-type="float" office:value="431439883.273989" calcext:value-type="float">
            <text:p>431439883,273989</text:p>
          </table:table-cell>
          <table:table-cell table:formula="of:=[.K33] + [.J34]" office:value-type="float" office:value="1294317649.82197" calcext:value-type="float">
            <text:p>1294317649,82197</text:p>
          </table:table-cell>
        </table:table-row>
        <table:table-row table:style-name="ro1">
          <table:table-cell table:number-columns-repeated="8"/>
          <table:table-cell table:formula="of:=[.I34]+1" office:value-type="float" office:value="34" calcext:value-type="float">
            <text:p>34</text:p>
          </table:table-cell>
          <table:table-cell table:formula="of:=k * (1 + EPSILON)^([.I35] - 1)" office:value-type="float" office:value="647159824.910984" calcext:value-type="float">
            <text:p>647159824,910984</text:p>
          </table:table-cell>
          <table:table-cell table:formula="of:=[.K34] + [.J35]" office:value-type="float" office:value="1941477474.73295" calcext:value-type="float">
            <text:p>1941477474,73295</text:p>
          </table:table-cell>
        </table:table-row>
        <table:table-row table:style-name="ro1">
          <table:table-cell office:value-type="string" calcext:value-type="string">
            <text:p>Paris à Sydney</text:p>
          </table:table-cell>
          <table:table-cell table:number-columns-repeated="7"/>
          <table:table-cell table:formula="of:=[.I35]+1" office:value-type="float" office:value="35" calcext:value-type="float">
            <text:p>35</text:p>
          </table:table-cell>
          <table:table-cell table:formula="of:=k * (1 + EPSILON)^([.I36] - 1)" office:value-type="float" office:value="970739737.366476" calcext:value-type="float">
            <text:p>970739737,366476</text:p>
          </table:table-cell>
          <table:table-cell table:formula="of:=[.K35] + [.J36]" office:value-type="float" office:value="2912217212.09943" calcext:value-type="float">
            <text:p>2912217212,0994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_{n − 1}</text:p>
          </table:table-cell>
          <table:table-cell office:value-type="string" calcext:value-type="string">
            <text:p><text:span text:style-name="T1">l_{n − 1}</text:span>^{t_n}</text:p>
          </table:table-cell>
          <table:table-cell office:value-type="string" calcext:value-type="string">
            <text:p>l_n</text:p>
          </table:table-cell>
          <table:table-cell office:value-type="string" calcext:value-type="string">
            <text:p>τ(n) = r(α^{l_n} − α^{l_{n − 1}^{t_n}})</text:p>
          </table:table-cell>
          <table:table-cell/>
          <table:table-cell table:formula="of:=[.I36]+1" office:value-type="float" office:value="36" calcext:value-type="float">
            <text:p>36</text:p>
          </table:table-cell>
          <table:table-cell table:formula="of:=k * (1 + EPSILON)^([.I37] - 1)" office:value-type="float" office:value="1456109606.04971" calcext:value-type="float">
            <text:p>1456109606,04971</text:p>
          </table:table-cell>
          <table:table-cell table:formula="of:=[.K36] + [.J37]" office:value-type="float" office:value="4368326818.14914" calcext:value-type="float">
            <text:p>4368326818,149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85" calcext:value-type="float">
            <text:p>5,1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8]" office:value-type="float" office:value="5.185" calcext:value-type="float">
            <text:p>5,185</text:p>
          </table:table-cell>
          <table:table-cell table:formula="of:=rr * (α^[.F38] - α^[.E38])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formula="of:=[.I37]+1" office:value-type="float" office:value="37" calcext:value-type="float">
            <text:p>37</text:p>
          </table:table-cell>
          <table:table-cell table:formula="of:=k * (1 + EPSILON)^([.I38] - 1)" office:value-type="float" office:value="2184164409.07457" calcext:value-type="float">
            <text:p>2184164409,07457</text:p>
          </table:table-cell>
          <table:table-cell table:formula="of:=[.K37] + [.J38]" office:value-type="float" office:value="6552491227.22371" calcext:value-type="float">
            <text:p>6552491227,22371</text:p>
          </table:table-cell>
        </table:table-row>
        <table:table-row table:style-name="ro1">
          <table:table-cell table:formula="of:=[.A38] + 1" office:value-type="float" office:value="2" calcext:value-type="float">
            <text:p>2</text:p>
          </table:table-cell>
          <table:table-cell table:formula="of:=[.B38] + 0.25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formula="of:=[.F38]" office:value-type="float" office:value="5.185" calcext:value-type="float">
            <text:p>5,185</text:p>
          </table:table-cell>
          <table:table-cell table:formula="of:=[.D39] * LAMBDA^([.$B39] - [.$B38])" office:value-type="float" office:value="4.75466596401622" calcext:value-type="float">
            <text:p>4,75466596401622</text:p>
          </table:table-cell>
          <table:table-cell table:formula="of:=[.F38] * LAMBDA^([.$B39] - [.$B38]) + [.$C39]" office:value-type="float" office:value="4.75466596401622" calcext:value-type="float">
            <text:p>4,75466596401622</text:p>
          </table:table-cell>
          <table:table-cell table:formula="of:=rr * (α^[.F39] - α^[.E39])" office:value-type="float" office:value="0" calcext:value-type="float">
            <text:p>0</text:p>
          </table:table-cell>
          <table:table-cell/>
          <table:table-cell table:formula="of:=[.I38]+1" office:value-type="float" office:value="38" calcext:value-type="float">
            <text:p>38</text:p>
          </table:table-cell>
          <table:table-cell table:formula="of:=k * (1 + EPSILON)^([.I39] - 1)" office:value-type="float" office:value="3276246613.61186" calcext:value-type="float">
            <text:p>3276246613,61186</text:p>
          </table:table-cell>
          <table:table-cell table:formula="of:=[.K38] + [.J39]" office:value-type="float" office:value="9828737840.83557" calcext:value-type="float">
            <text:p>9828737840,83557</text:p>
          </table:table-cell>
        </table:table-row>
        <table:table-row table:style-name="ro1">
          <table:table-cell table:formula="of:=[.A39] + 1" office:value-type="float" office:value="3" calcext:value-type="float">
            <text:p>3</text:p>
          </table:table-cell>
          <table:table-cell table:formula="of:=[.B39] + 0.25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[.F39]" office:value-type="float" office:value="4.75466596401622" calcext:value-type="float">
            <text:p>4,75466596401622</text:p>
          </table:table-cell>
          <table:table-cell table:formula="of:=[.D40] * LAMBDA^([.$B40] - [.$B39])" office:value-type="float" office:value="4.36004791309051" calcext:value-type="float">
            <text:p>4,36004791309051</text:p>
          </table:table-cell>
          <table:table-cell table:formula="of:=[.F39] * LAMBDA^([.B40] - [.B39]) + [.C40]" office:value-type="float" office:value="4.36004791309051" calcext:value-type="float">
            <text:p>4,36004791309051</text:p>
          </table:table-cell>
          <table:table-cell table:formula="of:=rr * (α^[.F40] - α^[.E40])" office:value-type="float" office:value="0" calcext:value-type="float">
            <text:p>0</text:p>
          </table:table-cell>
          <table:table-cell/>
          <table:table-cell table:formula="of:=[.I39]+1" office:value-type="float" office:value="39" calcext:value-type="float">
            <text:p>39</text:p>
          </table:table-cell>
          <table:table-cell table:formula="of:=k * (1 + EPSILON)^([.I40] - 1)" office:value-type="float" office:value="4914369920.41778" calcext:value-type="float">
            <text:p>4914369920,41778</text:p>
          </table:table-cell>
          <table:table-cell table:formula="of:=[.K39] + [.J40]" office:value-type="float" office:value="14743107761.2534" calcext:value-type="float">
            <text:p>14743107761,2534</text:p>
          </table:table-cell>
        </table:table-row>
        <table:table-row table:style-name="ro1">
          <table:table-cell table:formula="of:=[.A40] + 1" office:value-type="float" office:value="4" calcext:value-type="float">
            <text:p>4</text:p>
          </table:table-cell>
          <table:table-cell table:formula="of:=[.B40] + 0.25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[.F40]" office:value-type="float" office:value="4.36004791309051" calcext:value-type="float">
            <text:p>4,36004791309051</text:p>
          </table:table-cell>
          <table:table-cell table:formula="of:=[.D41] * LAMBDA^([.$B41] - [.$B40])" office:value-type="float" office:value="3.99818156487009" calcext:value-type="float">
            <text:p>3,99818156487009</text:p>
          </table:table-cell>
          <table:table-cell table:formula="of:=[.F40] * LAMBDA^([.B41] - [.B40]) + [.C41]" office:value-type="float" office:value="3.99818156487009" calcext:value-type="float">
            <text:p>3,99818156487009</text:p>
          </table:table-cell>
          <table:table-cell table:formula="of:=rr * (α^[.F41] - α^[.E41])" office:value-type="float" office:value="0" calcext:value-type="float">
            <text:p>0</text:p>
          </table:table-cell>
          <table:table-cell/>
          <table:table-cell table:formula="of:=[.I40]+1" office:value-type="float" office:value="40" calcext:value-type="float">
            <text:p>40</text:p>
          </table:table-cell>
          <table:table-cell table:formula="of:=k * (1 + EPSILON)^([.I41] - 1)" office:value-type="float" office:value="7371554880.62667" calcext:value-type="float">
            <text:p>7371554880,62667</text:p>
          </table:table-cell>
          <table:table-cell table:formula="of:=[.K40] + [.J41]" office:value-type="float" office:value="22114662641.88" calcext:value-type="float">
            <text:p>22114662641,88</text:p>
          </table:table-cell>
        </table:table-row>
        <table:table-row table:style-name="ro1">
          <table:table-cell table:formula="of:=[.A41] + 1" office:value-type="float" office:value="5" calcext:value-type="float">
            <text:p>5</text:p>
          </table:table-cell>
          <table:table-cell table:formula="of:=[.B41] + 0.25" office:value-type="float" office:value="1" calcext:value-type="float">
            <text:p>1</text:p>
          </table:table-cell>
          <table:table-cell office:value-type="float" office:value="5.185" calcext:value-type="float">
            <text:p>5,185</text:p>
          </table:table-cell>
          <table:table-cell table:formula="of:=[.F41]" office:value-type="float" office:value="3.99818156487009" calcext:value-type="float">
            <text:p>3,99818156487009</text:p>
          </table:table-cell>
          <table:table-cell table:formula="of:=[.D42] * LAMBDA^([.$B42] - [.$B41])" office:value-type="float" office:value="3.66634866045225" calcext:value-type="float">
            <text:p>3,66634866045225</text:p>
          </table:table-cell>
          <table:table-cell table:formula="of:=[.F41] * LAMBDA^([.B42] - [.B41]) + [.C42]" office:value-type="float" office:value="8.85134866045225" calcext:value-type="float">
            <text:p>8,85134866045225</text:p>
          </table:table-cell>
          <table:table-cell table:formula="of:=rr * (α^[.F42] - α^[.E42])" office:value-type="float" office:value="6867.30479812629" calcext:value-type="float">
            <text:p>6867,30479812629</text:p>
          </table:table-cell>
          <table:table-cell/>
          <table:table-cell table:formula="of:=[.I41]+1" office:value-type="float" office:value="41" calcext:value-type="float">
            <text:p>41</text:p>
          </table:table-cell>
          <table:table-cell table:formula="of:=k * (1 + EPSILON)^([.I42] - 1)" office:value-type="float" office:value="11057332320.94" calcext:value-type="float">
            <text:p>11057332320,94</text:p>
          </table:table-cell>
          <table:table-cell table:formula="of:=[.K41] + [.J42]" office:value-type="float" office:value="33171994962.82" calcext:value-type="float">
            <text:p>33171994962,82</text:p>
          </table:table-cell>
        </table:table-row>
        <table:table-row table:style-name="ro1">
          <table:table-cell table:formula="of:=[.A42] + 1" office:value-type="float" office:value="6" calcext:value-type="float">
            <text:p>6</text:p>
          </table:table-cell>
          <table:table-cell table:formula="of:=[.B42] + 0.25" office:value-type="float" office:value="1.25" calcext:value-type="float">
            <text:p>1,25</text:p>
          </table:table-cell>
          <table:table-cell office:value-type="float" office:value="0" calcext:value-type="float">
            <text:p>0</text:p>
          </table:table-cell>
          <table:table-cell table:formula="of:=[.F42]" office:value-type="float" office:value="8.85134866045225" calcext:value-type="float">
            <text:p>8,85134866045225</text:p>
          </table:table-cell>
          <table:table-cell table:formula="of:=[.D43] * LAMBDA^([.$B43] - [.$B42])" office:value-type="float" office:value="8.11672250944896" calcext:value-type="float">
            <text:p>8,11672250944896</text:p>
          </table:table-cell>
          <table:table-cell table:formula="of:=[.F42] * LAMBDA^([.B43] - [.B42]) + [.C43]" office:value-type="float" office:value="8.11672250944896" calcext:value-type="float">
            <text:p>8,11672250944896</text:p>
          </table:table-cell>
          <table:table-cell table:formula="of:=rr * (α^[.F43] - α^[.E43])" office:value-type="float" office:value="0" calcext:value-type="float">
            <text:p>0</text:p>
          </table:table-cell>
          <table:table-cell/>
          <table:table-cell table:formula="of:=[.I42]+1" office:value-type="float" office:value="42" calcext:value-type="float">
            <text:p>42</text:p>
          </table:table-cell>
          <table:table-cell table:formula="of:=k * (1 + EPSILON)^([.I43] - 1)" office:value-type="float" office:value="16585998481.41" calcext:value-type="float">
            <text:p>16585998481,41</text:p>
          </table:table-cell>
          <table:table-cell table:formula="of:=[.K42] + [.J43]" office:value-type="float" office:value="49757993444.2301" calcext:value-type="float">
            <text:p>49757993444,2301</text:p>
          </table:table-cell>
        </table:table-row>
        <table:table-row table:style-name="ro1">
          <table:table-cell table:formula="of:=[.A43] + 1" office:value-type="float" office:value="7" calcext:value-type="float">
            <text:p>7</text:p>
          </table:table-cell>
          <table:table-cell table:formula="of:=[.B43] + 0.25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formula="of:=[.F43]" office:value-type="float" office:value="8.11672250944896" calcext:value-type="float">
            <text:p>8,11672250944896</text:p>
          </table:table-cell>
          <table:table-cell table:formula="of:=[.D44] * LAMBDA^([.$B44] - [.$B43])" office:value-type="float" office:value="7.44306735873506" calcext:value-type="float">
            <text:p>7,44306735873506</text:p>
          </table:table-cell>
          <table:table-cell table:formula="of:=[.F43] * LAMBDA^([.B44] - [.B43]) + [.C44]" office:value-type="float" office:value="7.44306735873506" calcext:value-type="float">
            <text:p>7,44306735873506</text:p>
          </table:table-cell>
          <table:table-cell table:formula="of:=rr * (α^[.F44] - α^[.E44])" office:value-type="float" office:value="0" calcext:value-type="float">
            <text:p>0</text:p>
          </table:table-cell>
          <table:table-cell/>
          <table:table-cell table:formula="of:=[.I43]+1" office:value-type="float" office:value="43" calcext:value-type="float">
            <text:p>43</text:p>
          </table:table-cell>
          <table:table-cell table:formula="of:=k * (1 + EPSILON)^([.I44] - 1)" office:value-type="float" office:value="24878997722.115" calcext:value-type="float">
            <text:p>24878997722,115</text:p>
          </table:table-cell>
          <table:table-cell table:formula="of:=[.K43] + [.J44]" office:value-type="float" office:value="74636991166.3451" calcext:value-type="float">
            <text:p>74636991166,3451</text:p>
          </table:table-cell>
        </table:table-row>
        <table:table-row table:style-name="ro1">
          <table:table-cell table:formula="of:=[.A44] + 1" office:value-type="float" office:value="8" calcext:value-type="float">
            <text:p>8</text:p>
          </table:table-cell>
          <table:table-cell table:formula="of:=[.B44] + 0.25"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table:formula="of:=[.F44]" office:value-type="float" office:value="7.44306735873506" calcext:value-type="float">
            <text:p>7,44306735873506</text:p>
          </table:table-cell>
          <table:table-cell table:formula="of:=[.D45] * LAMBDA^([.$B45] - [.$B44])" office:value-type="float" office:value="6.82532286180477" calcext:value-type="float">
            <text:p>6,82532286180477</text:p>
          </table:table-cell>
          <table:table-cell table:formula="of:=[.F44] * LAMBDA^([.B45] - [.B44]) + [.C45]" office:value-type="float" office:value="6.82532286180477" calcext:value-type="float">
            <text:p>6,82532286180477</text:p>
          </table:table-cell>
          <table:table-cell table:formula="of:=rr * (α^[.F45] - α^[.E45])" office:value-type="float" office:value="0" calcext:value-type="float">
            <text:p>0</text:p>
          </table:table-cell>
          <table:table-cell/>
          <table:table-cell table:formula="of:=[.I44]+1" office:value-type="float" office:value="44" calcext:value-type="float">
            <text:p>44</text:p>
          </table:table-cell>
          <table:table-cell table:formula="of:=k * (1 + EPSILON)^([.I45] - 1)" office:value-type="float" office:value="37318496583.1725" calcext:value-type="float">
            <text:p>37318496583,1725</text:p>
          </table:table-cell>
          <table:table-cell table:formula="of:=[.K44] + [.J45]" office:value-type="float" office:value="111955487749.518" calcext:value-type="float">
            <text:p>111955487749,518</text:p>
          </table:table-cell>
        </table:table-row>
        <table:table-row table:style-name="ro1">
          <table:table-cell table:formula="of:=[.A45] + 1" office:value-type="float" office:value="9" calcext:value-type="float">
            <text:p>9</text:p>
          </table:table-cell>
          <table:table-cell table:formula="of:=[.B45] + 0.25"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formula="of:=[.F45]" office:value-type="float" office:value="6.82532286180477" calcext:value-type="float">
            <text:p>6,82532286180477</text:p>
          </table:table-cell>
          <table:table-cell table:formula="of:=[.D46] * LAMBDA^([.$B46] - [.$B45])" office:value-type="float" office:value="6.25884866045225" calcext:value-type="float">
            <text:p>6,25884866045225</text:p>
          </table:table-cell>
          <table:table-cell table:formula="of:=[.F45] * LAMBDA^([.B46] - [.B45]) + [.C46]" office:value-type="float" office:value="7.75884866045225" calcext:value-type="float">
            <text:p>7,75884866045225</text:p>
          </table:table-cell>
          <table:table-cell table:formula="of:=rr * (α^[.F46] - α^[.E46])" office:value-type="float" office:value="2283.39401461785" calcext:value-type="float">
            <text:p>2283,39401461785</text:p>
          </table:table-cell>
          <table:table-cell/>
          <table:table-cell table:formula="of:=[.I45]+1" office:value-type="float" office:value="45" calcext:value-type="float">
            <text:p>45</text:p>
          </table:table-cell>
          <table:table-cell table:formula="of:=k * (1 + EPSILON)^([.I46] - 1)" office:value-type="float" office:value="55977744874.7588" calcext:value-type="float">
            <text:p>55977744874,7588</text:p>
          </table:table-cell>
          <table:table-cell table:formula="of:=[.K45] + [.J46]" office:value-type="float" office:value="167933232624.276" calcext:value-type="float">
            <text:p>167933232624,276</text:p>
          </table:table-cell>
        </table:table-row>
        <table:table-row table:style-name="ro1">
          <table:table-cell table:number-columns-repeated="8"/>
          <table:table-cell table:formula="of:=[.I46]+1" office:value-type="float" office:value="46" calcext:value-type="float">
            <text:p>46</text:p>
          </table:table-cell>
          <table:table-cell table:formula="of:=k * (1 + EPSILON)^([.I47] - 1)" office:value-type="float" office:value="83966617312.1382" calcext:value-type="float">
            <text:p>83966617312,1382</text:p>
          </table:table-cell>
          <table:table-cell table:formula="of:=[.K46] + [.J47]" office:value-type="float" office:value="251899849936.415" calcext:value-type="float">
            <text:p>251899849936,415</text:p>
          </table:table-cell>
        </table:table-row>
        <table:table-row table:style-name="ro1">
          <table:table-cell office:value-type="string" calcext:value-type="string">
            <text:p>CDG à Bordeaux (BOD) : 600 km aller (calculator.carbonfootprint.com)</text:p>
          </table:table-cell>
          <table:table-cell table:number-columns-repeated="7"/>
          <table:table-cell table:formula="of:=[.I47]+1" office:value-type="float" office:value="47" calcext:value-type="float">
            <text:p>47</text:p>
          </table:table-cell>
          <table:table-cell table:formula="of:=k * (1 + EPSILON)^([.I48] - 1)" office:value-type="float" office:value="125949925968.207" calcext:value-type="float">
            <text:p>125949925968,207</text:p>
          </table:table-cell>
          <table:table-cell table:formula="of:=[.K47] + [.J48]" office:value-type="float" office:value="377849775904.622" calcext:value-type="float">
            <text:p>377849775904,62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_{n − 1}</text:p>
          </table:table-cell>
          <table:table-cell office:value-type="string" calcext:value-type="string">
            <text:p><text:span text:style-name="T1">l_{n − 1}</text:span>^{t_n}</text:p>
          </table:table-cell>
          <table:table-cell office:value-type="string" calcext:value-type="string">
            <text:p>l_n</text:p>
          </table:table-cell>
          <table:table-cell office:value-type="string" calcext:value-type="string">
            <text:p>τ(n) = r(α^{l_n} − α^{l_{n − 1}^{t_n}})</text:p>
          </table:table-cell>
          <table:table-cell/>
          <table:table-cell table:formula="of:=[.I48]+1" office:value-type="float" office:value="48" calcext:value-type="float">
            <text:p>48</text:p>
          </table:table-cell>
          <table:table-cell table:formula="of:=k * (1 + EPSILON)^([.I49] - 1)" office:value-type="float" office:value="188924888952.311" calcext:value-type="float">
            <text:p>188924888952,311</text:p>
          </table:table-cell>
          <table:table-cell table:formula="of:=[.K48] + [.J49]" office:value-type="float" office:value="566774664856.933" calcext:value-type="float">
            <text:p>566774664856,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0]" office:value-type="float" office:value="0.15" calcext:value-type="float">
            <text:p>0,15</text:p>
          </table:table-cell>
          <table:table-cell table:formula="of:=rr * (α^[.F50] - α^[.E50])" office:value-type="float" office:value="21.9178278169371" calcext:value-type="float">
            <text:p>21,9178278169371</text:p>
          </table:table-cell>
          <table:table-cell/>
          <table:table-cell table:formula="of:=[.I49]+1" office:value-type="float" office:value="49" calcext:value-type="float">
            <text:p>49</text:p>
          </table:table-cell>
          <table:table-cell table:formula="of:=k * (1 + EPSILON)^([.I50] - 1)" office:value-type="float" office:value="283387333428.466" calcext:value-type="float">
            <text:p>283387333428,466</text:p>
          </table:table-cell>
          <table:table-cell table:formula="of:=[.K49] + [.J50]" office:value-type="float" office:value="850161998285.399" calcext:value-type="float">
            <text:p>850161998285,399</text:p>
          </table:table-cell>
        </table:table-row>
        <table:table-row table:style-name="ro1">
          <table:table-cell table:formula="of:=[.A50] + 1" office:value-type="float" office:value="2" calcext:value-type="float">
            <text:p>2</text:p>
          </table:table-cell>
          <table:table-cell table:formula="of:=[.B50] + 0.25" office:value-type="float" office:value="0.25" calcext:value-type="float">
            <text:p>0,25</text:p>
          </table:table-cell>
          <table:table-cell office:value-type="float" office:value="0.15" calcext:value-type="float">
            <text:p>0,15</text:p>
          </table:table-cell>
          <table:table-cell table:formula="of:=[.F50]" office:value-type="float" office:value="0.15" calcext:value-type="float">
            <text:p>0,15</text:p>
          </table:table-cell>
          <table:table-cell table:formula="of:=[.D51] * LAMBDA^([.$B51] - [.$B50])" office:value-type="float" office:value="0.137550606480701" calcext:value-type="float">
            <text:p>0,137550606480701</text:p>
          </table:table-cell>
          <table:table-cell table:formula="of:=[.F50] * LAMBDA^([.$B51] - [.$B50]) + [.$C51]" office:value-type="float" office:value="0.287550606480701" calcext:value-type="float">
            <text:p>0,287550606480701</text:p>
          </table:table-cell>
          <table:table-cell table:formula="of:=rr * (α^[.F51] - α^[.E51])" office:value-type="float" office:value="22.956068436343" calcext:value-type="float">
            <text:p>22,956068436343</text:p>
          </table:table-cell>
          <table:table-cell/>
          <table:table-cell table:formula="of:=[.I50]+1" office:value-type="float" office:value="50" calcext:value-type="float">
            <text:p>50</text:p>
          </table:table-cell>
          <table:table-cell table:formula="of:=k * (1 + EPSILON)^([.I51] - 1)" office:value-type="float" office:value="425081000142.7" calcext:value-type="float">
            <text:p>425081000142,7</text:p>
          </table:table-cell>
          <table:table-cell table:formula="of:=[.K50] + [.J51]" office:value-type="float" office:value="1275242998428.1" calcext:value-type="float">
            <text:p>1275242998428,1</text:p>
          </table:table-cell>
        </table:table-row>
        <table:table-row table:style-name="ro1">
          <table:table-cell table:formula="of:=[.A51] + 1" office:value-type="float" office:value="3" calcext:value-type="float">
            <text:p>3</text:p>
          </table:table-cell>
          <table:table-cell table:formula="of:=[.B51] + 0.25"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table:formula="of:=[.F51]" office:value-type="float" office:value="0.287550606480701" calcext:value-type="float">
            <text:p>0,287550606480701</text:p>
          </table:table-cell>
          <table:table-cell table:formula="of:=[.D52] * LAMBDA^([.$B52] - [.$B51])" office:value-type="float" office:value="0.263685068768758" calcext:value-type="float">
            <text:p>0,263685068768758</text:p>
          </table:table-cell>
          <table:table-cell table:formula="of:=[.F51] * LAMBDA^([.B52] - [.B51]) + [.C52]" office:value-type="float" office:value="0.413685068768758" calcext:value-type="float">
            <text:p>0,413685068768758</text:p>
          </table:table-cell>
          <table:table-cell table:formula="of:=rr * (α^[.F52] - α^[.E52])" office:value-type="float" office:value="23.9513111121069" calcext:value-type="float">
            <text:p>23,9513111121069</text:p>
          </table:table-cell>
          <table:table-cell/>
          <table:table-cell table:formula="of:=[.I51]+1" office:value-type="float" office:value="51" calcext:value-type="float">
            <text:p>51</text:p>
          </table:table-cell>
          <table:table-cell table:formula="of:=k * (1 + EPSILON)^([.I52] - 1)" office:value-type="float" office:value="637621500214.05" calcext:value-type="float">
            <text:p>637621500214,05</text:p>
          </table:table-cell>
          <table:table-cell table:formula="of:=[.K51] + [.J52]" office:value-type="float" office:value="1912864498642.15" calcext:value-type="float">
            <text:p>1912864498642,15</text:p>
          </table:table-cell>
        </table:table-row>
        <table:table-row table:style-name="ro1">
          <table:table-cell table:formula="of:=[.A52] + 1" office:value-type="float" office:value="4" calcext:value-type="float">
            <text:p>4</text:p>
          </table:table-cell>
          <table:table-cell table:formula="of:=[.B52] + 0.25" office:value-type="float" office:value="0.75" calcext:value-type="float">
            <text:p>0,75</text:p>
          </table:table-cell>
          <table:table-cell office:value-type="float" office:value="0.15" calcext:value-type="float">
            <text:p>0,15</text:p>
          </table:table-cell>
          <table:table-cell table:formula="of:=[.F52]" office:value-type="float" office:value="0.413685068768758" calcext:value-type="float">
            <text:p>0,413685068768758</text:p>
          </table:table-cell>
          <table:table-cell table:formula="of:=[.D53] * LAMBDA^([.$B53] - [.$B52])" office:value-type="float" office:value="0.379350880674353" calcext:value-type="float">
            <text:p>0,379350880674353</text:p>
          </table:table-cell>
          <table:table-cell table:formula="of:=[.F52] * LAMBDA^([.B53] - [.B52]) + [.C53]" office:value-type="float" office:value="0.529350880674353" calcext:value-type="float">
            <text:p>0,529350880674353</text:p>
          </table:table-cell>
          <table:table-cell table:formula="of:=rr * (α^[.F53] - α^[.E53])" office:value-type="float" office:value="24.9018326337559" calcext:value-type="float">
            <text:p>24,9018326337559</text:p>
          </table:table-cell>
          <table:table-cell/>
          <table:table-cell table:formula="of:=[.I52]+1" office:value-type="float" office:value="52" calcext:value-type="float">
            <text:p>52</text:p>
          </table:table-cell>
          <table:table-cell table:formula="of:=k * (1 + EPSILON)^([.I53] - 1)" office:value-type="float" office:value="956432250321.074" calcext:value-type="float">
            <text:p>956432250321,074</text:p>
          </table:table-cell>
          <table:table-cell table:formula="of:=[.K52] + [.J53]" office:value-type="float" office:value="2869296748963.22" calcext:value-type="float">
            <text:p>2869296748963,22</text:p>
          </table:table-cell>
        </table:table-row>
        <table:table-row table:style-name="ro1">
          <table:table-cell table:formula="of:=[.A53] + 1" office:value-type="float" office:value="5" calcext:value-type="float">
            <text:p>5</text:p>
          </table:table-cell>
          <table:table-cell table:formula="of:=[.B53] + 0.25"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table:formula="of:=[.F53]" office:value-type="float" office:value="0.529350880674353" calcext:value-type="float">
            <text:p>0,529350880674353</text:p>
          </table:table-cell>
          <table:table-cell table:formula="of:=[.D54] * LAMBDA^([.$B54] - [.$B53])" office:value-type="float" office:value="0.485416897852335" calcext:value-type="float">
            <text:p>0,485416897852335</text:p>
          </table:table-cell>
          <table:table-cell table:formula="of:=[.F53] * LAMBDA^([.B54] - [.B53]) + [.C54]" office:value-type="float" office:value="0.635416897852335" calcext:value-type="float">
            <text:p>0,635416897852335</text:p>
          </table:table-cell>
          <table:table-cell table:formula="of:=rr * (α^[.F54] - α^[.E54])" office:value-type="float" office:value="25.8065844482944" calcext:value-type="float">
            <text:p>25,8065844482944</text:p>
          </table:table-cell>
          <table:table-cell/>
          <table:table-cell table:formula="of:=[.I53]+1" office:value-type="float" office:value="53" calcext:value-type="float">
            <text:p>53</text:p>
          </table:table-cell>
          <table:table-cell table:formula="of:=k * (1 + EPSILON)^([.I54] - 1)" office:value-type="float" office:value="1434648375481.61" calcext:value-type="float">
            <text:p>1434648375481,61</text:p>
          </table:table-cell>
          <table:table-cell table:formula="of:=[.K53] + [.J54]" office:value-type="float" office:value="4303945124444.83" calcext:value-type="float">
            <text:p>4303945124444,83</text:p>
          </table:table-cell>
        </table:table-row>
        <table:table-row table:style-name="ro1">
          <table:table-cell table:formula="of:=[.A54] + 1" office:value-type="float" office:value="6" calcext:value-type="float">
            <text:p>6</text:p>
          </table:table-cell>
          <table:table-cell table:formula="of:=[.B54] + 0.25" office:value-type="float" office:value="1.25" calcext:value-type="float">
            <text:p>1,25</text:p>
          </table:table-cell>
          <table:table-cell office:value-type="float" office:value="0.15" calcext:value-type="float">
            <text:p>0,15</text:p>
          </table:table-cell>
          <table:table-cell table:formula="of:=[.F54]" office:value-type="float" office:value="0.635416897852335" calcext:value-type="float">
            <text:p>0,635416897852335</text:p>
          </table:table-cell>
          <table:table-cell table:formula="of:=[.D55] * LAMBDA^([.$B55] - [.$B54])" office:value-type="float" office:value="0.582679864451161" calcext:value-type="float">
            <text:p>0,582679864451161</text:p>
          </table:table-cell>
          <table:table-cell table:formula="of:=[.F54] * LAMBDA^([.B55] - [.B54]) + [.C55]" office:value-type="float" office:value="0.732679864451161" calcext:value-type="float">
            <text:p>0,732679864451161</text:p>
          </table:table-cell>
          <table:table-cell table:formula="of:=rr * (α^[.F55] - α^[.E55])" office:value-type="float" office:value="26.6651097107097" calcext:value-type="float">
            <text:p>26,6651097107097</text:p>
          </table:table-cell>
          <table:table-cell/>
          <table:table-cell table:formula="of:=[.I54]+1" office:value-type="float" office:value="54" calcext:value-type="float">
            <text:p>54</text:p>
          </table:table-cell>
          <table:table-cell table:formula="of:=k * (1 + EPSILON)^([.I55] - 1)" office:value-type="float" office:value="2151972563222.42" calcext:value-type="float">
            <text:p>2151972563222,42</text:p>
          </table:table-cell>
          <table:table-cell table:formula="of:=[.K54] + [.J55]" office:value-type="float" office:value="6455917687667.25" calcext:value-type="float">
            <text:p>6455917687667,25</text:p>
          </table:table-cell>
        </table:table-row>
        <table:table-row table:style-name="ro1">
          <table:table-cell table:formula="of:=[.A55] + 1" office:value-type="float" office:value="7" calcext:value-type="float">
            <text:p>7</text:p>
          </table:table-cell>
          <table:table-cell table:formula="of:=[.B55] + 0.25" office:value-type="float" office:value="1.5" calcext:value-type="float">
            <text:p>1,5</text:p>
          </table:table-cell>
          <table:table-cell office:value-type="float" office:value="0.15" calcext:value-type="float">
            <text:p>0,15</text:p>
          </table:table-cell>
          <table:table-cell table:formula="of:=[.F55]" office:value-type="float" office:value="0.732679864451161" calcext:value-type="float">
            <text:p>0,732679864451161</text:p>
          </table:table-cell>
          <table:table-cell table:formula="of:=[.D56] * LAMBDA^([.$B56] - [.$B55])" office:value-type="float" office:value="0.671870398076365" calcext:value-type="float">
            <text:p>0,671870398076365</text:p>
          </table:table-cell>
          <table:table-cell table:formula="of:=[.F55] * LAMBDA^([.B56] - [.B55]) + [.C56]" office:value-type="float" office:value="0.821870398076365" calcext:value-type="float">
            <text:p>0,821870398076365</text:p>
          </table:table-cell>
          <table:table-cell table:formula="of:=rr * (α^[.F56] - α^[.E56])" office:value-type="float" office:value="27.4774617740501" calcext:value-type="float">
            <text:p>27,4774617740501</text:p>
          </table:table-cell>
          <table:table-cell/>
          <table:table-cell table:formula="of:=[.I55]+1" office:value-type="float" office:value="55" calcext:value-type="float">
            <text:p>55</text:p>
          </table:table-cell>
          <table:table-cell table:formula="of:=k * (1 + EPSILON)^([.I56] - 1)" office:value-type="float" office:value="3227958844833.63" calcext:value-type="float">
            <text:p>3227958844833,63</text:p>
          </table:table-cell>
          <table:table-cell table:formula="of:=[.K55] + [.J56]" office:value-type="float" office:value="9683876532500.88" calcext:value-type="float">
            <text:p>9683876532500,88</text:p>
          </table:table-cell>
        </table:table-row>
        <table:table-row table:style-name="ro1">
          <table:table-cell table:formula="of:=[.A56] + 1" office:value-type="float" office:value="8" calcext:value-type="float">
            <text:p>8</text:p>
          </table:table-cell>
          <table:table-cell table:formula="of:=[.B56] + 0.25" office:value-type="float" office:value="1.75" calcext:value-type="float">
            <text:p>1,75</text:p>
          </table:table-cell>
          <table:table-cell office:value-type="float" office:value="0.15" calcext:value-type="float">
            <text:p>0,15</text:p>
          </table:table-cell>
          <table:table-cell table:formula="of:=[.F56]" office:value-type="float" office:value="0.821870398076365" calcext:value-type="float">
            <text:p>0,821870398076365</text:p>
          </table:table-cell>
          <table:table-cell table:formula="of:=[.D57] * LAMBDA^([.$B57] - [.$B56])" office:value-type="float" office:value="0.75365847802626" calcext:value-type="float">
            <text:p>0,75365847802626</text:p>
          </table:table-cell>
          <table:table-cell table:formula="of:=[.F56] * LAMBDA^([.B57] - [.B56]) + [.C57]" office:value-type="float" office:value="0.90365847802626" calcext:value-type="float">
            <text:p>0,90365847802626</text:p>
          </table:table-cell>
          <table:table-cell table:formula="of:=rr * (α^[.F57] - α^[.E57])" office:value-type="float" office:value="28.2441262318346" calcext:value-type="float">
            <text:p>28,2441262318346</text:p>
          </table:table-cell>
          <table:table-cell/>
          <table:table-cell table:formula="of:=[.I56]+1" office:value-type="float" office:value="56" calcext:value-type="float">
            <text:p>56</text:p>
          </table:table-cell>
          <table:table-cell table:formula="of:=k * (1 + EPSILON)^([.I57] - 1)" office:value-type="float" office:value="4841938267250.44" calcext:value-type="float">
            <text:p>4841938267250,44</text:p>
          </table:table-cell>
          <table:table-cell table:formula="of:=[.K56] + [.J57]" office:value-type="float" office:value="14525814799751.3" calcext:value-type="float">
            <text:p>14525814799751,3</text:p>
          </table:table-cell>
        </table:table-row>
        <table:table-row table:style-name="ro1">
          <table:table-cell table:formula="of:=[.A57] + 1" office:value-type="float" office:value="9" calcext:value-type="float">
            <text:p>9</text:p>
          </table:table-cell>
          <table:table-cell table:formula="of:=[.B57] + 0.25"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table:formula="of:=[.F57]" office:value-type="float" office:value="0.90365847802626" calcext:value-type="float">
            <text:p>0,90365847802626</text:p>
          </table:table-cell>
          <table:table-cell table:formula="of:=[.D58] * LAMBDA^([.$B58] - [.$B57])" office:value-type="float" office:value="0.82865847802626" calcext:value-type="float">
            <text:p>0,82865847802626</text:p>
          </table:table-cell>
          <table:table-cell table:formula="of:=[.F57] * LAMBDA^([.B58] - [.B57]) + [.C58]" office:value-type="float" office:value="0.97865847802626" calcext:value-type="float">
            <text:p>0,97865847802626</text:p>
          </table:table-cell>
          <table:table-cell table:formula="of:=rr * (α^[.F58] - α^[.E58])" office:value-type="float" office:value="28.9659479870982" calcext:value-type="float">
            <text:p>28,9659479870982</text:p>
          </table:table-cell>
          <table:table-cell/>
          <table:table-cell table:formula="of:=[.I57]+1" office:value-type="float" office:value="57" calcext:value-type="float">
            <text:p>57</text:p>
          </table:table-cell>
          <table:table-cell table:formula="of:=k * (1 + EPSILON)^([.I58] - 1)" office:value-type="float" office:value="7262907400875.66" calcext:value-type="float">
            <text:p>7262907400875,66</text:p>
          </table:table-cell>
          <table:table-cell table:formula="of:=[.K57] + [.J58]" office:value-type="float" office:value="21788722200627" calcext:value-type="float">
            <text:p>21788722200627</text:p>
          </table:table-cell>
        </table:table-row>
        <table:table-row table:style-name="ro1">
          <table:table-cell table:number-columns-repeated="8"/>
          <table:table-cell table:formula="of:=[.I58]+1" office:value-type="float" office:value="58" calcext:value-type="float">
            <text:p>58</text:p>
          </table:table-cell>
          <table:table-cell table:formula="of:=k * (1 + EPSILON)^([.I59] - 1)" office:value-type="float" office:value="10894361101313.5" calcext:value-type="float">
            <text:p>10894361101313,5</text:p>
          </table:table-cell>
          <table:table-cell table:formula="of:=[.K58] + [.J59]" office:value-type="float" office:value="32683083301940.5" calcext:value-type="float">
            <text:p>32683083301940,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45" calcext:value-type="float">
            <text:p>0,45</text:p>
          </table:table-cell>
          <table:table-cell table:number-columns-repeated="6"/>
          <table:table-cell table:formula="of:=[.I59]+1" office:value-type="float" office:value="59" calcext:value-type="float">
            <text:p>59</text:p>
          </table:table-cell>
          <table:table-cell table:formula="of:=k * (1 + EPSILON)^([.I60] - 1)" office:value-type="float" office:value="16341541651970.2" calcext:value-type="float">
            <text:p>16341541651970,2</text:p>
          </table:table-cell>
          <table:table-cell table:formula="of:=[.K59] + [.J60]" office:value-type="float" office:value="49024624953910.7" calcext:value-type="float">
            <text:p>49024624953910,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1/4" office:value-type="float" office:value="0.25" calcext:value-type="float">
            <text:p>0,25</text:p>
          </table:table-cell>
          <table:table-cell table:number-columns-repeated="6"/>
          <table:table-cell table:formula="of:=[.I60]+1" office:value-type="float" office:value="60" calcext:value-type="float">
            <text:p>60</text:p>
          </table:table-cell>
          <table:table-cell table:formula="of:=k * (1 + EPSILON)^([.I61] - 1)" office:value-type="float" office:value="24512312477955.3" calcext:value-type="float">
            <text:p>24512312477955,3</text:p>
          </table:table-cell>
          <table:table-cell table:formula="of:=[.K60] + [.J61]" office:value-type="float" office:value="73536937431866" calcext:value-type="float">
            <text:p>73536937431866</text:p>
          </table:table-cell>
        </table:table-row>
        <table:table-row table:style-name="ro1">
          <table:table-cell office:value-type="string" calcext:value-type="string">
            <text:p>τ(∞) = r(α^c − 1) α^{c (λ^d / (1−λ^d))}</text:p>
          </table:table-cell>
          <table:table-cell table:formula="of:==rr * (α^cc - 1) * α^(cc * (λ^dd / (1 - λ^dd)))" office:value-type="float" office:value="368.76361755536" calcext:value-type="float">
            <text:p>368,76361755536</text:p>
          </table:table-cell>
          <table:table-cell table:number-columns-repeated="6"/>
          <table:table-cell table:formula="of:=[.I61]+1" office:value-type="float" office:value="61" calcext:value-type="float">
            <text:p>61</text:p>
          </table:table-cell>
          <table:table-cell table:formula="of:=k * (1 + EPSILON)^([.I62] - 1)" office:value-type="float" office:value="36768468716933" calcext:value-type="float">
            <text:p>36768468716933</text:p>
          </table:table-cell>
          <table:table-cell table:formula="of:=[.K61] + [.J62]" office:value-type="float" office:value="110305406148799" calcext:value-type="float">
            <text:p>11030540614879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CO²</text:p>
          </table:table-cell>
          <table:table-cell office:value-type="string" calcext:value-type="string">
            <text:p>l_{n − 1}</text:p>
          </table:table-cell>
          <table:table-cell office:value-type="string" calcext:value-type="string">
            <text:p><text:span text:style-name="T1">l_{n − 1}</text:span>^{t_n}</text:p>
          </table:table-cell>
          <table:table-cell office:value-type="string" calcext:value-type="string">
            <text:p>l_n</text:p>
          </table:table-cell>
          <table:table-cell office:value-type="string" calcext:value-type="string">
            <text:p>τ(n) = r(α^{l_n} − α^{l_{n − 1}^{t_n}})</text:p>
          </table:table-cell>
          <table:table-cell office:value-type="string" calcext:value-type="string">
            <text:p>τ(n) = r(α^c − 1) α^{c (λ^d / (1−λ^d))} α^{-c λ^{dn} / (1−λ^d)}</text:p>
          </table:table-cell>
          <table:table-cell table:formula="of:=[.I62]+1" office:value-type="float" office:value="62" calcext:value-type="float">
            <text:p>62</text:p>
          </table:table-cell>
          <table:table-cell table:formula="of:=k * (1 + EPSILON)^([.I63] - 1)" office:value-type="float" office:value="55152703075399.5" calcext:value-type="float">
            <text:p>55152703075399,5</text:p>
          </table:table-cell>
          <table:table-cell table:formula="of:=[.K62] + [.J63]" office:value-type="float" office:value="165458109224199" calcext:value-type="float">
            <text:p>1654581092241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c" office:value-type="float" office:value="0.45" calcext:value-type="float">
            <text:p>0,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4]" office:value-type="float" office:value="0.45" calcext:value-type="float">
            <text:p>0,45</text:p>
          </table:table-cell>
          <table:table-cell table:formula="of:=rr * (α^[.F64] - α^[.E64])" office:value-type="float" office:value="69.216024722953" calcext:value-type="float">
            <text:p>69,216024722953</text:p>
          </table:table-cell>
          <table:table-cell table:formula="of:=rr * (α^cc - 1) * α^(cc * (λ^dd / (1 - λ^dd))) * α^(-cc * λ^(dd * [.A64]) / (1 - λ^dd))" office:value-type="float" office:value="69.216024722953" calcext:value-type="float">
            <text:p>69,216024722953</text:p>
          </table:table-cell>
          <table:table-cell table:formula="of:=[.I63]+1" office:value-type="float" office:value="63" calcext:value-type="float">
            <text:p>63</text:p>
          </table:table-cell>
          <table:table-cell table:formula="of:=k * (1 + EPSILON)^([.I64] - 1)" office:value-type="float" office:value="82729054613099.3" calcext:value-type="float">
            <text:p>82729054613099,3</text:p>
          </table:table-cell>
          <table:table-cell table:formula="of:=[.K63] + [.J64]" office:value-type="float" office:value="248187163837298" calcext:value-type="float">
            <text:p>248187163837298</text:p>
          </table:table-cell>
        </table:table-row>
        <table:table-row table:style-name="ro1">
          <table:table-cell table:formula="of:=[.A64] + 1" office:value-type="float" office:value="2" calcext:value-type="float">
            <text:p>2</text:p>
          </table:table-cell>
          <table:table-cell table:formula="of:=[.B64] + dd" office:value-type="float" office:value="0.25" calcext:value-type="float">
            <text:p>0,2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64]" office:value-type="float" office:value="0.45" calcext:value-type="float">
            <text:p>0,45</text:p>
          </table:table-cell>
          <table:table-cell table:formula="of:=[.D65] * LAMBDA^([.$B65] - [.$B64])" office:value-type="float" office:value="0.412651819442102" calcext:value-type="float">
            <text:p>0,412651819442102</text:p>
          </table:table-cell>
          <table:table-cell table:formula="of:=[.F64] * LAMBDA^([.$B65] - [.$B64]) + [.$C65]" office:value-type="float" office:value="0.862651819442102" calcext:value-type="float">
            <text:p>0,862651819442102</text:p>
          </table:table-cell>
          <table:table-cell table:formula="of:=rr * (α^[.F65] - α^[.E65])" office:value-type="float" office:value="79.5255447444889" calcext:value-type="float">
            <text:p>79,5255447444889</text:p>
          </table:table-cell>
          <table:table-cell table:formula="of:=rr * (α^cc - 1) * α^(cc * (λ^dd / (1 - λ^dd))) * α^(-cc * λ^(dd * [.A65]) / (1 - λ^dd))" office:value-type="float" office:value="79.5255447444889" calcext:value-type="float">
            <text:p>79,5255447444889</text:p>
          </table:table-cell>
          <table:table-cell table:formula="of:=[.I64]+1" office:value-type="float" office:value="64" calcext:value-type="float">
            <text:p>64</text:p>
          </table:table-cell>
          <table:table-cell table:formula="of:=k * (1 + EPSILON)^([.I65] - 1)" office:value-type="float" office:value="124093581919649" calcext:value-type="float">
            <text:p>124093581919649</text:p>
          </table:table-cell>
          <table:table-cell table:formula="of:=[.K64] + [.J65]" office:value-type="float" office:value="372280745756947" calcext:value-type="float">
            <text:p>372280745756947</text:p>
          </table:table-cell>
        </table:table-row>
        <table:table-row table:style-name="ro1">
          <table:table-cell table:formula="of:=[.A65] + 1" office:value-type="float" office:value="3" calcext:value-type="float">
            <text:p>3</text:p>
          </table:table-cell>
          <table:table-cell table:formula="of:=[.B65] + dd" office:value-type="float" office:value="0.5" calcext:value-type="float">
            <text:p>0,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65]" office:value-type="float" office:value="0.862651819442102" calcext:value-type="float">
            <text:p>0,862651819442102</text:p>
          </table:table-cell>
          <table:table-cell table:formula="of:=[.D66] * LAMBDA^([.$B66] - [.$B65])" office:value-type="float" office:value="0.791055206306274" calcext:value-type="float">
            <text:p>0,791055206306274</text:p>
          </table:table-cell>
          <table:table-cell table:formula="of:=[.F65] * LAMBDA^([.B66] - [.B65]) + [.C66]" office:value-type="float" office:value="1.24105520630627" calcext:value-type="float">
            <text:p>1,24105520630627</text:p>
          </table:table-cell>
          <table:table-cell table:formula="of:=rr * (α^[.F66] - α^[.E66])" office:value-type="float" office:value="90.3237575411226" calcext:value-type="float">
            <text:p>90,3237575411226</text:p>
          </table:table-cell>
          <table:table-cell table:formula="of:=rr * (α^cc - 1) * α^(cc * (λ^dd / (1 - λ^dd))) * α^(-cc * λ^(dd * [.A66]) / (1 - λ^dd))" office:value-type="float" office:value="90.3237575411226" calcext:value-type="float">
            <text:p>90,3237575411226</text:p>
          </table:table-cell>
          <table:table-cell table:formula="of:=[.I65]+1" office:value-type="float" office:value="65" calcext:value-type="float">
            <text:p>65</text:p>
          </table:table-cell>
          <table:table-cell table:formula="of:=k * (1 + EPSILON)^([.I66] - 1)" office:value-type="float" office:value="186140372879473" calcext:value-type="float">
            <text:p>186140372879473</text:p>
          </table:table-cell>
          <table:table-cell table:formula="of:=[.K65] + [.J66]" office:value-type="float" office:value="558421118636420" calcext:value-type="float">
            <text:p>558421118636420</text:p>
          </table:table-cell>
        </table:table-row>
        <table:table-row table:style-name="ro1">
          <table:table-cell table:formula="of:=[.A66] + 1" office:value-type="float" office:value="4" calcext:value-type="float">
            <text:p>4</text:p>
          </table:table-cell>
          <table:table-cell table:formula="of:=[.B66] + dd" office:value-type="float" office:value="0.75" calcext:value-type="float">
            <text:p>0,7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66]" office:value-type="float" office:value="1.24105520630627" calcext:value-type="float">
            <text:p>1,24105520630627</text:p>
          </table:table-cell>
          <table:table-cell table:formula="of:=[.D67] * LAMBDA^([.$B67] - [.$B66])" office:value-type="float" office:value="1.13805264202306" calcext:value-type="float">
            <text:p>1,13805264202306</text:p>
          </table:table-cell>
          <table:table-cell table:formula="of:=[.F66] * LAMBDA^([.B67] - [.B66]) + [.C67]" office:value-type="float" office:value="1.58805264202306" calcext:value-type="float">
            <text:p>1,58805264202306</text:p>
          </table:table-cell>
          <table:table-cell table:formula="of:=rr * (α^[.F67] - α^[.E67])" office:value-type="float" office:value="101.509818197168" calcext:value-type="float">
            <text:p>101,509818197168</text:p>
          </table:table-cell>
          <table:table-cell table:formula="of:=rr * (α^cc - 1) * α^(cc * (λ^dd / (1 - λ^dd))) * α^(-cc * λ^(dd * [.A67]) / (1 - λ^dd))" office:value-type="float" office:value="101.509818197168" calcext:value-type="float">
            <text:p>101,509818197168</text:p>
          </table:table-cell>
          <table:table-cell table:formula="of:=[.I66]+1" office:value-type="float" office:value="66" calcext:value-type="float">
            <text:p>66</text:p>
          </table:table-cell>
          <table:table-cell table:formula="of:=k * (1 + EPSILON)^([.I67] - 1)" office:value-type="float" office:value="279210559319210" calcext:value-type="float">
            <text:p>279210559319210</text:p>
          </table:table-cell>
          <table:table-cell table:formula="of:=[.K66] + [.J67]" office:value-type="float" office:value="837631677955630" calcext:value-type="float">
            <text:p>837631677955630</text:p>
          </table:table-cell>
        </table:table-row>
        <table:table-row table:style-name="ro1">
          <table:table-cell table:formula="of:=[.A67] + 1" office:value-type="float" office:value="5" calcext:value-type="float">
            <text:p>5</text:p>
          </table:table-cell>
          <table:table-cell table:formula="of:=[.B67] + dd" office:value-type="float" office:value="1" calcext:value-type="float">
            <text:p>1</text:p>
          </table:table-cell>
          <table:table-cell table:formula="of:=cc" office:value-type="float" office:value="0.45" calcext:value-type="float">
            <text:p>0,45</text:p>
          </table:table-cell>
          <table:table-cell table:formula="of:=[.F67]" office:value-type="float" office:value="1.58805264202306" calcext:value-type="float">
            <text:p>1,58805264202306</text:p>
          </table:table-cell>
          <table:table-cell table:formula="of:=[.D68] * LAMBDA^([.$B68] - [.$B67])" office:value-type="float" office:value="1.45625069355701" calcext:value-type="float">
            <text:p>1,45625069355701</text:p>
          </table:table-cell>
          <table:table-cell table:formula="of:=[.F67] * LAMBDA^([.B68] - [.B67]) + [.C68]" office:value-type="float" office:value="1.90625069355701" calcext:value-type="float">
            <text:p>1,90625069355701</text:p>
          </table:table-cell>
          <table:table-cell table:formula="of:=rr * (α^[.F68] - α^[.E68])" office:value-type="float" office:value="112.981075913811" calcext:value-type="float">
            <text:p>112,981075913811</text:p>
          </table:table-cell>
          <table:table-cell table:formula="of:=rr * (α^cc - 1) * α^(cc * (λ^dd / (1 - λ^dd))) * α^(-cc * λ^(dd * [.A68]) / (1 - λ^dd))" office:value-type="float" office:value="112.981075913811" calcext:value-type="float">
            <text:p>112,981075913811</text:p>
          </table:table-cell>
          <table:table-cell table:formula="of:=[.I67]+1" office:value-type="float" office:value="67" calcext:value-type="float">
            <text:p>67</text:p>
          </table:table-cell>
          <table:table-cell table:formula="of:=k * (1 + EPSILON)^([.I68] - 1)" office:value-type="float" office:value="418815838978815" calcext:value-type="float">
            <text:p>418815838978815</text:p>
          </table:table-cell>
          <table:table-cell table:formula="of:=[.K67] + [.J68]" office:value-type="float" office:value="1.25644751693445E+015" calcext:value-type="float">
            <text:p>1,25644751693445E+015</text:p>
          </table:table-cell>
        </table:table-row>
        <table:table-row table:style-name="ro1">
          <table:table-cell table:formula="of:=[.A68] + 1" office:value-type="float" office:value="6" calcext:value-type="float">
            <text:p>6</text:p>
          </table:table-cell>
          <table:table-cell table:formula="of:=[.B68] + dd" office:value-type="float" office:value="1.25" calcext:value-type="float">
            <text:p>1,2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68]" office:value-type="float" office:value="1.90625069355701" calcext:value-type="float">
            <text:p>1,90625069355701</text:p>
          </table:table-cell>
          <table:table-cell table:formula="of:=[.D69] * LAMBDA^([.$B69] - [.$B68])" office:value-type="float" office:value="1.74803959335348" calcext:value-type="float">
            <text:p>1,74803959335348</text:p>
          </table:table-cell>
          <table:table-cell table:formula="of:=[.F68] * LAMBDA^([.B69] - [.B68]) + [.C69]" office:value-type="float" office:value="2.19803959335348" calcext:value-type="float">
            <text:p>2,19803959335348</text:p>
          </table:table-cell>
          <table:table-cell table:formula="of:=rr * (α^[.F69] - α^[.E69])" office:value-type="float" office:value="124.636213059555" calcext:value-type="float">
            <text:p>124,636213059555</text:p>
          </table:table-cell>
          <table:table-cell table:formula="of:=rr * (α^cc - 1) * α^(cc * (λ^dd / (1 - λ^dd))) * α^(-cc * λ^(dd * [.A69]) / (1 - λ^dd))" office:value-type="float" office:value="124.636213059555" calcext:value-type="float">
            <text:p>124,636213059555</text:p>
          </table:table-cell>
          <table:table-cell table:formula="of:=[.I68]+1" office:value-type="float" office:value="68" calcext:value-type="float">
            <text:p>68</text:p>
          </table:table-cell>
          <table:table-cell table:formula="of:=k * (1 + EPSILON)^([.I69] - 1)" office:value-type="float" office:value="628223758468223" calcext:value-type="float">
            <text:p>628223758468223</text:p>
          </table:table-cell>
          <table:table-cell table:formula="of:=[.K68] + [.J69]" office:value-type="float" office:value="1.88467127540267E+015" calcext:value-type="float">
            <text:p>1,88467127540267E+015</text:p>
          </table:table-cell>
        </table:table-row>
        <table:table-row table:style-name="ro1">
          <table:table-cell table:formula="of:=[.A69] + 1" office:value-type="float" office:value="7" calcext:value-type="float">
            <text:p>7</text:p>
          </table:table-cell>
          <table:table-cell table:formula="of:=[.B69] + dd" office:value-type="float" office:value="1.5" calcext:value-type="float">
            <text:p>1,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69]" office:value-type="float" office:value="2.19803959335348" calcext:value-type="float">
            <text:p>2,19803959335348</text:p>
          </table:table-cell>
          <table:table-cell table:formula="of:=[.D70] * LAMBDA^([.$B70] - [.$B69])" office:value-type="float" office:value="2.0156111942291" calcext:value-type="float">
            <text:p>2,0156111942291</text:p>
          </table:table-cell>
          <table:table-cell table:formula="of:=[.F69] * LAMBDA^([.B70] - [.B69]) + [.C70]" office:value-type="float" office:value="2.4656111942291" calcext:value-type="float">
            <text:p>2,4656111942291</text:p>
          </table:table-cell>
          <table:table-cell table:formula="of:=rr * (α^[.F70] - α^[.E70])" office:value-type="float" office:value="136.377887018924" calcext:value-type="float">
            <text:p>136,377887018924</text:p>
          </table:table-cell>
          <table:table-cell table:formula="of:=rr * (α^cc - 1) * α^(cc * (λ^dd / (1 - λ^dd))) * α^(-cc * λ^(dd * [.A70]) / (1 - λ^dd))" office:value-type="float" office:value="136.377887018924" calcext:value-type="float">
            <text:p>136,377887018924</text:p>
          </table:table-cell>
          <table:table-cell table:formula="of:=[.I69]+1" office:value-type="float" office:value="69" calcext:value-type="float">
            <text:p>69</text:p>
          </table:table-cell>
          <table:table-cell table:formula="of:=k * (1 + EPSILON)^([.I70] - 1)" office:value-type="float" office:value="942335637702334" calcext:value-type="float">
            <text:p>942335637702334</text:p>
          </table:table-cell>
          <table:table-cell table:formula="of:=[.K69] + [.J70]" office:value-type="float" office:value="2.827006913105E+015" calcext:value-type="float">
            <text:p>2,827006913105E+015</text:p>
          </table:table-cell>
        </table:table-row>
        <table:table-row table:style-name="ro1">
          <table:table-cell table:formula="of:=[.A70] + 1" office:value-type="float" office:value="8" calcext:value-type="float">
            <text:p>8</text:p>
          </table:table-cell>
          <table:table-cell table:formula="of:=[.B70] + dd" office:value-type="float" office:value="1.75" calcext:value-type="float">
            <text:p>1,7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70]" office:value-type="float" office:value="2.4656111942291" calcext:value-type="float">
            <text:p>2,4656111942291</text:p>
          </table:table-cell>
          <table:table-cell table:formula="of:=[.D71] * LAMBDA^([.$B71] - [.$B70])" office:value-type="float" office:value="2.26097543407878" calcext:value-type="float">
            <text:p>2,26097543407878</text:p>
          </table:table-cell>
          <table:table-cell table:formula="of:=[.F70] * LAMBDA^([.B71] - [.B70]) + [.C71]" office:value-type="float" office:value="2.71097543407878" calcext:value-type="float">
            <text:p>2,71097543407878</text:p>
          </table:table-cell>
          <table:table-cell table:formula="of:=rr * (α^[.F71] - α^[.E71])" office:value-type="float" office:value="148.114832503399" calcext:value-type="float">
            <text:p>148,114832503399</text:p>
          </table:table-cell>
          <table:table-cell table:formula="of:=rr * (α^cc - 1) * α^(cc * (λ^dd / (1 - λ^dd))) * α^(-cc * λ^(dd * [.A71]) / (1 - λ^dd))" office:value-type="float" office:value="148.114832503399" calcext:value-type="float">
            <text:p>148,114832503399</text:p>
          </table:table-cell>
          <table:table-cell table:formula="of:=[.I70]+1" office:value-type="float" office:value="70" calcext:value-type="float">
            <text:p>70</text:p>
          </table:table-cell>
          <table:table-cell table:formula="of:=k * (1 + EPSILON)^([.I71] - 1)" office:value-type="float" office:value="1.4135034565535E+015" calcext:value-type="float">
            <text:p>1,4135034565535E+015</text:p>
          </table:table-cell>
          <table:table-cell table:formula="of:=[.K70] + [.J71]" office:value-type="float" office:value="4240510369658504" calcext:value-type="float">
            <text:p>4240510369658504</text:p>
          </table:table-cell>
        </table:table-row>
        <table:table-row table:style-name="ro1">
          <table:table-cell table:formula="of:=[.A71] + 1" office:value-type="float" office:value="9" calcext:value-type="float">
            <text:p>9</text:p>
          </table:table-cell>
          <table:table-cell table:formula="of:=[.B71] + dd" office:value-type="float" office:value="2" calcext:value-type="float">
            <text:p>2</text:p>
          </table:table-cell>
          <table:table-cell table:formula="of:=cc" office:value-type="float" office:value="0.45" calcext:value-type="float">
            <text:p>0,45</text:p>
          </table:table-cell>
          <table:table-cell table:formula="of:=[.F71]" office:value-type="float" office:value="2.71097543407878" calcext:value-type="float">
            <text:p>2,71097543407878</text:p>
          </table:table-cell>
          <table:table-cell table:formula="of:=[.D72] * LAMBDA^([.$B72] - [.$B71])" office:value-type="float" office:value="2.48597543407878" calcext:value-type="float">
            <text:p>2,48597543407878</text:p>
          </table:table-cell>
          <table:table-cell table:formula="of:=[.F71] * LAMBDA^([.B72] - [.B71]) + [.C72]" office:value-type="float" office:value="2.93597543407878" calcext:value-type="float">
            <text:p>2,93597543407878</text:p>
          </table:table-cell>
          <table:table-cell table:formula="of:=rr * (α^[.F72] - α^[.E72])" office:value-type="float" office:value="159.763424067079" calcext:value-type="float">
            <text:p>159,763424067079</text:p>
          </table:table-cell>
          <table:table-cell table:formula="of:=rr * (α^cc - 1) * α^(cc * (λ^dd / (1 - λ^dd))) * α^(-cc * λ^(dd * [.A72]) / (1 - λ^dd))" office:value-type="float" office:value="159.763424067079" calcext:value-type="float">
            <text:p>159,763424067079</text:p>
          </table:table-cell>
          <table:table-cell table:formula="of:=[.I71]+1" office:value-type="float" office:value="71" calcext:value-type="float">
            <text:p>71</text:p>
          </table:table-cell>
          <table:table-cell table:formula="of:=k * (1 + EPSILON)^([.I72] - 1)" office:value-type="float" office:value="2120255184830252" calcext:value-type="float">
            <text:p>2120255184830252</text:p>
          </table:table-cell>
          <table:table-cell table:formula="of:=[.K71] + [.J72]" office:value-type="float" office:value="6360765554488756" calcext:value-type="float">
            <text:p>6360765554488756</text:p>
          </table:table-cell>
        </table:table-row>
        <table:table-row table:style-name="ro1">
          <table:table-cell table:formula="of:=[.A72] + 1" office:value-type="float" office:value="10" calcext:value-type="float">
            <text:p>10</text:p>
          </table:table-cell>
          <table:table-cell table:formula="of:=[.B72] + dd" office:value-type="float" office:value="2.25" calcext:value-type="float">
            <text:p>2,2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72]" office:value-type="float" office:value="2.93597543407878" calcext:value-type="float">
            <text:p>2,93597543407878</text:p>
          </table:table-cell>
          <table:table-cell table:formula="of:=[.D73] * LAMBDA^([.$B73] - [.$B72])" office:value-type="float" office:value="2.69230134379983" calcext:value-type="float">
            <text:p>2,69230134379983</text:p>
          </table:table-cell>
          <table:table-cell table:formula="of:=[.F72] * LAMBDA^([.B73] - [.B72]) + [.C73]" office:value-type="float" office:value="3.14230134379983" calcext:value-type="float">
            <text:p>3,14230134379983</text:p>
          </table:table-cell>
          <table:table-cell table:formula="of:=rr * (α^[.F73] - α^[.E73])" office:value-type="float" office:value="171.248730120951" calcext:value-type="float">
            <text:p>171,248730120951</text:p>
          </table:table-cell>
          <table:table-cell table:formula="of:=rr * (α^cc - 1) * α^(cc * (λ^dd / (1 - λ^dd))) * α^(-cc * λ^(dd * [.A73]) / (1 - λ^dd))" office:value-type="float" office:value="171.248730120951" calcext:value-type="float">
            <text:p>171,248730120951</text:p>
          </table:table-cell>
          <table:table-cell table:formula="of:=[.I72]+1" office:value-type="float" office:value="72" calcext:value-type="float">
            <text:p>72</text:p>
          </table:table-cell>
          <table:table-cell table:formula="of:=k * (1 + EPSILON)^([.I73] - 1)" office:value-type="float" office:value="3180382777245378" calcext:value-type="float">
            <text:p>3180382777245378</text:p>
          </table:table-cell>
          <table:table-cell table:formula="of:=[.K72] + [.J73]" office:value-type="float" office:value="9.54114833173413E+015" calcext:value-type="float">
            <text:p>9,54114833173413E+015</text:p>
          </table:table-cell>
        </table:table-row>
        <table:table-row table:style-name="ro1">
          <table:table-cell table:formula="of:=[.A73] + 1" office:value-type="float" office:value="11" calcext:value-type="float">
            <text:p>11</text:p>
          </table:table-cell>
          <table:table-cell table:formula="of:=[.B73] + dd" office:value-type="float" office:value="2.5" calcext:value-type="float">
            <text:p>2,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73]" office:value-type="float" office:value="3.14230134379983" calcext:value-type="float">
            <text:p>3,14230134379983</text:p>
          </table:table-cell>
          <table:table-cell table:formula="of:=[.D74] * LAMBDA^([.$B74] - [.$B73])" office:value-type="float" office:value="2.88150303723192" calcext:value-type="float">
            <text:p>2,88150303723192</text:p>
          </table:table-cell>
          <table:table-cell table:formula="of:=[.F73] * LAMBDA^([.B74] - [.B73]) + [.C74]" office:value-type="float" office:value="3.33150303723192" calcext:value-type="float">
            <text:p>3,33150303723192</text:p>
          </table:table-cell>
          <table:table-cell table:formula="of:=rr * (α^[.F74] - α^[.E74])" office:value-type="float" office:value="182.505111112148" calcext:value-type="float">
            <text:p>182,505111112148</text:p>
          </table:table-cell>
          <table:table-cell table:formula="of:=rr * (α^cc - 1) * α^(cc * (λ^dd / (1 - λ^dd))) * α^(-cc * λ^(dd * [.A74]) / (1 - λ^dd))" office:value-type="float" office:value="182.505111112148" calcext:value-type="float">
            <text:p>182,505111112148</text:p>
          </table:table-cell>
          <table:table-cell table:formula="of:=[.I73]+1" office:value-type="float" office:value="73" calcext:value-type="float">
            <text:p>73</text:p>
          </table:table-cell>
          <table:table-cell table:formula="of:=k * (1 + EPSILON)^([.I74] - 1)" office:value-type="float" office:value="4770574165868066" calcext:value-type="float">
            <text:p>4770574165868066</text:p>
          </table:table-cell>
          <table:table-cell table:formula="of:=[.K73] + [.J74]" office:value-type="float" office:value="1.43117224976022E+016" calcext:value-type="float">
            <text:p>1,43117224976022E+016</text:p>
          </table:table-cell>
        </table:table-row>
        <table:table-row table:style-name="ro1">
          <table:table-cell table:formula="of:=[.A74] + 1" office:value-type="float" office:value="12" calcext:value-type="float">
            <text:p>12</text:p>
          </table:table-cell>
          <table:table-cell table:formula="of:=[.B74] + dd" office:value-type="float" office:value="2.75" calcext:value-type="float">
            <text:p>2,7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74]" office:value-type="float" office:value="3.33150303723192" calcext:value-type="float">
            <text:p>3,33150303723192</text:p>
          </table:table-cell>
          <table:table-cell table:formula="of:=[.D75] * LAMBDA^([.$B75] - [.$B74])" office:value-type="float" office:value="3.05500175509031" calcext:value-type="float">
            <text:p>3,05500175509031</text:p>
          </table:table-cell>
          <table:table-cell table:formula="of:=[.F74] * LAMBDA^([.B75] - [.B74]) + [.C75]" office:value-type="float" office:value="3.50500175509031" calcext:value-type="float">
            <text:p>3,50500175509031</text:p>
          </table:table-cell>
          <table:table-cell table:formula="of:=rr * (α^[.F75] - α^[.E75])" office:value-type="float" office:value="193.476426925284" calcext:value-type="float">
            <text:p>193,476426925284</text:p>
          </table:table-cell>
          <table:table-cell table:formula="of:=rr * (α^cc - 1) * α^(cc * (λ^dd / (1 - λ^dd))) * α^(-cc * λ^(dd * [.A75]) / (1 - λ^dd))" office:value-type="float" office:value="193.476426925284" calcext:value-type="float">
            <text:p>193,476426925284</text:p>
          </table:table-cell>
          <table:table-cell table:formula="of:=[.I74]+1" office:value-type="float" office:value="74" calcext:value-type="float">
            <text:p>74</text:p>
          </table:table-cell>
          <table:table-cell table:formula="of:=k * (1 + EPSILON)^([.I75] - 1)" office:value-type="float" office:value="7155861248802101" calcext:value-type="float">
            <text:p>7155861248802101</text:p>
          </table:table-cell>
          <table:table-cell table:formula="of:=[.K74] + [.J75]" office:value-type="float" office:value="2.14675837464043E+016" calcext:value-type="float">
            <text:p>2,14675837464043E+016</text:p>
          </table:table-cell>
        </table:table-row>
        <table:table-row table:style-name="ro1">
          <table:table-cell table:formula="of:=[.A75] + 1" office:value-type="float" office:value="13" calcext:value-type="float">
            <text:p>13</text:p>
          </table:table-cell>
          <table:table-cell table:formula="of:=[.B75] + dd" office:value-type="float" office:value="3" calcext:value-type="float">
            <text:p>3</text:p>
          </table:table-cell>
          <table:table-cell table:formula="of:=cc" office:value-type="float" office:value="0.45" calcext:value-type="float">
            <text:p>0,45</text:p>
          </table:table-cell>
          <table:table-cell table:formula="of:=[.F75]" office:value-type="float" office:value="3.50500175509031" calcext:value-type="float">
            <text:p>3,50500175509031</text:p>
          </table:table-cell>
          <table:table-cell table:formula="of:=[.D76] * LAMBDA^([.$B76] - [.$B75])" office:value-type="float" office:value="3.21410078085728" calcext:value-type="float">
            <text:p>3,21410078085728</text:p>
          </table:table-cell>
          <table:table-cell table:formula="of:=[.F75] * LAMBDA^([.B76] - [.B75]) + [.C76]" office:value-type="float" office:value="3.66410078085728" calcext:value-type="float">
            <text:p>3,66410078085728</text:p>
          </table:table-cell>
          <table:table-cell table:formula="of:=rr * (α^[.F76] - α^[.E76])" office:value-type="float" office:value="204.115923605371" calcext:value-type="float">
            <text:p>204,115923605371</text:p>
          </table:table-cell>
          <table:table-cell table:formula="of:=rr * (α^cc - 1) * α^(cc * (λ^dd / (1 - λ^dd))) * α^(-cc * λ^(dd * [.A76]) / (1 - λ^dd))" office:value-type="float" office:value="204.115923605371" calcext:value-type="float">
            <text:p>204,115923605371</text:p>
          </table:table-cell>
          <table:table-cell table:formula="of:=[.I75]+1" office:value-type="float" office:value="75" calcext:value-type="float">
            <text:p>75</text:p>
          </table:table-cell>
          <table:table-cell table:formula="of:=k * (1 + EPSILON)^([.I76] - 1)" office:value-type="float" office:value="1.07337918732032E+016" calcext:value-type="float">
            <text:p>1,07337918732032E+016</text:p>
          </table:table-cell>
          <table:table-cell table:formula="of:=[.K75] + [.J76]" office:value-type="float" office:value="3.22013756196074E+016" calcext:value-type="float">
            <text:p>3,22013756196074E+016</text:p>
          </table:table-cell>
        </table:table-row>
        <table:table-row table:style-name="ro1">
          <table:table-cell table:formula="of:=[.A76] + 1" office:value-type="float" office:value="14" calcext:value-type="float">
            <text:p>14</text:p>
          </table:table-cell>
          <table:table-cell table:formula="of:=[.B76] + dd" office:value-type="float" office:value="3.25" calcext:value-type="float">
            <text:p>3,2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76]" office:value-type="float" office:value="3.66410078085728" calcext:value-type="float">
            <text:p>3,66410078085728</text:p>
          </table:table-cell>
          <table:table-cell table:formula="of:=[.D77] * LAMBDA^([.$B77] - [.$B76])" office:value-type="float" office:value="3.35999523075552" calcext:value-type="float">
            <text:p>3,35999523075552</text:p>
          </table:table-cell>
          <table:table-cell table:formula="of:=[.F76] * LAMBDA^([.B77] - [.B76]) + [.C77]" office:value-type="float" office:value="3.80999523075552" calcext:value-type="float">
            <text:p>3,80999523075552</text:p>
          </table:table-cell>
          <table:table-cell table:formula="of:=rr * (α^[.F77] - α^[.E77])" office:value-type="float" office:value="214.385868951855" calcext:value-type="float">
            <text:p>214,385868951855</text:p>
          </table:table-cell>
          <table:table-cell table:formula="of:=rr * (α^cc - 1) * α^(cc * (λ^dd / (1 - λ^dd))) * α^(-cc * λ^(dd * [.A77]) / (1 - λ^dd))" office:value-type="float" office:value="214.385868951855" calcext:value-type="float">
            <text:p>214,385868951855</text:p>
          </table:table-cell>
          <table:table-cell table:formula="of:=[.I76]+1" office:value-type="float" office:value="76" calcext:value-type="float">
            <text:p>76</text:p>
          </table:table-cell>
          <table:table-cell table:formula="of:=k * (1 + EPSILON)^([.I77] - 1)" office:value-type="float" office:value="1.61006878098047E+016" calcext:value-type="float">
            <text:p>1,61006878098047E+016</text:p>
          </table:table-cell>
          <table:table-cell table:formula="of:=[.K76] + [.J77]" office:value-type="float" office:value="4.83020634294122E+016" calcext:value-type="float">
            <text:p>4,83020634294122E+016</text:p>
          </table:table-cell>
        </table:table-row>
        <table:table-row table:style-name="ro1">
          <table:table-cell table:formula="of:=[.A77] + 1" office:value-type="float" office:value="15" calcext:value-type="float">
            <text:p>15</text:p>
          </table:table-cell>
          <table:table-cell table:formula="of:=[.B77] + dd" office:value-type="float" office:value="3.5" calcext:value-type="float">
            <text:p>3,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77]" office:value-type="float" office:value="3.80999523075552" calcext:value-type="float">
            <text:p>3,80999523075552</text:p>
          </table:table-cell>
          <table:table-cell table:formula="of:=[.D78] * LAMBDA^([.$B78] - [.$B77])" office:value-type="float" office:value="3.49378103119333" calcext:value-type="float">
            <text:p>3,49378103119333</text:p>
          </table:table-cell>
          <table:table-cell table:formula="of:=[.F77] * LAMBDA^([.B78] - [.B77]) + [.C78]" office:value-type="float" office:value="3.94378103119333" calcext:value-type="float">
            <text:p>3,94378103119333</text:p>
          </table:table-cell>
          <table:table-cell table:formula="of:=rr * (α^[.F78] - α^[.E78])" office:value-type="float" office:value="224.257002057136" calcext:value-type="float">
            <text:p>224,257002057136</text:p>
          </table:table-cell>
          <table:table-cell table:formula="of:=rr * (α^cc - 1) * α^(cc * (λ^dd / (1 - λ^dd))) * α^(-cc * λ^(dd * [.A78]) / (1 - λ^dd))" office:value-type="float" office:value="224.257002057136" calcext:value-type="float">
            <text:p>224,257002057136</text:p>
          </table:table-cell>
          <table:table-cell table:formula="of:=[.I77]+1" office:value-type="float" office:value="77" calcext:value-type="float">
            <text:p>77</text:p>
          </table:table-cell>
          <table:table-cell table:formula="of:=k * (1 + EPSILON)^([.I78] - 1)" office:value-type="float" office:value="2.41510317147071E+016" calcext:value-type="float">
            <text:p>2,41510317147071E+016</text:p>
          </table:table-cell>
          <table:table-cell table:formula="of:=[.K77] + [.J78]" office:value-type="float" office:value="7.24530951441193E+016" calcext:value-type="float">
            <text:p>7,24530951441193E+016</text:p>
          </table:table-cell>
        </table:table-row>
        <table:table-row table:style-name="ro1">
          <table:table-cell table:formula="of:=[.A78] + 1" office:value-type="float" office:value="16" calcext:value-type="float">
            <text:p>16</text:p>
          </table:table-cell>
          <table:table-cell table:formula="of:=[.B78] + dd" office:value-type="float" office:value="3.75" calcext:value-type="float">
            <text:p>3,7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78]" office:value-type="float" office:value="3.94378103119333" calcext:value-type="float">
            <text:p>3,94378103119333</text:p>
          </table:table-cell>
          <table:table-cell table:formula="of:=[.D79] * LAMBDA^([.$B79] - [.$B78])" office:value-type="float" office:value="3.61646315111817" calcext:value-type="float">
            <text:p>3,61646315111817</text:p>
          </table:table-cell>
          <table:table-cell table:formula="of:=[.F78] * LAMBDA^([.B79] - [.B78]) + [.C79]" office:value-type="float" office:value="4.06646315111817" calcext:value-type="float">
            <text:p>4,06646315111817</text:p>
          </table:table-cell>
          <table:table-cell table:formula="of:=rr * (α^[.F79] - α^[.E79])" office:value-type="float" office:value="233.707854911981" calcext:value-type="float">
            <text:p>233,707854911981</text:p>
          </table:table-cell>
          <table:table-cell table:formula="of:=rr * (α^cc - 1) * α^(cc * (λ^dd / (1 - λ^dd))) * α^(-cc * λ^(dd * [.A79]) / (1 - λ^dd))" office:value-type="float" office:value="233.707854911981" calcext:value-type="float">
            <text:p>233,707854911981</text:p>
          </table:table-cell>
          <table:table-cell table:formula="of:=[.I78]+1" office:value-type="float" office:value="78" calcext:value-type="float">
            <text:p>78</text:p>
          </table:table-cell>
          <table:table-cell table:formula="of:=k * (1 + EPSILON)^([.I79] - 1)" office:value-type="float" office:value="3.62265475720606E+016" calcext:value-type="float">
            <text:p>3,62265475720606E+016</text:p>
          </table:table-cell>
          <table:table-cell table:formula="of:=[.K78] + [.J79]" office:value-type="float" office:value="1.0867964271618E+017" calcext:value-type="float">
            <text:p>1,0867964271618E+017</text:p>
          </table:table-cell>
        </table:table-row>
        <table:table-row table:style-name="ro1">
          <table:table-cell table:formula="of:=[.A79] + 1" office:value-type="float" office:value="17" calcext:value-type="float">
            <text:p>17</text:p>
          </table:table-cell>
          <table:table-cell table:formula="of:=[.B79] + dd" office:value-type="float" office:value="4" calcext:value-type="float">
            <text:p>4</text:p>
          </table:table-cell>
          <table:table-cell table:formula="of:=cc" office:value-type="float" office:value="0.45" calcext:value-type="float">
            <text:p>0,45</text:p>
          </table:table-cell>
          <table:table-cell table:formula="of:=[.F79]" office:value-type="float" office:value="4.06646315111817" calcext:value-type="float">
            <text:p>4,06646315111817</text:p>
          </table:table-cell>
          <table:table-cell table:formula="of:=[.D80] * LAMBDA^([.$B80] - [.$B79])" office:value-type="float" office:value="3.72896315111817" calcext:value-type="float">
            <text:p>3,72896315111817</text:p>
          </table:table-cell>
          <table:table-cell table:formula="of:=[.F79] * LAMBDA^([.B80] - [.B79]) + [.C80]" office:value-type="float" office:value="4.17896315111817" calcext:value-type="float">
            <text:p>4,17896315111817</text:p>
          </table:table-cell>
          <table:table-cell table:formula="of:=rr * (α^[.F80] - α^[.E80])" office:value-type="float" office:value="242.723995954267" calcext:value-type="float">
            <text:p>242,723995954267</text:p>
          </table:table-cell>
          <table:table-cell table:formula="of:=rr * (α^cc - 1) * α^(cc * (λ^dd / (1 - λ^dd))) * α^(-cc * λ^(dd * [.A80]) / (1 - λ^dd))" office:value-type="float" office:value="242.723995954267" calcext:value-type="float">
            <text:p>242,723995954267</text:p>
          </table:table-cell>
          <table:table-cell table:formula="of:=[.I79]+1" office:value-type="float" office:value="79" calcext:value-type="float">
            <text:p>79</text:p>
          </table:table-cell>
          <table:table-cell table:formula="of:=k * (1 + EPSILON)^([.I80] - 1)" office:value-type="float" office:value="5.43398213580909E+016" calcext:value-type="float">
            <text:p>5,43398213580909E+016</text:p>
          </table:table-cell>
          <table:table-cell table:formula="of:=[.K79] + [.J80]" office:value-type="float" office:value="1.63019464074271E+017" calcext:value-type="float">
            <text:p>1,63019464074271E+017</text:p>
          </table:table-cell>
        </table:table-row>
        <table:table-row table:style-name="ro1">
          <table:table-cell table:formula="of:=[.A80] + 1" office:value-type="float" office:value="18" calcext:value-type="float">
            <text:p>18</text:p>
          </table:table-cell>
          <table:table-cell table:formula="of:=[.B80] + dd" office:value-type="float" office:value="4.25" calcext:value-type="float">
            <text:p>4,2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80]" office:value-type="float" office:value="4.17896315111817" calcext:value-type="float">
            <text:p>4,17896315111817</text:p>
          </table:table-cell>
          <table:table-cell table:formula="of:=[.D81] * LAMBDA^([.$B81] - [.$B80])" office:value-type="float" office:value="3.83212610597869" calcext:value-type="float">
            <text:p>3,83212610597869</text:p>
          </table:table-cell>
          <table:table-cell table:formula="of:=[.F80] * LAMBDA^([.B81] - [.B80]) + [.C81]" office:value-type="float" office:value="4.28212610597869" calcext:value-type="float">
            <text:p>4,28212610597869</text:p>
          </table:table-cell>
          <table:table-cell table:formula="of:=rr * (α^[.F81] - α^[.E81])" office:value-type="float" office:value="251.297236795718" calcext:value-type="float">
            <text:p>251,297236795718</text:p>
          </table:table-cell>
          <table:table-cell table:formula="of:=rr * (α^cc - 1) * α^(cc * (λ^dd / (1 - λ^dd))) * α^(-cc * λ^(dd * [.A81]) / (1 - λ^dd))" office:value-type="float" office:value="251.297236795719" calcext:value-type="float">
            <text:p>251,297236795719</text:p>
          </table:table-cell>
          <table:table-cell table:formula="of:=[.I80]+1" office:value-type="float" office:value="80" calcext:value-type="float">
            <text:p>80</text:p>
          </table:table-cell>
          <table:table-cell table:formula="of:=k * (1 + EPSILON)^([.I81] - 1)" office:value-type="float" office:value="8.15097320371364E+016" calcext:value-type="float">
            <text:p>8,15097320371364E+016</text:p>
          </table:table-cell>
          <table:table-cell table:formula="of:=[.K80] + [.J81]" office:value-type="float" office:value="2.44529196111407E+017" calcext:value-type="float">
            <text:p>2,44529196111407E+017</text:p>
          </table:table-cell>
        </table:table-row>
        <table:table-row table:style-name="ro1">
          <table:table-cell table:formula="of:=[.A81] + 1" office:value-type="float" office:value="19" calcext:value-type="float">
            <text:p>19</text:p>
          </table:table-cell>
          <table:table-cell table:formula="of:=[.B81] + dd" office:value-type="float" office:value="4.5" calcext:value-type="float">
            <text:p>4,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81]" office:value-type="float" office:value="4.28212610597869" calcext:value-type="float">
            <text:p>4,28212610597869</text:p>
          </table:table-cell>
          <table:table-cell table:formula="of:=[.D82] * LAMBDA^([.$B82] - [.$B81])" office:value-type="float" office:value="3.92672695269474" calcext:value-type="float">
            <text:p>3,92672695269474</text:p>
          </table:table-cell>
          <table:table-cell table:formula="of:=[.F81] * LAMBDA^([.B82] - [.B81]) + [.C82]" office:value-type="float" office:value="4.37672695269474" calcext:value-type="float">
            <text:p>4,37672695269474</text:p>
          </table:table-cell>
          <table:table-cell table:formula="of:=rr * (α^[.F82] - α^[.E82])" office:value-type="float" office:value="259.424834963923" calcext:value-type="float">
            <text:p>259,424834963923</text:p>
          </table:table-cell>
          <table:table-cell table:formula="of:=rr * (α^cc - 1) * α^(cc * (λ^dd / (1 - λ^dd))) * α^(-cc * λ^(dd * [.A82]) / (1 - λ^dd))" office:value-type="float" office:value="259.424834963923" calcext:value-type="float">
            <text:p>259,424834963923</text:p>
          </table:table-cell>
          <table:table-cell table:formula="of:=[.I81]+1" office:value-type="float" office:value="81" calcext:value-type="float">
            <text:p>81</text:p>
          </table:table-cell>
          <table:table-cell table:formula="of:=k * (1 + EPSILON)^([.I82] - 1)" office:value-type="float" office:value="1.22264598055705E+017" calcext:value-type="float">
            <text:p>1,22264598055705E+017</text:p>
          </table:table-cell>
          <table:table-cell table:formula="of:=[.K81] + [.J82]" office:value-type="float" office:value="3.66793794167112E+017" calcext:value-type="float">
            <text:p>3,66793794167112E+017</text:p>
          </table:table-cell>
        </table:table-row>
        <table:table-row table:style-name="ro1">
          <table:table-cell table:formula="of:=[.A82] + 1" office:value-type="float" office:value="20" calcext:value-type="float">
            <text:p>20</text:p>
          </table:table-cell>
          <table:table-cell table:formula="of:=[.B82] + dd" office:value-type="float" office:value="4.75" calcext:value-type="float">
            <text:p>4,7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82]" office:value-type="float" office:value="4.37672695269474" calcext:value-type="float">
            <text:p>4,37672695269474</text:p>
          </table:table-cell>
          <table:table-cell table:formula="of:=[.D83] * LAMBDA^([.$B83] - [.$B82])" office:value-type="float" office:value="4.01347631162393" calcext:value-type="float">
            <text:p>4,01347631162393</text:p>
          </table:table-cell>
          <table:table-cell table:formula="of:=[.F82] * LAMBDA^([.B83] - [.B82]) + [.C83]" office:value-type="float" office:value="4.46347631162393" calcext:value-type="float">
            <text:p>4,46347631162393</text:p>
          </table:table-cell>
          <table:table-cell table:formula="of:=rr * (α^[.F83] - α^[.E83])" office:value-type="float" office:value="267.108717762362" calcext:value-type="float">
            <text:p>267,108717762362</text:p>
          </table:table-cell>
          <table:table-cell table:formula="of:=rr * (α^cc - 1) * α^(cc * (λ^dd / (1 - λ^dd))) * α^(-cc * λ^(dd * [.A83]) / (1 - λ^dd))" office:value-type="float" office:value="267.108717762361" calcext:value-type="float">
            <text:p>267,108717762361</text:p>
          </table:table-cell>
          <table:table-cell table:formula="of:=[.I82]+1" office:value-type="float" office:value="82" calcext:value-type="float">
            <text:p>82</text:p>
          </table:table-cell>
          <table:table-cell table:formula="of:=k * (1 + EPSILON)^([.I83] - 1)" office:value-type="float" office:value="1.83396897083557E+017" calcext:value-type="float">
            <text:p>1,83396897083557E+017</text:p>
          </table:table-cell>
          <table:table-cell table:formula="of:=[.K82] + [.J83]" office:value-type="float" office:value="5.50190691250669E+017" calcext:value-type="float">
            <text:p>5,50190691250669E+017</text:p>
          </table:table-cell>
        </table:table-row>
        <table:table-row table:style-name="ro1">
          <table:table-cell table:formula="of:=[.A83] + 1" office:value-type="float" office:value="21" calcext:value-type="float">
            <text:p>21</text:p>
          </table:table-cell>
          <table:table-cell table:formula="of:=[.B83] + dd" office:value-type="float" office:value="5" calcext:value-type="float">
            <text:p>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83]" office:value-type="float" office:value="4.46347631162393" calcext:value-type="float">
            <text:p>4,46347631162393</text:p>
          </table:table-cell>
          <table:table-cell table:formula="of:=[.D84] * LAMBDA^([.$B84] - [.$B83])" office:value-type="float" office:value="4.09302582450742" calcext:value-type="float">
            <text:p>4,09302582450742</text:p>
          </table:table-cell>
          <table:table-cell table:formula="of:=[.F83] * LAMBDA^([.B84] - [.B83]) + [.C84]" office:value-type="float" office:value="4.54302582450742" calcext:value-type="float">
            <text:p>4,54302582450742</text:p>
          </table:table-cell>
          <table:table-cell table:formula="of:=rr * (α^[.F84] - α^[.E84])" office:value-type="float" office:value="274.354745520047" calcext:value-type="float">
            <text:p>274,354745520047</text:p>
          </table:table-cell>
          <table:table-cell table:formula="of:=rr * (α^cc - 1) * α^(cc * (λ^dd / (1 - λ^dd))) * α^(-cc * λ^(dd * [.A84]) / (1 - λ^dd))" office:value-type="float" office:value="274.354745520047" calcext:value-type="float">
            <text:p>274,354745520047</text:p>
          </table:table-cell>
          <table:table-cell table:formula="of:=[.I83]+1" office:value-type="float" office:value="83" calcext:value-type="float">
            <text:p>83</text:p>
          </table:table-cell>
          <table:table-cell table:formula="of:=k * (1 + EPSILON)^([.I84] - 1)" office:value-type="float" office:value="2.75095345625335E+017" calcext:value-type="float">
            <text:p>2,75095345625335E+017</text:p>
          </table:table-cell>
          <table:table-cell table:formula="of:=[.K83] + [.J84]" office:value-type="float" office:value="8.25286036876004E+017" calcext:value-type="float">
            <text:p>8,25286036876004E+017</text:p>
          </table:table-cell>
        </table:table-row>
        <table:table-row table:style-name="ro1">
          <table:table-cell table:formula="of:=[.A84] + 1" office:value-type="float" office:value="22" calcext:value-type="float">
            <text:p>22</text:p>
          </table:table-cell>
          <table:table-cell table:formula="of:=[.B84] + dd" office:value-type="float" office:value="5.25" calcext:value-type="float">
            <text:p>5,2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84]" office:value-type="float" office:value="4.54302582450742" calcext:value-type="float">
            <text:p>4,54302582450742</text:p>
          </table:table-cell>
          <table:table-cell table:formula="of:=[.D85] * LAMBDA^([.$B85] - [.$B84])" office:value-type="float" office:value="4.16597304945654" calcext:value-type="float">
            <text:p>4,16597304945654</text:p>
          </table:table-cell>
          <table:table-cell table:formula="of:=[.F84] * LAMBDA^([.B85] - [.B84]) + [.C85]" office:value-type="float" office:value="4.61597304945654" calcext:value-type="float">
            <text:p>4,61597304945654</text:p>
          </table:table-cell>
          <table:table-cell table:formula="of:=rr * (α^[.F85] - α^[.E85])" office:value-type="float" office:value="281.172026680172" calcext:value-type="float">
            <text:p>281,172026680172</text:p>
          </table:table-cell>
          <table:table-cell table:formula="of:=rr * (α^cc - 1) * α^(cc * (λ^dd / (1 - λ^dd))) * α^(-cc * λ^(dd * [.A85]) / (1 - λ^dd))" office:value-type="float" office:value="281.172026680172" calcext:value-type="float">
            <text:p>281,172026680172</text:p>
          </table:table-cell>
          <table:table-cell table:formula="of:=[.I84]+1" office:value-type="float" office:value="84" calcext:value-type="float">
            <text:p>84</text:p>
          </table:table-cell>
          <table:table-cell table:formula="of:=k * (1 + EPSILON)^([.I85] - 1)" office:value-type="float" office:value="4.12643018438003E+017" calcext:value-type="float">
            <text:p>4,12643018438003E+017</text:p>
          </table:table-cell>
          <table:table-cell table:formula="of:=[.K84] + [.J85]" office:value-type="float" office:value="1.23792905531401E+018" calcext:value-type="float">
            <text:p>1,23792905531401E+018</text:p>
          </table:table-cell>
        </table:table-row>
        <table:table-row table:style-name="ro1">
          <table:table-cell table:formula="of:=[.A85] + 1" office:value-type="float" office:value="23" calcext:value-type="float">
            <text:p>23</text:p>
          </table:table-cell>
          <table:table-cell table:formula="of:=[.B85] + dd" office:value-type="float" office:value="5.5" calcext:value-type="float">
            <text:p>5,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85]" office:value-type="float" office:value="4.61597304945654" calcext:value-type="float">
            <text:p>4,61597304945654</text:p>
          </table:table-cell>
          <table:table-cell table:formula="of:=[.D86] * LAMBDA^([.$B86] - [.$B85])" office:value-type="float" office:value="4.23286594967544" calcext:value-type="float">
            <text:p>4,23286594967544</text:p>
          </table:table-cell>
          <table:table-cell table:formula="of:=[.F85] * LAMBDA^([.B86] - [.B85]) + [.C86]" office:value-type="float" office:value="4.68286594967544" calcext:value-type="float">
            <text:p>4,68286594967544</text:p>
          </table:table-cell>
          <table:table-cell table:formula="of:=rr * (α^[.F86] - α^[.E86])" office:value-type="float" office:value="287.572292373082" calcext:value-type="float">
            <text:p>287,572292373082</text:p>
          </table:table-cell>
          <table:table-cell table:formula="of:=rr * (α^cc - 1) * α^(cc * (λ^dd / (1 - λ^dd))) * α^(-cc * λ^(dd * [.A86]) / (1 - λ^dd))" office:value-type="float" office:value="287.572292373082" calcext:value-type="float">
            <text:p>287,572292373082</text:p>
          </table:table-cell>
          <table:table-cell table:formula="of:=[.I85]+1" office:value-type="float" office:value="85" calcext:value-type="float">
            <text:p>85</text:p>
          </table:table-cell>
          <table:table-cell table:formula="of:=k * (1 + EPSILON)^([.I86] - 1)" office:value-type="float" office:value="6.18964527657005E+017" calcext:value-type="float">
            <text:p>6,18964527657005E+017</text:p>
          </table:table-cell>
          <table:table-cell table:formula="of:=[.K85] + [.J86]" office:value-type="float" office:value="1.85689358297101E+018" calcext:value-type="float">
            <text:p>1,85689358297101E+018</text:p>
          </table:table-cell>
        </table:table-row>
        <table:table-row table:style-name="ro1">
          <table:table-cell table:formula="of:=[.A86] + 1" office:value-type="float" office:value="24" calcext:value-type="float">
            <text:p>24</text:p>
          </table:table-cell>
          <table:table-cell table:formula="of:=[.B86] + dd" office:value-type="float" office:value="5.75" calcext:value-type="float">
            <text:p>5,7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86]" office:value-type="float" office:value="4.68286594967544" calcext:value-type="float">
            <text:p>4,68286594967544</text:p>
          </table:table-cell>
          <table:table-cell table:formula="of:=[.D87] * LAMBDA^([.$B87] - [.$B86])" office:value-type="float" office:value="4.29420700963786" calcext:value-type="float">
            <text:p>4,29420700963786</text:p>
          </table:table-cell>
          <table:table-cell table:formula="of:=[.F86] * LAMBDA^([.B87] - [.B86]) + [.C87]" office:value-type="float" office:value="4.74420700963786" calcext:value-type="float">
            <text:p>4,74420700963786</text:p>
          </table:table-cell>
          <table:table-cell table:formula="of:=rr * (α^[.F87] - α^[.E87])" office:value-type="float" office:value="293.56933427803" calcext:value-type="float">
            <text:p>293,56933427803</text:p>
          </table:table-cell>
          <table:table-cell table:formula="of:=rr * (α^cc - 1) * α^(cc * (λ^dd / (1 - λ^dd))) * α^(-cc * λ^(dd * [.A87]) / (1 - λ^dd))" office:value-type="float" office:value="293.569334278029" calcext:value-type="float">
            <text:p>293,569334278029</text:p>
          </table:table-cell>
          <table:table-cell table:formula="of:=[.I86]+1" office:value-type="float" office:value="86" calcext:value-type="float">
            <text:p>86</text:p>
          </table:table-cell>
          <table:table-cell table:formula="of:=k * (1 + EPSILON)^([.I87] - 1)" office:value-type="float" office:value="9.28446791485507E+017" calcext:value-type="float">
            <text:p>9,28446791485507E+017</text:p>
          </table:table-cell>
          <table:table-cell table:formula="of:=[.K86] + [.J87]" office:value-type="float" office:value="2.78534037445652E+018" calcext:value-type="float">
            <text:p>2,78534037445652E+018</text:p>
          </table:table-cell>
        </table:table-row>
        <table:table-row table:style-name="ro1">
          <table:table-cell table:formula="of:=[.A87] + 1" office:value-type="float" office:value="25" calcext:value-type="float">
            <text:p>25</text:p>
          </table:table-cell>
          <table:table-cell table:formula="of:=[.B87] + dd" office:value-type="float" office:value="6" calcext:value-type="float">
            <text:p>6</text:p>
          </table:table-cell>
          <table:table-cell table:formula="of:=cc" office:value-type="float" office:value="0.45" calcext:value-type="float">
            <text:p>0,45</text:p>
          </table:table-cell>
          <table:table-cell table:formula="of:=[.F87]" office:value-type="float" office:value="4.74420700963786" calcext:value-type="float">
            <text:p>4,74420700963786</text:p>
          </table:table-cell>
          <table:table-cell table:formula="of:=[.D88] * LAMBDA^([.$B88] - [.$B87])" office:value-type="float" office:value="4.35045700963786" calcext:value-type="float">
            <text:p>4,35045700963786</text:p>
          </table:table-cell>
          <table:table-cell table:formula="of:=[.F87] * LAMBDA^([.B88] - [.B87]) + [.C88]" office:value-type="float" office:value="4.80045700963786" calcext:value-type="float">
            <text:p>4,80045700963786</text:p>
          </table:table-cell>
          <table:table-cell table:formula="of:=rr * (α^[.F88] - α^[.E88])" office:value-type="float" office:value="299.178506606989" calcext:value-type="float">
            <text:p>299,178506606989</text:p>
          </table:table-cell>
          <table:table-cell table:formula="of:=rr * (α^cc - 1) * α^(cc * (λ^dd / (1 - λ^dd))) * α^(-cc * λ^(dd * [.A88]) / (1 - λ^dd))" office:value-type="float" office:value="299.178506606989" calcext:value-type="float">
            <text:p>299,178506606989</text:p>
          </table:table-cell>
          <table:table-cell table:formula="of:=[.I87]+1" office:value-type="float" office:value="87" calcext:value-type="float">
            <text:p>87</text:p>
          </table:table-cell>
          <table:table-cell table:formula="of:=k * (1 + EPSILON)^([.I88] - 1)" office:value-type="float" office:value="1.39267018722826E+018" calcext:value-type="float">
            <text:p>1,39267018722826E+018</text:p>
          </table:table-cell>
          <table:table-cell table:formula="of:=[.K87] + [.J88]" office:value-type="float" office:value="4.17801056168478E+018" calcext:value-type="float">
            <text:p>4,17801056168478E+018</text:p>
          </table:table-cell>
        </table:table-row>
        <table:table-row table:style-name="ro1">
          <table:table-cell table:formula="of:=[.A88] + 1" office:value-type="float" office:value="26" calcext:value-type="float">
            <text:p>26</text:p>
          </table:table-cell>
          <table:table-cell table:formula="of:=[.B88] + dd" office:value-type="float" office:value="6.25" calcext:value-type="float">
            <text:p>6,2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88]" office:value-type="float" office:value="4.80045700963786" calcext:value-type="float">
            <text:p>4,80045700963786</text:p>
          </table:table-cell>
          <table:table-cell table:formula="of:=[.D89] * LAMBDA^([.$B89] - [.$B88])" office:value-type="float" office:value="4.40203848706813" calcext:value-type="float">
            <text:p>4,40203848706813</text:p>
          </table:table-cell>
          <table:table-cell table:formula="of:=[.F88] * LAMBDA^([.B89] - [.B88]) + [.C89]" office:value-type="float" office:value="4.85203848706813" calcext:value-type="float">
            <text:p>4,85203848706813</text:p>
          </table:table-cell>
          <table:table-cell table:formula="of:=rr * (α^[.F89] - α^[.E89])" office:value-type="float" office:value="304.416290829606" calcext:value-type="float">
            <text:p>304,416290829606</text:p>
          </table:table-cell>
          <table:table-cell table:formula="of:=rr * (α^cc - 1) * α^(cc * (λ^dd / (1 - λ^dd))) * α^(-cc * λ^(dd * [.A89]) / (1 - λ^dd))" office:value-type="float" office:value="304.416290829606" calcext:value-type="float">
            <text:p>304,416290829606</text:p>
          </table:table-cell>
          <table:table-cell table:formula="of:=[.I88]+1" office:value-type="float" office:value="88" calcext:value-type="float">
            <text:p>88</text:p>
          </table:table-cell>
          <table:table-cell table:formula="of:=k * (1 + EPSILON)^([.I89] - 1)" office:value-type="float" office:value="2.08900528084239E+018" calcext:value-type="float">
            <text:p>2,08900528084239E+018</text:p>
          </table:table-cell>
          <table:table-cell table:formula="of:=[.K88] + [.J89]" office:value-type="float" office:value="6.26701584252717E+018" calcext:value-type="float">
            <text:p>6,26701584252717E+018</text:p>
          </table:table-cell>
        </table:table-row>
        <table:table-row table:style-name="ro1">
          <table:table-cell table:formula="of:=[.A89] + 1" office:value-type="float" office:value="27" calcext:value-type="float">
            <text:p>27</text:p>
          </table:table-cell>
          <table:table-cell table:formula="of:=[.B89] + dd" office:value-type="float" office:value="6.5" calcext:value-type="float">
            <text:p>6,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89]" office:value-type="float" office:value="4.85203848706813" calcext:value-type="float">
            <text:p>4,85203848706813</text:p>
          </table:table-cell>
          <table:table-cell table:formula="of:=[.D90] * LAMBDA^([.$B90] - [.$B89])" office:value-type="float" office:value="4.44933891042615" calcext:value-type="float">
            <text:p>4,44933891042615</text:p>
          </table:table-cell>
          <table:table-cell table:formula="of:=[.F89] * LAMBDA^([.B90] - [.B89]) + [.C90]" office:value-type="float" office:value="4.89933891042615" calcext:value-type="float">
            <text:p>4,89933891042615</text:p>
          </table:table-cell>
          <table:table-cell table:formula="of:=rr * (α^[.F90] - α^[.E90])" office:value-type="float" office:value="309.299920182658" calcext:value-type="float">
            <text:p>309,299920182658</text:p>
          </table:table-cell>
          <table:table-cell table:formula="of:=rr * (α^cc - 1) * α^(cc * (λ^dd / (1 - λ^dd))) * α^(-cc * λ^(dd * [.A90]) / (1 - λ^dd))" office:value-type="float" office:value="309.299920182658" calcext:value-type="float">
            <text:p>309,299920182658</text:p>
          </table:table-cell>
          <table:table-cell table:formula="of:=[.I89]+1" office:value-type="float" office:value="89" calcext:value-type="float">
            <text:p>89</text:p>
          </table:table-cell>
          <table:table-cell table:formula="of:=k * (1 + EPSILON)^([.I90] - 1)" office:value-type="float" office:value="3.13350792126359E+018" calcext:value-type="float">
            <text:p>3,13350792126359E+018</text:p>
          </table:table-cell>
          <table:table-cell table:formula="of:=[.K89] + [.J90]" office:value-type="float" office:value="9.40052376379076E+018" calcext:value-type="float">
            <text:p>9,40052376379076E+018</text:p>
          </table:table-cell>
        </table:table-row>
        <table:table-row table:style-name="ro1">
          <table:table-cell table:formula="of:=[.A90] + 1" office:value-type="float" office:value="28" calcext:value-type="float">
            <text:p>28</text:p>
          </table:table-cell>
          <table:table-cell table:formula="of:=[.B90] + dd" office:value-type="float" office:value="6.75" calcext:value-type="float">
            <text:p>6,7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90]" office:value-type="float" office:value="4.89933891042615" calcext:value-type="float">
            <text:p>4,89933891042615</text:p>
          </table:table-cell>
          <table:table-cell table:formula="of:=[.D91] * LAMBDA^([.$B91] - [.$B90])" office:value-type="float" office:value="4.49271358989075" calcext:value-type="float">
            <text:p>4,49271358989075</text:p>
          </table:table-cell>
          <table:table-cell table:formula="of:=[.F90] * LAMBDA^([.B91] - [.B90]) + [.C91]" office:value-type="float" office:value="4.94271358989075" calcext:value-type="float">
            <text:p>4,94271358989075</text:p>
          </table:table-cell>
          <table:table-cell table:formula="of:=rr * (α^[.F91] - α^[.E91])" office:value-type="float" office:value="313.847059955358" calcext:value-type="float">
            <text:p>313,847059955358</text:p>
          </table:table-cell>
          <table:table-cell table:formula="of:=rr * (α^cc - 1) * α^(cc * (λ^dd / (1 - λ^dd))) * α^(-cc * λ^(dd * [.A91]) / (1 - λ^dd))" office:value-type="float" office:value="313.847059955358" calcext:value-type="float">
            <text:p>313,847059955358</text:p>
          </table:table-cell>
          <table:table-cell table:formula="of:=[.I90]+1" office:value-type="float" office:value="90" calcext:value-type="float">
            <text:p>90</text:p>
          </table:table-cell>
          <table:table-cell table:formula="of:=k * (1 + EPSILON)^([.I91] - 1)" office:value-type="float" office:value="4.70026188189538E+018" calcext:value-type="float">
            <text:p>4,70026188189538E+018</text:p>
          </table:table-cell>
          <table:table-cell table:formula="of:=[.K90] + [.J91]" office:value-type="float" office:value="1.41007856456861E+019" calcext:value-type="float">
            <text:p>1,41007856456861E+019</text:p>
          </table:table-cell>
        </table:table-row>
        <table:table-row table:style-name="ro1">
          <table:table-cell table:formula="of:=[.A91] + 1" office:value-type="float" office:value="29" calcext:value-type="float">
            <text:p>29</text:p>
          </table:table-cell>
          <table:table-cell table:formula="of:=[.B91] + dd" office:value-type="float" office:value="7" calcext:value-type="float">
            <text:p>7</text:p>
          </table:table-cell>
          <table:table-cell table:formula="of:=cc" office:value-type="float" office:value="0.45" calcext:value-type="float">
            <text:p>0,45</text:p>
          </table:table-cell>
          <table:table-cell table:formula="of:=[.F91]" office:value-type="float" office:value="4.94271358989075" calcext:value-type="float">
            <text:p>4,94271358989075</text:p>
          </table:table-cell>
          <table:table-cell table:formula="of:=[.D92] * LAMBDA^([.$B92] - [.$B91])" office:value-type="float" office:value="4.53248834633249" calcext:value-type="float">
            <text:p>4,53248834633249</text:p>
          </table:table-cell>
          <table:table-cell table:formula="of:=[.F91] * LAMBDA^([.B92] - [.B91]) + [.C92]" office:value-type="float" office:value="4.98248834633249" calcext:value-type="float">
            <text:p>4,98248834633249</text:p>
          </table:table-cell>
          <table:table-cell table:formula="of:=rr * (α^[.F92] - α^[.E92])" office:value-type="float" office:value="318.075538907746" calcext:value-type="float">
            <text:p>318,075538907746</text:p>
          </table:table-cell>
          <table:table-cell table:formula="of:=rr * (α^cc - 1) * α^(cc * (λ^dd / (1 - λ^dd))) * α^(-cc * λ^(dd * [.A92]) / (1 - λ^dd))" office:value-type="float" office:value="318.075538907746" calcext:value-type="float">
            <text:p>318,075538907746</text:p>
          </table:table-cell>
          <table:table-cell table:formula="of:=[.I91]+1" office:value-type="float" office:value="91" calcext:value-type="float">
            <text:p>91</text:p>
          </table:table-cell>
          <table:table-cell table:formula="of:=k * (1 + EPSILON)^([.I92] - 1)" office:value-type="float" office:value="7.05039282284307E+018" calcext:value-type="float">
            <text:p>7,05039282284307E+018</text:p>
          </table:table-cell>
          <table:table-cell table:formula="of:=[.K91] + [.J92]" office:value-type="float" office:value="2.11511784685292E+019" calcext:value-type="float">
            <text:p>2,11511784685292E+019</text:p>
          </table:table-cell>
        </table:table-row>
        <table:table-row table:style-name="ro1">
          <table:table-cell table:formula="of:=[.A92] + 1" office:value-type="float" office:value="30" calcext:value-type="float">
            <text:p>30</text:p>
          </table:table-cell>
          <table:table-cell table:formula="of:=[.B92] + dd" office:value-type="float" office:value="7.25" calcext:value-type="float">
            <text:p>7,2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92]" office:value-type="float" office:value="4.98248834633249" calcext:value-type="float">
            <text:p>4,98248834633249</text:p>
          </table:table-cell>
          <table:table-cell table:formula="of:=[.D93] * LAMBDA^([.$B93] - [.$B92])" office:value-type="float" office:value="4.56896195880705" calcext:value-type="float">
            <text:p>4,56896195880705</text:p>
          </table:table-cell>
          <table:table-cell table:formula="of:=[.F92] * LAMBDA^([.B93] - [.B92]) + [.C93]" office:value-type="float" office:value="5.01896195880705" calcext:value-type="float">
            <text:p>5,01896195880705</text:p>
          </table:table-cell>
          <table:table-cell table:formula="of:=rr * (α^[.F93] - α^[.E93])" office:value-type="float" office:value="322.003126869837" calcext:value-type="float">
            <text:p>322,003126869837</text:p>
          </table:table-cell>
          <table:table-cell table:formula="of:=rr * (α^cc - 1) * α^(cc * (λ^dd / (1 - λ^dd))) * α^(-cc * λ^(dd * [.A93]) / (1 - λ^dd))" office:value-type="float" office:value="322.003126869837" calcext:value-type="float">
            <text:p>322,003126869837</text:p>
          </table:table-cell>
          <table:table-cell table:formula="of:=[.I92]+1" office:value-type="float" office:value="92" calcext:value-type="float">
            <text:p>92</text:p>
          </table:table-cell>
          <table:table-cell table:formula="of:=k * (1 + EPSILON)^([.I93] - 1)" office:value-type="float" office:value="1.05755892342646E+019" calcext:value-type="float">
            <text:p>1,05755892342646E+019</text:p>
          </table:table-cell>
          <table:table-cell table:formula="of:=[.K92] + [.J93]" office:value-type="float" office:value="3.17267677027938E+019" calcext:value-type="float">
            <text:p>3,17267677027938E+019</text:p>
          </table:table-cell>
        </table:table-row>
        <table:table-row table:style-name="ro1">
          <table:table-cell table:formula="of:=[.A93] + 1" office:value-type="float" office:value="31" calcext:value-type="float">
            <text:p>31</text:p>
          </table:table-cell>
          <table:table-cell table:formula="of:=[.B93] + dd" office:value-type="float" office:value="7.5" calcext:value-type="float">
            <text:p>7,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93]" office:value-type="float" office:value="5.01896195880705" calcext:value-type="float">
            <text:p>5,01896195880705</text:p>
          </table:table-cell>
          <table:table-cell table:formula="of:=[.D94] * LAMBDA^([.$B94] - [.$B93])" office:value-type="float" office:value="4.6024084089165" calcext:value-type="float">
            <text:p>4,6024084089165</text:p>
          </table:table-cell>
          <table:table-cell table:formula="of:=[.F93] * LAMBDA^([.B94] - [.B93]) + [.C94]" office:value-type="float" office:value="5.0524084089165" calcext:value-type="float">
            <text:p>5,0524084089165</text:p>
          </table:table-cell>
          <table:table-cell table:formula="of:=rr * (α^[.F94] - α^[.E94])" office:value-type="float" office:value="325.64735350404" calcext:value-type="float">
            <text:p>325,64735350404</text:p>
          </table:table-cell>
          <table:table-cell table:formula="of:=rr * (α^cc - 1) * α^(cc * (λ^dd / (1 - λ^dd))) * α^(-cc * λ^(dd * [.A94]) / (1 - λ^dd))" office:value-type="float" office:value="325.64735350404" calcext:value-type="float">
            <text:p>325,64735350404</text:p>
          </table:table-cell>
          <table:table-cell table:formula="of:=[.I93]+1" office:value-type="float" office:value="93" calcext:value-type="float">
            <text:p>93</text:p>
          </table:table-cell>
          <table:table-cell table:formula="of:=k * (1 + EPSILON)^([.I94] - 1)" office:value-type="float" office:value="1.58633838513969E+019" calcext:value-type="float">
            <text:p>1,58633838513969E+019</text:p>
          </table:table-cell>
          <table:table-cell table:formula="of:=[.K93] + [.J94]" office:value-type="float" office:value="4.75901515541907E+019" calcext:value-type="float">
            <text:p>4,75901515541907E+019</text:p>
          </table:table-cell>
        </table:table-row>
        <table:table-row table:style-name="ro1">
          <table:table-cell table:formula="of:=[.A94] + 1" office:value-type="float" office:value="32" calcext:value-type="float">
            <text:p>32</text:p>
          </table:table-cell>
          <table:table-cell table:formula="of:=[.B94] + dd" office:value-type="float" office:value="7.75" calcext:value-type="float">
            <text:p>7,7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94]" office:value-type="float" office:value="5.0524084089165" calcext:value-type="float">
            <text:p>5,0524084089165</text:p>
          </table:table-cell>
          <table:table-cell table:formula="of:=[.D95] * LAMBDA^([.$B95] - [.$B94])" office:value-type="float" office:value="4.63307893889771" calcext:value-type="float">
            <text:p>4,63307893889771</text:p>
          </table:table-cell>
          <table:table-cell table:formula="of:=[.F94] * LAMBDA^([.B95] - [.B94]) + [.C95]" office:value-type="float" office:value="5.08307893889771" calcext:value-type="float">
            <text:p>5,08307893889771</text:p>
          </table:table-cell>
          <table:table-cell table:formula="of:=rr * (α^[.F95] - α^[.E95])" office:value-type="float" office:value="329.025363325816" calcext:value-type="float">
            <text:p>329,025363325816</text:p>
          </table:table-cell>
          <table:table-cell table:formula="of:=rr * (α^cc - 1) * α^(cc * (λ^dd / (1 - λ^dd))) * α^(-cc * λ^(dd * [.A95]) / (1 - λ^dd))" office:value-type="float" office:value="329.025363325815" calcext:value-type="float">
            <text:p>329,025363325815</text:p>
          </table:table-cell>
          <table:table-cell table:formula="of:=[.I94]+1" office:value-type="float" office:value="94" calcext:value-type="float">
            <text:p>94</text:p>
          </table:table-cell>
          <table:table-cell table:formula="of:=k * (1 + EPSILON)^([.I95] - 1)" office:value-type="float" office:value="2.37950757770954E+019" calcext:value-type="float">
            <text:p>2,37950757770954E+019</text:p>
          </table:table-cell>
          <table:table-cell table:formula="of:=[.K94] + [.J95]" office:value-type="float" office:value="7.13852273312861E+019" calcext:value-type="float">
            <text:p>7,13852273312861E+019</text:p>
          </table:table-cell>
        </table:table-row>
        <table:table-row table:style-name="ro1">
          <table:table-cell table:formula="of:=[.A95] + 1" office:value-type="float" office:value="33" calcext:value-type="float">
            <text:p>33</text:p>
          </table:table-cell>
          <table:table-cell table:formula="of:=[.B95] + dd" office:value-type="float" office:value="8" calcext:value-type="float">
            <text:p>8</text:p>
          </table:table-cell>
          <table:table-cell table:formula="of:=cc" office:value-type="float" office:value="0.45" calcext:value-type="float">
            <text:p>0,45</text:p>
          </table:table-cell>
          <table:table-cell table:formula="of:=[.F95]" office:value-type="float" office:value="5.08307893889771" calcext:value-type="float">
            <text:p>5,08307893889771</text:p>
          </table:table-cell>
          <table:table-cell table:formula="of:=[.D96] * LAMBDA^([.$B96] - [.$B95])" office:value-type="float" office:value="4.66120393889771" calcext:value-type="float">
            <text:p>4,66120393889771</text:p>
          </table:table-cell>
          <table:table-cell table:formula="of:=[.F95] * LAMBDA^([.B96] - [.B95]) + [.C96]" office:value-type="float" office:value="5.11120393889771" calcext:value-type="float">
            <text:p>5,11120393889771</text:p>
          </table:table-cell>
          <table:table-cell table:formula="of:=rr * (α^[.F96] - α^[.E96])" office:value-type="float" office:value="332.153802313331" calcext:value-type="float">
            <text:p>332,153802313331</text:p>
          </table:table-cell>
          <table:table-cell table:formula="of:=rr * (α^cc - 1) * α^(cc * (λ^dd / (1 - λ^dd))) * α^(-cc * λ^(dd * [.A96]) / (1 - λ^dd))" office:value-type="float" office:value="332.153802313331" calcext:value-type="float">
            <text:p>332,153802313331</text:p>
          </table:table-cell>
          <table:table-cell table:formula="of:=[.I95]+1" office:value-type="float" office:value="95" calcext:value-type="float">
            <text:p>95</text:p>
          </table:table-cell>
          <table:table-cell table:formula="of:=k * (1 + EPSILON)^([.I96] - 1)" office:value-type="float" office:value="3.5692613665643E+019" calcext:value-type="float">
            <text:p>3,5692613665643E+019</text:p>
          </table:table-cell>
          <table:table-cell table:formula="of:=[.K95] + [.J96]" office:value-type="float" office:value="1.07077840996929E+020" calcext:value-type="float">
            <text:p>1,07077840996929E+020</text:p>
          </table:table-cell>
        </table:table-row>
        <table:table-row table:style-name="ro1">
          <table:table-cell table:formula="of:=[.A96] + 1" office:value-type="float" office:value="34" calcext:value-type="float">
            <text:p>34</text:p>
          </table:table-cell>
          <table:table-cell table:formula="of:=[.B96] + dd" office:value-type="float" office:value="8.25" calcext:value-type="float">
            <text:p>8,2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96]" office:value-type="float" office:value="5.11120393889771" calcext:value-type="float">
            <text:p>5,11120393889771</text:p>
          </table:table-cell>
          <table:table-cell table:formula="of:=[.D97] * LAMBDA^([.$B97] - [.$B96])" office:value-type="float" office:value="4.68699467761284" calcext:value-type="float">
            <text:p>4,68699467761284</text:p>
          </table:table-cell>
          <table:table-cell table:formula="of:=[.F96] * LAMBDA^([.B97] - [.B96]) + [.C97]" office:value-type="float" office:value="5.13699467761284" calcext:value-type="float">
            <text:p>5,13699467761284</text:p>
          </table:table-cell>
          <table:table-cell table:formula="of:=rr * (α^[.F97] - α^[.E97])" office:value-type="float" office:value="335.048731752726" calcext:value-type="float">
            <text:p>335,048731752726</text:p>
          </table:table-cell>
          <table:table-cell table:formula="of:=rr * (α^cc - 1) * α^(cc * (λ^dd / (1 - λ^dd))) * α^(-cc * λ^(dd * [.A97]) / (1 - λ^dd))" office:value-type="float" office:value="335.048731752726" calcext:value-type="float">
            <text:p>335,048731752726</text:p>
          </table:table-cell>
          <table:table-cell table:formula="of:=[.I96]+1" office:value-type="float" office:value="96" calcext:value-type="float">
            <text:p>96</text:p>
          </table:table-cell>
          <table:table-cell table:formula="of:=k * (1 + EPSILON)^([.I97] - 1)" office:value-type="float" office:value="5.35389204984646E+019" calcext:value-type="float">
            <text:p>5,35389204984646E+019</text:p>
          </table:table-cell>
          <table:table-cell table:formula="of:=[.K96] + [.J97]" office:value-type="float" office:value="1.60616761495394E+020" calcext:value-type="float">
            <text:p>1,60616761495394E+020</text:p>
          </table:table-cell>
        </table:table-row>
        <table:table-row table:style-name="ro1">
          <table:table-cell table:formula="of:=[.A97] + 1" office:value-type="float" office:value="35" calcext:value-type="float">
            <text:p>35</text:p>
          </table:table-cell>
          <table:table-cell table:formula="of:=[.B97] + dd" office:value-type="float" office:value="8.5" calcext:value-type="float">
            <text:p>8,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97]" office:value-type="float" office:value="5.13699467761284" calcext:value-type="float">
            <text:p>5,13699467761284</text:p>
          </table:table-cell>
          <table:table-cell table:formula="of:=[.D98] * LAMBDA^([.$B98] - [.$B97])" office:value-type="float" office:value="4.71064488929185" calcext:value-type="float">
            <text:p>4,71064488929185</text:p>
          </table:table-cell>
          <table:table-cell table:formula="of:=[.F97] * LAMBDA^([.B98] - [.B97]) + [.C98]" office:value-type="float" office:value="5.16064488929185" calcext:value-type="float">
            <text:p>5,16064488929185</text:p>
          </table:table-cell>
          <table:table-cell table:formula="of:=rr * (α^[.F98] - α^[.E98])" office:value-type="float" office:value="337.725565328036" calcext:value-type="float">
            <text:p>337,725565328036</text:p>
          </table:table-cell>
          <table:table-cell table:formula="of:=rr * (α^cc - 1) * α^(cc * (λ^dd / (1 - λ^dd))) * α^(-cc * λ^(dd * [.A98]) / (1 - λ^dd))" office:value-type="float" office:value="337.725565328035" calcext:value-type="float">
            <text:p>337,725565328035</text:p>
          </table:table-cell>
          <table:table-cell table:formula="of:=[.I97]+1" office:value-type="float" office:value="97" calcext:value-type="float">
            <text:p>97</text:p>
          </table:table-cell>
          <table:table-cell table:formula="of:=k * (1 + EPSILON)^([.I98] - 1)" office:value-type="float" office:value="8.03083807476968E+019" calcext:value-type="float">
            <text:p>8,03083807476968E+019</text:p>
          </table:table-cell>
          <table:table-cell table:formula="of:=[.K97] + [.J98]" office:value-type="float" office:value="2.40925142243091E+020" calcext:value-type="float">
            <text:p>2,40925142243091E+020</text:p>
          </table:table-cell>
        </table:table-row>
        <table:table-row table:style-name="ro1">
          <table:table-cell table:formula="of:=[.A98] + 1" office:value-type="float" office:value="36" calcext:value-type="float">
            <text:p>36</text:p>
          </table:table-cell>
          <table:table-cell table:formula="of:=[.B98] + dd" office:value-type="float" office:value="8.75" calcext:value-type="float">
            <text:p>8,7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98]" office:value-type="float" office:value="5.16064488929185" calcext:value-type="float">
            <text:p>5,16064488929185</text:p>
          </table:table-cell>
          <table:table-cell table:formula="of:=[.D99] * LAMBDA^([.$B99] - [.$B98])" office:value-type="float" office:value="4.73233222902415" calcext:value-type="float">
            <text:p>4,73233222902415</text:p>
          </table:table-cell>
          <table:table-cell table:formula="of:=[.F98] * LAMBDA^([.B99] - [.B98]) + [.C99]" office:value-type="float" office:value="5.18233222902415" calcext:value-type="float">
            <text:p>5,18233222902415</text:p>
          </table:table-cell>
          <table:table-cell table:formula="of:=rr * (α^[.F99] - α^[.E99])" office:value-type="float" office:value="340.199025848476" calcext:value-type="float">
            <text:p>340,199025848476</text:p>
          </table:table-cell>
          <table:table-cell table:formula="of:=rr * (α^cc - 1) * α^(cc * (λ^dd / (1 - λ^dd))) * α^(-cc * λ^(dd * [.A99]) / (1 - λ^dd))" office:value-type="float" office:value="340.199025848475" calcext:value-type="float">
            <text:p>340,199025848475</text:p>
          </table:table-cell>
          <table:table-cell table:formula="of:=[.I98]+1" office:value-type="float" office:value="98" calcext:value-type="float">
            <text:p>98</text:p>
          </table:table-cell>
          <table:table-cell table:formula="of:=k * (1 + EPSILON)^([.I99] - 1)" office:value-type="float" office:value="1.20462571121545E+020" calcext:value-type="float">
            <text:p>1,20462571121545E+020</text:p>
          </table:table-cell>
          <table:table-cell table:formula="of:=[.K98] + [.J99]" office:value-type="float" office:value="3.61387713364636E+020" calcext:value-type="float">
            <text:p>3,61387713364636E+020</text:p>
          </table:table-cell>
        </table:table-row>
        <table:table-row table:style-name="ro1">
          <table:table-cell table:formula="of:=[.A99] + 1" office:value-type="float" office:value="37" calcext:value-type="float">
            <text:p>37</text:p>
          </table:table-cell>
          <table:table-cell table:formula="of:=[.B99] + dd" office:value-type="float" office:value="9" calcext:value-type="float">
            <text:p>9</text:p>
          </table:table-cell>
          <table:table-cell table:formula="of:=cc" office:value-type="float" office:value="0.45" calcext:value-type="float">
            <text:p>0,45</text:p>
          </table:table-cell>
          <table:table-cell table:formula="of:=[.F99]" office:value-type="float" office:value="5.18233222902415" calcext:value-type="float">
            <text:p>5,18233222902415</text:p>
          </table:table-cell>
          <table:table-cell table:formula="of:=[.D100] * LAMBDA^([.$B100] - [.$B99])" office:value-type="float" office:value="4.75221960724502" calcext:value-type="float">
            <text:p>4,75221960724502</text:p>
          </table:table-cell>
          <table:table-cell table:formula="of:=[.F99] * LAMBDA^([.B100] - [.B99]) + [.C100]" office:value-type="float" office:value="5.20221960724502" calcext:value-type="float">
            <text:p>5,20221960724502</text:p>
          </table:table-cell>
          <table:table-cell table:formula="of:=rr * (α^[.F100] - α^[.E100])" office:value-type="float" office:value="342.483118391974" calcext:value-type="float">
            <text:p>342,483118391974</text:p>
          </table:table-cell>
          <table:table-cell table:formula="of:=rr * (α^cc - 1) * α^(cc * (λ^dd / (1 - λ^dd))) * α^(-cc * λ^(dd * [.A100]) / (1 - λ^dd))" office:value-type="float" office:value="342.483118391974" calcext:value-type="float">
            <text:p>342,483118391974</text:p>
          </table:table-cell>
          <table:table-cell table:formula="of:=[.I99]+1" office:value-type="float" office:value="99" calcext:value-type="float">
            <text:p>99</text:p>
          </table:table-cell>
          <table:table-cell table:formula="of:=k * (1 + EPSILON)^([.I100] - 1)" office:value-type="float" office:value="1.80693856682318E+020" calcext:value-type="float">
            <text:p>1,80693856682318E+020</text:p>
          </table:table-cell>
          <table:table-cell table:formula="of:=[.K99] + [.J100]" office:value-type="float" office:value="5.42081570046954E+020" calcext:value-type="float">
            <text:p>5,42081570046954E+020</text:p>
          </table:table-cell>
        </table:table-row>
        <table:table-row table:style-name="ro1">
          <table:table-cell table:formula="of:=[.A100] + 1" office:value-type="float" office:value="38" calcext:value-type="float">
            <text:p>38</text:p>
          </table:table-cell>
          <table:table-cell table:formula="of:=[.B100] + dd" office:value-type="float" office:value="9.25" calcext:value-type="float">
            <text:p>9,2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00]" office:value-type="float" office:value="5.20221960724502" calcext:value-type="float">
            <text:p>5,20221960724502</text:p>
          </table:table-cell>
          <table:table-cell table:formula="of:=[.D101] * LAMBDA^([.$B101] - [.$B100])" office:value-type="float" office:value="4.7704564134823" calcext:value-type="float">
            <text:p>4,7704564134823</text:p>
          </table:table-cell>
          <table:table-cell table:formula="of:=[.F100] * LAMBDA^([.B101] - [.B100]) + [.C101]" office:value-type="float" office:value="5.2204564134823" calcext:value-type="float">
            <text:p>5,2204564134823</text:p>
          </table:table-cell>
          <table:table-cell table:formula="of:=rr * (α^[.F101] - α^[.E101])" office:value-type="float" office:value="344.591117019372" calcext:value-type="float">
            <text:p>344,591117019372</text:p>
          </table:table-cell>
          <table:table-cell table:formula="of:=rr * (α^cc - 1) * α^(cc * (λ^dd / (1 - λ^dd))) * α^(-cc * λ^(dd * [.A101]) / (1 - λ^dd))" office:value-type="float" office:value="344.591117019372" calcext:value-type="float">
            <text:p>344,591117019372</text:p>
          </table:table-cell>
          <table:table-cell table:formula="of:=[.I100]+1" office:value-type="float" office:value="100" calcext:value-type="float">
            <text:p>100</text:p>
          </table:table-cell>
          <table:table-cell table:formula="of:=k * (1 + EPSILON)^([.I101] - 1)" office:value-type="float" office:value="2.71040785023477E+020" calcext:value-type="float">
            <text:p>2,71040785023477E+020</text:p>
          </table:table-cell>
          <table:table-cell table:formula="of:=[.K100] + [.J101]" office:value-type="float" office:value="8.13122355070431E+020" calcext:value-type="float">
            <text:p>8,13122355070431E+020</text:p>
          </table:table-cell>
        </table:table-row>
        <table:table-row table:style-name="ro1">
          <table:table-cell table:formula="of:=[.A101] + 1" office:value-type="float" office:value="39" calcext:value-type="float">
            <text:p>39</text:p>
          </table:table-cell>
          <table:table-cell table:formula="of:=[.B101] + dd" office:value-type="float" office:value="9.5" calcext:value-type="float">
            <text:p>9,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01]" office:value-type="float" office:value="5.2204564134823" calcext:value-type="float">
            <text:p>5,2204564134823</text:p>
          </table:table-cell>
          <table:table-cell table:formula="of:=[.D102] * LAMBDA^([.$B102] - [.$B101])" office:value-type="float" office:value="4.78717963853703" calcext:value-type="float">
            <text:p>4,78717963853703</text:p>
          </table:table-cell>
          <table:table-cell table:formula="of:=[.F101] * LAMBDA^([.B102] - [.B101]) + [.C102]" office:value-type="float" office:value="5.23717963853703" calcext:value-type="float">
            <text:p>5,23717963853703</text:p>
          </table:table-cell>
          <table:table-cell table:formula="of:=rr * (α^[.F102] - α^[.E102])" office:value-type="float" office:value="346.535562569672" calcext:value-type="float">
            <text:p>346,535562569672</text:p>
          </table:table-cell>
          <table:table-cell table:formula="of:=rr * (α^cc - 1) * α^(cc * (λ^dd / (1 - λ^dd))) * α^(-cc * λ^(dd * [.A102]) / (1 - λ^dd))" office:value-type="float" office:value="346.535562569672" calcext:value-type="float">
            <text:p>346,535562569672</text:p>
          </table:table-cell>
          <table:table-cell table:number-columns-repeated="3"/>
        </table:table-row>
        <table:table-row table:style-name="ro1">
          <table:table-cell table:formula="of:=[.A102] + 1" office:value-type="float" office:value="40" calcext:value-type="float">
            <text:p>40</text:p>
          </table:table-cell>
          <table:table-cell table:formula="of:=[.B102] + dd" office:value-type="float" office:value="9.75" calcext:value-type="float">
            <text:p>9,7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02]" office:value-type="float" office:value="5.23717963853703" calcext:value-type="float">
            <text:p>5,23717963853703</text:p>
          </table:table-cell>
          <table:table-cell table:formula="of:=[.D103] * LAMBDA^([.$B103] - [.$B102])" office:value-type="float" office:value="4.80251490352763" calcext:value-type="float">
            <text:p>4,80251490352763</text:p>
          </table:table-cell>
          <table:table-cell table:formula="of:=[.F102] * LAMBDA^([.B103] - [.B102]) + [.C103]" office:value-type="float" office:value="5.25251490352763" calcext:value-type="float">
            <text:p>5,25251490352763</text:p>
          </table:table-cell>
          <table:table-cell table:formula="of:=rr * (α^[.F103] - α^[.E103])" office:value-type="float" office:value="348.328269377457" calcext:value-type="float">
            <text:p>348,328269377457</text:p>
          </table:table-cell>
          <table:table-cell table:formula="of:=rr * (α^cc - 1) * α^(cc * (λ^dd / (1 - λ^dd))) * α^(-cc * λ^(dd * [.A103]) / (1 - λ^dd))" office:value-type="float" office:value="348.328269377457" calcext:value-type="float">
            <text:p>348,328269377457</text:p>
          </table:table-cell>
          <table:table-cell table:number-columns-repeated="3"/>
        </table:table-row>
        <table:table-row table:style-name="ro1">
          <table:table-cell table:formula="of:=[.A103] + 1" office:value-type="float" office:value="41" calcext:value-type="float">
            <text:p>41</text:p>
          </table:table-cell>
          <table:table-cell table:formula="of:=[.B103] + dd" office:value-type="float" office:value="10" calcext:value-type="float">
            <text:p>10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03]" office:value-type="float" office:value="5.25251490352763" calcext:value-type="float">
            <text:p>5,25251490352763</text:p>
          </table:table-cell>
          <table:table-cell table:formula="of:=[.D104] * LAMBDA^([.$B104] - [.$B103])" office:value-type="float" office:value="4.81657740352763" calcext:value-type="float">
            <text:p>4,81657740352763</text:p>
          </table:table-cell>
          <table:table-cell table:formula="of:=[.F103] * LAMBDA^([.B104] - [.B103]) + [.C104]" office:value-type="float" office:value="5.26657740352763" calcext:value-type="float">
            <text:p>5,26657740352763</text:p>
          </table:table-cell>
          <table:table-cell table:formula="of:=rr * (α^[.F104] - α^[.E104])" office:value-type="float" office:value="349.980339056113" calcext:value-type="float">
            <text:p>349,980339056113</text:p>
          </table:table-cell>
          <table:table-cell table:formula="of:=rr * (α^cc - 1) * α^(cc * (λ^dd / (1 - λ^dd))) * α^(-cc * λ^(dd * [.A104]) / (1 - λ^dd))" office:value-type="float" office:value="349.980339056113" calcext:value-type="float">
            <text:p>349,980339056113</text:p>
          </table:table-cell>
          <table:table-cell table:number-columns-repeated="3"/>
        </table:table-row>
        <table:table-row table:style-name="ro1">
          <table:table-cell table:formula="of:=[.A104] + 1" office:value-type="float" office:value="42" calcext:value-type="float">
            <text:p>42</text:p>
          </table:table-cell>
          <table:table-cell table:formula="of:=[.B104] + dd" office:value-type="float" office:value="10.25" calcext:value-type="float">
            <text:p>10,2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04]" office:value-type="float" office:value="5.26657740352763" calcext:value-type="float">
            <text:p>5,26657740352763</text:p>
          </table:table-cell>
          <table:table-cell table:formula="of:=[.D105] * LAMBDA^([.$B105] - [.$B104])" office:value-type="float" office:value="4.8294727728852" calcext:value-type="float">
            <text:p>4,8294727728852</text:p>
          </table:table-cell>
          <table:table-cell table:formula="of:=[.F104] * LAMBDA^([.B105] - [.B104]) + [.C105]" office:value-type="float" office:value="5.2794727728852" calcext:value-type="float">
            <text:p>5,2794727728852</text:p>
          </table:table-cell>
          <table:table-cell table:formula="of:=rr * (α^[.F105] - α^[.E105])" office:value-type="float" office:value="351.502179763469" calcext:value-type="float">
            <text:p>351,502179763469</text:p>
          </table:table-cell>
          <table:table-cell table:formula="of:=rr * (α^cc - 1) * α^(cc * (λ^dd / (1 - λ^dd))) * α^(-cc * λ^(dd * [.A105]) / (1 - λ^dd))" office:value-type="float" office:value="351.502179763469" calcext:value-type="float">
            <text:p>351,502179763469</text:p>
          </table:table-cell>
          <table:table-cell table:number-columns-repeated="3"/>
        </table:table-row>
        <table:table-row table:style-name="ro1">
          <table:table-cell table:formula="of:=[.A105] + 1" office:value-type="float" office:value="43" calcext:value-type="float">
            <text:p>43</text:p>
          </table:table-cell>
          <table:table-cell table:formula="of:=[.B105] + dd" office:value-type="float" office:value="10.5" calcext:value-type="float">
            <text:p>10,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05]" office:value-type="float" office:value="5.2794727728852" calcext:value-type="float">
            <text:p>5,2794727728852</text:p>
          </table:table-cell>
          <table:table-cell table:formula="of:=[.D106] * LAMBDA^([.$B106] - [.$B105])" office:value-type="float" office:value="4.84129787872471" calcext:value-type="float">
            <text:p>4,84129787872471</text:p>
          </table:table-cell>
          <table:table-cell table:formula="of:=[.F105] * LAMBDA^([.B106] - [.B105]) + [.C106]" office:value-type="float" office:value="5.29129787872471" calcext:value-type="float">
            <text:p>5,29129787872471</text:p>
          </table:table-cell>
          <table:table-cell table:formula="of:=rr * (α^[.F106] - α^[.E106])" office:value-type="float" office:value="352.903529610141" calcext:value-type="float">
            <text:p>352,903529610141</text:p>
          </table:table-cell>
          <table:table-cell table:formula="of:=rr * (α^cc - 1) * α^(cc * (λ^dd / (1 - λ^dd))) * α^(-cc * λ^(dd * [.A106]) / (1 - λ^dd))" office:value-type="float" office:value="352.90352961014" calcext:value-type="float">
            <text:p>352,90352961014</text:p>
          </table:table-cell>
          <table:table-cell table:number-columns-repeated="3"/>
        </table:table-row>
        <table:table-row table:style-name="ro1">
          <table:table-cell table:formula="of:=[.A106] + 1" office:value-type="float" office:value="44" calcext:value-type="float">
            <text:p>44</text:p>
          </table:table-cell>
          <table:table-cell table:formula="of:=[.B106] + dd" office:value-type="float" office:value="10.75" calcext:value-type="float">
            <text:p>10,7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06]" office:value-type="float" office:value="5.29129787872471" calcext:value-type="float">
            <text:p>5,29129787872471</text:p>
          </table:table-cell>
          <table:table-cell table:formula="of:=[.D107] * LAMBDA^([.$B107] - [.$B106])" office:value-type="float" office:value="4.85214154859086" calcext:value-type="float">
            <text:p>4,85214154859086</text:p>
          </table:table-cell>
          <table:table-cell table:formula="of:=[.F106] * LAMBDA^([.B107] - [.B106]) + [.C107]" office:value-type="float" office:value="5.30214154859086" calcext:value-type="float">
            <text:p>5,30214154859086</text:p>
          </table:table-cell>
          <table:table-cell table:formula="of:=rr * (α^[.F107] - α^[.E107])" office:value-type="float" office:value="354.193483086142" calcext:value-type="float">
            <text:p>354,193483086142</text:p>
          </table:table-cell>
          <table:table-cell table:formula="of:=rr * (α^cc - 1) * α^(cc * (λ^dd / (1 - λ^dd))) * α^(-cc * λ^(dd * [.A107]) / (1 - λ^dd))" office:value-type="float" office:value="354.193483086142" calcext:value-type="float">
            <text:p>354,193483086142</text:p>
          </table:table-cell>
          <table:table-cell table:number-columns-repeated="3"/>
        </table:table-row>
        <table:table-row table:style-name="ro1">
          <table:table-cell table:formula="of:=[.A107] + 1" office:value-type="float" office:value="45" calcext:value-type="float">
            <text:p>45</text:p>
          </table:table-cell>
          <table:table-cell table:formula="of:=[.B107] + dd" office:value-type="float" office:value="11" calcext:value-type="float">
            <text:p>11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07]" office:value-type="float" office:value="5.30214154859086" calcext:value-type="float">
            <text:p>5,30214154859086</text:p>
          </table:table-cell>
          <table:table-cell table:formula="of:=[.D108] * LAMBDA^([.$B108] - [.$B107])" office:value-type="float" office:value="4.86208523770129" calcext:value-type="float">
            <text:p>4,86208523770129</text:p>
          </table:table-cell>
          <table:table-cell table:formula="of:=[.F107] * LAMBDA^([.B108] - [.B107]) + [.C108]" office:value-type="float" office:value="5.31208523770129" calcext:value-type="float">
            <text:p>5,31208523770129</text:p>
          </table:table-cell>
          <table:table-cell table:formula="of:=rr * (α^[.F108] - α^[.E108])" office:value-type="float" office:value="355.380519570031" calcext:value-type="float">
            <text:p>355,380519570031</text:p>
          </table:table-cell>
          <table:table-cell table:formula="of:=rr * (α^cc - 1) * α^(cc * (λ^dd / (1 - λ^dd))) * α^(-cc * λ^(dd * [.A108]) / (1 - λ^dd))" office:value-type="float" office:value="355.380519570031" calcext:value-type="float">
            <text:p>355,380519570031</text:p>
          </table:table-cell>
          <table:table-cell table:number-columns-repeated="3"/>
        </table:table-row>
        <table:table-row table:style-name="ro1">
          <table:table-cell table:formula="of:=[.A108] + 1" office:value-type="float" office:value="46" calcext:value-type="float">
            <text:p>46</text:p>
          </table:table-cell>
          <table:table-cell table:formula="of:=[.B108] + dd" office:value-type="float" office:value="11.25" calcext:value-type="float">
            <text:p>11,2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08]" office:value-type="float" office:value="5.31208523770129" calcext:value-type="float">
            <text:p>5,31208523770129</text:p>
          </table:table-cell>
          <table:table-cell table:formula="of:=[.D109] * LAMBDA^([.$B109] - [.$B108])" office:value-type="float" office:value="4.87120364081993" calcext:value-type="float">
            <text:p>4,87120364081993</text:p>
          </table:table-cell>
          <table:table-cell table:formula="of:=[.F108] * LAMBDA^([.B109] - [.B108]) + [.C109]" office:value-type="float" office:value="5.32120364081993" calcext:value-type="float">
            <text:p>5,32120364081993</text:p>
          </table:table-cell>
          <table:table-cell table:formula="of:=rr * (α^[.F109] - α^[.E109])" office:value-type="float" office:value="356.472533148777" calcext:value-type="float">
            <text:p>356,472533148777</text:p>
          </table:table-cell>
          <table:table-cell table:formula="of:=rr * (α^cc - 1) * α^(cc * (λ^dd / (1 - λ^dd))) * α^(-cc * λ^(dd * [.A109]) / (1 - λ^dd))" office:value-type="float" office:value="356.472533148777" calcext:value-type="float">
            <text:p>356,472533148777</text:p>
          </table:table-cell>
          <table:table-cell table:number-columns-repeated="3"/>
        </table:table-row>
        <table:table-row table:style-name="ro1">
          <table:table-cell table:formula="of:=[.A109] + 1" office:value-type="float" office:value="47" calcext:value-type="float">
            <text:p>47</text:p>
          </table:table-cell>
          <table:table-cell table:formula="of:=[.B109] + dd" office:value-type="float" office:value="11.5" calcext:value-type="float">
            <text:p>11,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09]" office:value-type="float" office:value="5.32120364081993" calcext:value-type="float">
            <text:p>5,32120364081993</text:p>
          </table:table-cell>
          <table:table-cell table:formula="of:=[.D110] * LAMBDA^([.$B110] - [.$B109])" office:value-type="float" office:value="4.87956525334729" calcext:value-type="float">
            <text:p>4,87956525334729</text:p>
          </table:table-cell>
          <table:table-cell table:formula="of:=[.F109] * LAMBDA^([.B110] - [.B109]) + [.C110]" office:value-type="float" office:value="5.32956525334729" calcext:value-type="float">
            <text:p>5,32956525334729</text:p>
          </table:table-cell>
          <table:table-cell table:formula="of:=rr * (α^[.F110] - α^[.E110])" office:value-type="float" office:value="357.476863118124" calcext:value-type="float">
            <text:p>357,476863118124</text:p>
          </table:table-cell>
          <table:table-cell table:formula="of:=rr * (α^cc - 1) * α^(cc * (λ^dd / (1 - λ^dd))) * α^(-cc * λ^(dd * [.A110]) / (1 - λ^dd))" office:value-type="float" office:value="357.476863118124" calcext:value-type="float">
            <text:p>357,476863118124</text:p>
          </table:table-cell>
          <table:table-cell table:number-columns-repeated="3"/>
        </table:table-row>
        <table:table-row table:style-name="ro1">
          <table:table-cell table:formula="of:=[.A110] + 1" office:value-type="float" office:value="48" calcext:value-type="float">
            <text:p>48</text:p>
          </table:table-cell>
          <table:table-cell table:formula="of:=[.B110] + dd" office:value-type="float" office:value="11.75" calcext:value-type="float">
            <text:p>11,7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10]" office:value-type="float" office:value="5.32956525334729" calcext:value-type="float">
            <text:p>5,32956525334729</text:p>
          </table:table-cell>
          <table:table-cell table:formula="of:=[.D111] * LAMBDA^([.$B111] - [.$B110])" office:value-type="float" office:value="4.8872328858426" calcext:value-type="float">
            <text:p>4,8872328858426</text:p>
          </table:table-cell>
          <table:table-cell table:formula="of:=[.F110] * LAMBDA^([.B111] - [.B110]) + [.C111]" office:value-type="float" office:value="5.3372328858426" calcext:value-type="float">
            <text:p>5,3372328858426</text:p>
          </table:table-cell>
          <table:table-cell table:formula="of:=rr * (α^[.F111] - α^[.E111])" office:value-type="float" office:value="358.400324654469" calcext:value-type="float">
            <text:p>358,400324654469</text:p>
          </table:table-cell>
          <table:table-cell table:formula="of:=rr * (α^cc - 1) * α^(cc * (λ^dd / (1 - λ^dd))) * α^(-cc * λ^(dd * [.A111]) / (1 - λ^dd))" office:value-type="float" office:value="358.400324654469" calcext:value-type="float">
            <text:p>358,400324654469</text:p>
          </table:table-cell>
          <table:table-cell table:number-columns-repeated="3"/>
        </table:table-row>
        <table:table-row table:style-name="ro1">
          <table:table-cell table:formula="of:=[.A111] + 1" office:value-type="float" office:value="49" calcext:value-type="float">
            <text:p>49</text:p>
          </table:table-cell>
          <table:table-cell table:formula="of:=[.B111] + dd" office:value-type="float" office:value="12" calcext:value-type="float">
            <text:p>12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11]" office:value-type="float" office:value="5.3372328858426" calcext:value-type="float">
            <text:p>5,3372328858426</text:p>
          </table:table-cell>
          <table:table-cell table:formula="of:=[.D112] * LAMBDA^([.$B112] - [.$B111])" office:value-type="float" office:value="4.8942641358426" calcext:value-type="float">
            <text:p>4,8942641358426</text:p>
          </table:table-cell>
          <table:table-cell table:formula="of:=[.F111] * LAMBDA^([.B112] - [.B111]) + [.C112]" office:value-type="float" office:value="5.3442641358426" calcext:value-type="float">
            <text:p>5,3442641358426</text:p>
          </table:table-cell>
          <table:table-cell table:formula="of:=rr * (α^[.F112] - α^[.E112])" office:value-type="float" office:value="359.249239252616" calcext:value-type="float">
            <text:p>359,249239252616</text:p>
          </table:table-cell>
          <table:table-cell table:formula="of:=rr * (α^cc - 1) * α^(cc * (λ^dd / (1 - λ^dd))) * α^(-cc * λ^(dd * [.A112]) / (1 - λ^dd))" office:value-type="float" office:value="359.249239252616" calcext:value-type="float">
            <text:p>359,249239252616</text:p>
          </table:table-cell>
          <table:table-cell table:number-columns-repeated="3"/>
        </table:table-row>
        <table:table-row table:style-name="ro1">
          <table:table-cell table:formula="of:=[.A112] + 1" office:value-type="float" office:value="50" calcext:value-type="float">
            <text:p>50</text:p>
          </table:table-cell>
          <table:table-cell table:formula="of:=[.B112] + dd" office:value-type="float" office:value="12.25" calcext:value-type="float">
            <text:p>12,2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12]" office:value-type="float" office:value="5.3442641358426" calcext:value-type="float">
            <text:p>5,3442641358426</text:p>
          </table:table-cell>
          <table:table-cell table:formula="of:=[.D113] * LAMBDA^([.$B113] - [.$B112])" office:value-type="float" office:value="4.90071182052138" calcext:value-type="float">
            <text:p>4,90071182052138</text:p>
          </table:table-cell>
          <table:table-cell table:formula="of:=[.F112] * LAMBDA^([.B113] - [.B112]) + [.C113]" office:value-type="float" office:value="5.35071182052138" calcext:value-type="float">
            <text:p>5,35071182052138</text:p>
          </table:table-cell>
          <table:table-cell table:formula="of:=rr * (α^[.F113] - α^[.E113])" office:value-type="float" office:value="360.029464611123" calcext:value-type="float">
            <text:p>360,029464611123</text:p>
          </table:table-cell>
          <table:table-cell table:formula="of:=rr * (α^cc - 1) * α^(cc * (λ^dd / (1 - λ^dd))) * α^(-cc * λ^(dd * [.A113]) / (1 - λ^dd))" office:value-type="float" office:value="360.029464611122" calcext:value-type="float">
            <text:p>360,029464611122</text:p>
          </table:table-cell>
          <table:table-cell table:number-columns-repeated="3"/>
        </table:table-row>
        <table:table-row table:style-name="ro1">
          <table:table-cell table:formula="of:=[.A113] + 1" office:value-type="float" office:value="51" calcext:value-type="float">
            <text:p>51</text:p>
          </table:table-cell>
          <table:table-cell table:formula="of:=[.B113] + dd" office:value-type="float" office:value="12.5" calcext:value-type="float">
            <text:p>12,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13]" office:value-type="float" office:value="5.35071182052138" calcext:value-type="float">
            <text:p>5,35071182052138</text:p>
          </table:table-cell>
          <table:table-cell table:formula="of:=[.D114] * LAMBDA^([.$B114] - [.$B113])" office:value-type="float" office:value="4.90662437344113" calcext:value-type="float">
            <text:p>4,90662437344113</text:p>
          </table:table-cell>
          <table:table-cell table:formula="of:=[.F113] * LAMBDA^([.B114] - [.B113]) + [.C114]" office:value-type="float" office:value="5.35662437344113" calcext:value-type="float">
            <text:p>5,35662437344113</text:p>
          </table:table-cell>
          <table:table-cell table:formula="of:=rr * (α^[.F114] - α^[.E114])" office:value-type="float" office:value="360.746423720444" calcext:value-type="float">
            <text:p>360,746423720444</text:p>
          </table:table-cell>
          <table:table-cell table:formula="of:=rr * (α^cc - 1) * α^(cc * (λ^dd / (1 - λ^dd))) * α^(-cc * λ^(dd * [.A114]) / (1 - λ^dd))" office:value-type="float" office:value="360.746423720444" calcext:value-type="float">
            <text:p>360,746423720444</text:p>
          </table:table-cell>
          <table:table-cell table:number-columns-repeated="3"/>
        </table:table-row>
        <table:table-row table:style-name="ro1">
          <table:table-cell table:formula="of:=[.A114] + 1" office:value-type="float" office:value="52" calcext:value-type="float">
            <text:p>52</text:p>
          </table:table-cell>
          <table:table-cell table:formula="of:=[.B114] + dd" office:value-type="float" office:value="12.75" calcext:value-type="float">
            <text:p>12,7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14]" office:value-type="float" office:value="5.35662437344113" calcext:value-type="float">
            <text:p>5,35662437344113</text:p>
          </table:table-cell>
          <table:table-cell table:formula="of:=[.D115] * LAMBDA^([.$B115] - [.$B114])" office:value-type="float" office:value="4.91204620837421" calcext:value-type="float">
            <text:p>4,91204620837421</text:p>
          </table:table-cell>
          <table:table-cell table:formula="of:=[.F114] * LAMBDA^([.B115] - [.B114]) + [.C115]" office:value-type="float" office:value="5.36204620837421" calcext:value-type="float">
            <text:p>5,36204620837421</text:p>
          </table:table-cell>
          <table:table-cell table:formula="of:=rr * (α^[.F115] - α^[.E115])" office:value-type="float" office:value="361.405132970437" calcext:value-type="float">
            <text:p>361,405132970437</text:p>
          </table:table-cell>
          <table:table-cell table:formula="of:=rr * (α^cc - 1) * α^(cc * (λ^dd / (1 - λ^dd))) * α^(-cc * λ^(dd * [.A115]) / (1 - λ^dd))" office:value-type="float" office:value="361.405132970436" calcext:value-type="float">
            <text:p>361,405132970436</text:p>
          </table:table-cell>
          <table:table-cell table:number-columns-repeated="3"/>
        </table:table-row>
        <table:table-row table:style-name="ro1">
          <table:table-cell table:formula="of:=[.A115] + 1" office:value-type="float" office:value="53" calcext:value-type="float">
            <text:p>53</text:p>
          </table:table-cell>
          <table:table-cell table:formula="of:=[.B115] + dd" office:value-type="float" office:value="13" calcext:value-type="float">
            <text:p>13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15]" office:value-type="float" office:value="5.36204620837421" calcext:value-type="float">
            <text:p>5,36204620837421</text:p>
          </table:table-cell>
          <table:table-cell table:formula="of:=[.D116] * LAMBDA^([.$B116] - [.$B115])" office:value-type="float" office:value="4.91701805292943" calcext:value-type="float">
            <text:p>4,91701805292943</text:p>
          </table:table-cell>
          <table:table-cell table:formula="of:=[.F115] * LAMBDA^([.B116] - [.B115]) + [.C116]" office:value-type="float" office:value="5.36701805292943" calcext:value-type="float">
            <text:p>5,36701805292943</text:p>
          </table:table-cell>
          <table:table-cell table:formula="of:=rr * (α^[.F116] - α^[.E116])" office:value-type="float" office:value="362.010229144631" calcext:value-type="float">
            <text:p>362,010229144631</text:p>
          </table:table-cell>
          <table:table-cell table:formula="of:=rr * (α^cc - 1) * α^(cc * (λ^dd / (1 - λ^dd))) * α^(-cc * λ^(dd * [.A116]) / (1 - λ^dd))" office:value-type="float" office:value="362.01022914463" calcext:value-type="float">
            <text:p>362,01022914463</text:p>
          </table:table-cell>
          <table:table-cell table:number-columns-repeated="3"/>
        </table:table-row>
        <table:table-row table:style-name="ro1">
          <table:table-cell table:formula="of:=[.A116] + 1" office:value-type="float" office:value="54" calcext:value-type="float">
            <text:p>54</text:p>
          </table:table-cell>
          <table:table-cell table:formula="of:=[.B116] + dd" office:value-type="float" office:value="13.25" calcext:value-type="float">
            <text:p>13,2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16]" office:value-type="float" office:value="5.36701805292943" calcext:value-type="float">
            <text:p>5,36701805292943</text:p>
          </table:table-cell>
          <table:table-cell table:formula="of:=[.D117] * LAMBDA^([.$B117] - [.$B116])" office:value-type="float" office:value="4.92157725448875" calcext:value-type="float">
            <text:p>4,92157725448875</text:p>
          </table:table-cell>
          <table:table-cell table:formula="of:=[.F116] * LAMBDA^([.B117] - [.B116]) + [.C117]" office:value-type="float" office:value="5.37157725448875" calcext:value-type="float">
            <text:p>5,37157725448875</text:p>
          </table:table-cell>
          <table:table-cell table:formula="of:=rr * (α^[.F117] - α^[.E117])" office:value-type="float" office:value="362.565995210618" calcext:value-type="float">
            <text:p>362,565995210618</text:p>
          </table:table-cell>
          <table:table-cell table:formula="of:=rr * (α^cc - 1) * α^(cc * (λ^dd / (1 - λ^dd))) * α^(-cc * λ^(dd * [.A117]) / (1 - λ^dd))" office:value-type="float" office:value="362.565995210618" calcext:value-type="float">
            <text:p>362,565995210618</text:p>
          </table:table-cell>
          <table:table-cell table:number-columns-repeated="3"/>
        </table:table-row>
        <table:table-row table:style-name="ro1">
          <table:table-cell table:formula="of:=[.A117] + 1" office:value-type="float" office:value="55" calcext:value-type="float">
            <text:p>55</text:p>
          </table:table-cell>
          <table:table-cell table:formula="of:=[.B117] + dd" office:value-type="float" office:value="13.5" calcext:value-type="float">
            <text:p>13,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17]" office:value-type="float" office:value="5.37157725448875" calcext:value-type="float">
            <text:p>5,37157725448875</text:p>
          </table:table-cell>
          <table:table-cell table:formula="of:=[.D118] * LAMBDA^([.$B118] - [.$B117])" office:value-type="float" office:value="4.92575806075243" calcext:value-type="float">
            <text:p>4,92575806075243</text:p>
          </table:table-cell>
          <table:table-cell table:formula="of:=[.F117] * LAMBDA^([.B118] - [.B117]) + [.C118]" office:value-type="float" office:value="5.37575806075243" calcext:value-type="float">
            <text:p>5,37575806075243</text:p>
          </table:table-cell>
          <table:table-cell table:formula="of:=rr * (α^[.F118] - α^[.E118])" office:value-type="float" office:value="363.07638485005" calcext:value-type="float">
            <text:p>363,07638485005</text:p>
          </table:table-cell>
          <table:table-cell table:formula="of:=rr * (α^cc - 1) * α^(cc * (λ^dd / (1 - λ^dd))) * α^(-cc * λ^(dd * [.A118]) / (1 - λ^dd))" office:value-type="float" office:value="363.07638485005" calcext:value-type="float">
            <text:p>363,07638485005</text:p>
          </table:table-cell>
          <table:table-cell table:number-columns-repeated="3"/>
        </table:table-row>
        <table:table-row table:style-name="ro1">
          <table:table-cell table:formula="of:=[.A118] + 1" office:value-type="float" office:value="56" calcext:value-type="float">
            <text:p>56</text:p>
          </table:table-cell>
          <table:table-cell table:formula="of:=[.B118] + dd" office:value-type="float" office:value="13.75" calcext:value-type="float">
            <text:p>13,7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18]" office:value-type="float" office:value="5.37575806075243" calcext:value-type="float">
            <text:p>5,37575806075243</text:p>
          </table:table-cell>
          <table:table-cell table:formula="of:=[.D119] * LAMBDA^([.$B119] - [.$B118])" office:value-type="float" office:value="4.92959187700008" calcext:value-type="float">
            <text:p>4,92959187700008</text:p>
          </table:table-cell>
          <table:table-cell table:formula="of:=[.F118] * LAMBDA^([.B119] - [.B118]) + [.C119]" office:value-type="float" office:value="5.37959187700008" calcext:value-type="float">
            <text:p>5,37959187700008</text:p>
          </table:table-cell>
          <table:table-cell table:formula="of:=rr * (α^[.F119] - α^[.E119])" office:value-type="float" office:value="363.545045699426" calcext:value-type="float">
            <text:p>363,545045699426</text:p>
          </table:table-cell>
          <table:table-cell table:formula="of:=rr * (α^cc - 1) * α^(cc * (λ^dd / (1 - λ^dd))) * α^(-cc * λ^(dd * [.A119]) / (1 - λ^dd))" office:value-type="float" office:value="363.545045699426" calcext:value-type="float">
            <text:p>363,545045699426</text:p>
          </table:table-cell>
          <table:table-cell table:number-columns-repeated="3"/>
        </table:table-row>
        <table:table-row table:style-name="ro1">
          <table:table-cell table:formula="of:=[.A119] + 1" office:value-type="float" office:value="57" calcext:value-type="float">
            <text:p>57</text:p>
          </table:table-cell>
          <table:table-cell table:formula="of:=[.B119] + dd" office:value-type="float" office:value="14" calcext:value-type="float">
            <text:p>14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19]" office:value-type="float" office:value="5.37959187700008" calcext:value-type="float">
            <text:p>5,37959187700008</text:p>
          </table:table-cell>
          <table:table-cell table:formula="of:=[.D120] * LAMBDA^([.$B120] - [.$B119])" office:value-type="float" office:value="4.93310750200008" calcext:value-type="float">
            <text:p>4,93310750200008</text:p>
          </table:table-cell>
          <table:table-cell table:formula="of:=[.F119] * LAMBDA^([.B120] - [.B119]) + [.C120]" office:value-type="float" office:value="5.38310750200008" calcext:value-type="float">
            <text:p>5,38310750200008</text:p>
          </table:table-cell>
          <table:table-cell table:formula="of:=rr * (α^[.F120] - α^[.E120])" office:value-type="float" office:value="363.975341294992" calcext:value-type="float">
            <text:p>363,975341294992</text:p>
          </table:table-cell>
          <table:table-cell table:formula="of:=rr * (α^cc - 1) * α^(cc * (λ^dd / (1 - λ^dd))) * α^(-cc * λ^(dd * [.A120]) / (1 - λ^dd))" office:value-type="float" office:value="363.975341294992" calcext:value-type="float">
            <text:p>363,975341294992</text:p>
          </table:table-cell>
          <table:table-cell table:number-columns-repeated="3"/>
        </table:table-row>
        <table:table-row table:style-name="ro1">
          <table:table-cell table:formula="of:=[.A120] + 1" office:value-type="float" office:value="58" calcext:value-type="float">
            <text:p>58</text:p>
          </table:table-cell>
          <table:table-cell table:formula="of:=[.B120] + dd" office:value-type="float" office:value="14.25" calcext:value-type="float">
            <text:p>14,2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20]" office:value-type="float" office:value="5.38310750200008" calcext:value-type="float">
            <text:p>5,38310750200008</text:p>
          </table:table-cell>
          <table:table-cell table:formula="of:=[.D121] * LAMBDA^([.$B121] - [.$B120])" office:value-type="float" office:value="4.93633134433947" calcext:value-type="float">
            <text:p>4,93633134433947</text:p>
          </table:table-cell>
          <table:table-cell table:formula="of:=[.F120] * LAMBDA^([.B121] - [.B120]) + [.C121]" office:value-type="float" office:value="5.38633134433947" calcext:value-type="float">
            <text:p>5,38633134433947</text:p>
          </table:table-cell>
          <table:table-cell table:formula="of:=rr * (α^[.F121] - α^[.E121])" office:value-type="float" office:value="364.37037173255" calcext:value-type="float">
            <text:p>364,37037173255</text:p>
          </table:table-cell>
          <table:table-cell table:formula="of:=rr * (α^cc - 1) * α^(cc * (λ^dd / (1 - λ^dd))) * α^(-cc * λ^(dd * [.A121]) / (1 - λ^dd))" office:value-type="float" office:value="364.37037173255" calcext:value-type="float">
            <text:p>364,37037173255</text:p>
          </table:table-cell>
          <table:table-cell table:number-columns-repeated="3"/>
        </table:table-row>
        <table:table-row table:style-name="ro1">
          <table:table-cell table:formula="of:=[.A121] + 1" office:value-type="float" office:value="59" calcext:value-type="float">
            <text:p>59</text:p>
          </table:table-cell>
          <table:table-cell table:formula="of:=[.B121] + dd" office:value-type="float" office:value="14.5" calcext:value-type="float">
            <text:p>14,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21]" office:value-type="float" office:value="5.38633134433947" calcext:value-type="float">
            <text:p>5,38633134433947</text:p>
          </table:table-cell>
          <table:table-cell table:formula="of:=[.D122] * LAMBDA^([.$B122] - [.$B121])" office:value-type="float" office:value="4.93928762079935" calcext:value-type="float">
            <text:p>4,93928762079935</text:p>
          </table:table-cell>
          <table:table-cell table:formula="of:=[.F121] * LAMBDA^([.B122] - [.B121]) + [.C122]" office:value-type="float" office:value="5.38928762079935" calcext:value-type="float">
            <text:p>5,38928762079935</text:p>
          </table:table-cell>
          <table:table-cell table:formula="of:=rr * (α^[.F122] - α^[.E122])" office:value-type="float" office:value="364.732993066585" calcext:value-type="float">
            <text:p>364,732993066585</text:p>
          </table:table-cell>
          <table:table-cell table:formula="of:=rr * (α^cc - 1) * α^(cc * (λ^dd / (1 - λ^dd))) * α^(-cc * λ^(dd * [.A122]) / (1 - λ^dd))" office:value-type="float" office:value="364.732993066585" calcext:value-type="float">
            <text:p>364,732993066585</text:p>
          </table:table-cell>
          <table:table-cell table:number-columns-repeated="3"/>
        </table:table-row>
        <table:table-row table:style-name="ro1">
          <table:table-cell table:formula="of:=[.A122] + 1" office:value-type="float" office:value="60" calcext:value-type="float">
            <text:p>60</text:p>
          </table:table-cell>
          <table:table-cell table:formula="of:=[.B122] + dd" office:value-type="float" office:value="14.75" calcext:value-type="float">
            <text:p>14,7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22]" office:value-type="float" office:value="5.38928762079935" calcext:value-type="float">
            <text:p>5,38928762079935</text:p>
          </table:table-cell>
          <table:table-cell table:formula="of:=[.D123] * LAMBDA^([.$B123] - [.$B122])" office:value-type="float" office:value="4.94199853826588" calcext:value-type="float">
            <text:p>4,94199853826588</text:p>
          </table:table-cell>
          <table:table-cell table:formula="of:=[.F122] * LAMBDA^([.B123] - [.B122]) + [.C123]" office:value-type="float" office:value="5.39199853826588" calcext:value-type="float">
            <text:p>5,39199853826588</text:p>
          </table:table-cell>
          <table:table-cell table:formula="of:=rr * (α^[.F123] - α^[.E123])" office:value-type="float" office:value="365.065835483484" calcext:value-type="float">
            <text:p>365,065835483484</text:p>
          </table:table-cell>
          <table:table-cell table:formula="of:=rr * (α^cc - 1) * α^(cc * (λ^dd / (1 - λ^dd))) * α^(-cc * λ^(dd * [.A123]) / (1 - λ^dd))" office:value-type="float" office:value="365.065835483484" calcext:value-type="float">
            <text:p>365,065835483484</text:p>
          </table:table-cell>
          <table:table-cell table:number-columns-repeated="3"/>
        </table:table-row>
        <table:table-row table:style-name="ro1">
          <table:table-cell table:formula="of:=[.A123] + 1" office:value-type="float" office:value="61" calcext:value-type="float">
            <text:p>61</text:p>
          </table:table-cell>
          <table:table-cell table:formula="of:=[.B123] + dd" office:value-type="float" office:value="15" calcext:value-type="float">
            <text:p>1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23]" office:value-type="float" office:value="5.39199853826588" calcext:value-type="float">
            <text:p>5,39199853826588</text:p>
          </table:table-cell>
          <table:table-cell table:formula="of:=[.D124] * LAMBDA^([.$B124] - [.$B123])" office:value-type="float" office:value="4.94448446054349" calcext:value-type="float">
            <text:p>4,94448446054349</text:p>
          </table:table-cell>
          <table:table-cell table:formula="of:=[.F123] * LAMBDA^([.B124] - [.B123]) + [.C124]" office:value-type="float" office:value="5.39448446054349" calcext:value-type="float">
            <text:p>5,39448446054349</text:p>
          </table:table-cell>
          <table:table-cell table:formula="of:=rr * (α^[.F124] - α^[.E124])" office:value-type="float" office:value="365.371320291315" calcext:value-type="float">
            <text:p>365,371320291315</text:p>
          </table:table-cell>
          <table:table-cell table:formula="of:=rr * (α^cc - 1) * α^(cc * (λ^dd / (1 - λ^dd))) * α^(-cc * λ^(dd * [.A124]) / (1 - λ^dd))" office:value-type="float" office:value="365.371320291315" calcext:value-type="float">
            <text:p>365,371320291315</text:p>
          </table:table-cell>
          <table:table-cell table:number-columns-repeated="3"/>
        </table:table-row>
        <table:table-row table:style-name="ro1">
          <table:table-cell table:formula="of:=[.A124] + 1" office:value-type="float" office:value="62" calcext:value-type="float">
            <text:p>62</text:p>
          </table:table-cell>
          <table:table-cell table:formula="of:=[.B124] + dd" office:value-type="float" office:value="15.25" calcext:value-type="float">
            <text:p>15,2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24]" office:value-type="float" office:value="5.39448446054349" calcext:value-type="float">
            <text:p>5,39448446054349</text:p>
          </table:table-cell>
          <table:table-cell table:formula="of:=[.D125] * LAMBDA^([.$B125] - [.$B124])" office:value-type="float" office:value="4.94676406132315" calcext:value-type="float">
            <text:p>4,94676406132315</text:p>
          </table:table-cell>
          <table:table-cell table:formula="of:=[.F124] * LAMBDA^([.B125] - [.B124]) + [.C125]" office:value-type="float" office:value="5.39676406132315" calcext:value-type="float">
            <text:p>5,39676406132315</text:p>
          </table:table-cell>
          <table:table-cell table:formula="of:=rr * (α^[.F125] - α^[.E125])" office:value-type="float" office:value="365.651675774127" calcext:value-type="float">
            <text:p>365,651675774127</text:p>
          </table:table-cell>
          <table:table-cell table:formula="of:=rr * (α^cc - 1) * α^(cc * (λ^dd / (1 - λ^dd))) * α^(-cc * λ^(dd * [.A125]) / (1 - λ^dd))" office:value-type="float" office:value="365.651675774126" calcext:value-type="float">
            <text:p>365,651675774126</text:p>
          </table:table-cell>
          <table:table-cell table:number-columns-repeated="3"/>
        </table:table-row>
        <table:table-row table:style-name="ro1">
          <table:table-cell table:formula="of:=[.A125] + 1" office:value-type="float" office:value="63" calcext:value-type="float">
            <text:p>63</text:p>
          </table:table-cell>
          <table:table-cell table:formula="of:=[.B125] + dd" office:value-type="float" office:value="15.5" calcext:value-type="float">
            <text:p>15,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25]" office:value-type="float" office:value="5.39676406132315" calcext:value-type="float">
            <text:p>5,39676406132315</text:p>
          </table:table-cell>
          <table:table-cell table:formula="of:=[.D126] * LAMBDA^([.$B126] - [.$B125])" office:value-type="float" office:value="4.94885446445499" calcext:value-type="float">
            <text:p>4,94885446445499</text:p>
          </table:table-cell>
          <table:table-cell table:formula="of:=[.F125] * LAMBDA^([.B126] - [.B125]) + [.C126]" office:value-type="float" office:value="5.39885446445499" calcext:value-type="float">
            <text:p>5,39885446445499</text:p>
          </table:table-cell>
          <table:table-cell table:formula="of:=rr * (α^[.F126] - α^[.E126])" office:value-type="float" office:value="365.908951962406" calcext:value-type="float">
            <text:p>365,908951962406</text:p>
          </table:table-cell>
          <table:table-cell table:formula="of:=rr * (α^cc - 1) * α^(cc * (λ^dd / (1 - λ^dd))) * α^(-cc * λ^(dd * [.A126]) / (1 - λ^dd))" office:value-type="float" office:value="365.908951962406" calcext:value-type="float">
            <text:p>365,90895196240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26] + dd" office:value-type="float" office:value="15.75" calcext:value-type="float">
            <text:p>15,75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26]" office:value-type="float" office:value="5.39885446445499" calcext:value-type="float">
            <text:p>5,39885446445499</text:p>
          </table:table-cell>
          <table:table-cell table:formula="of:=[.D127] * LAMBDA^([.$B127] - [.$B126])" office:value-type="float" office:value="4.95077137257882" calcext:value-type="float">
            <text:p>4,95077137257882</text:p>
          </table:table-cell>
          <table:table-cell table:formula="of:=[.F126] * LAMBDA^([.B127] - [.B126]) + [.C127]" office:value-type="float" office:value="5.40077137257882" calcext:value-type="float">
            <text:p>5,40077137257882</text:p>
          </table:table-cell>
          <table:table-cell table:formula="of:=rr * (α^[.F127] - α^[.E127])" office:value-type="float" office:value="366.145034373606" calcext:value-type="float">
            <text:p>366,145034373606</text:p>
          </table:table-cell>
          <table:table-cell table:formula="of:=rr * (α^cc - 1) * α^(cc * (λ^dd / (1 - λ^dd))) * α^(-cc * λ^(dd * [.A127]) / (1 - λ^dd))" office:value-type="float" office:value="368.647496881631" calcext:value-type="float">
            <text:p>368,64749688163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27] + dd" office:value-type="float" office:value="16" calcext:value-type="float">
            <text:p>16</text:p>
          </table:table-cell>
          <table:table-cell table:formula="of:=cc" office:value-type="float" office:value="0.45" calcext:value-type="float">
            <text:p>0,45</text:p>
          </table:table-cell>
          <table:table-cell table:formula="of:=[.F127]" office:value-type="float" office:value="5.40077137257882" calcext:value-type="float">
            <text:p>5,40077137257882</text:p>
          </table:table-cell>
          <table:table-cell table:formula="of:=[.D128] * LAMBDA^([.$B128] - [.$B127])" office:value-type="float" office:value="4.95252918507882" calcext:value-type="float">
            <text:p>4,95252918507882</text:p>
          </table:table-cell>
          <table:table-cell table:formula="of:=[.F127] * LAMBDA^([.B128] - [.B127]) + [.C128]" office:value-type="float" office:value="5.40252918507882" calcext:value-type="float">
            <text:p>5,40252918507882</text:p>
          </table:table-cell>
          <table:table-cell table:formula="of:=rr * (α^[.F128] - α^[.E128])" office:value-type="float" office:value="366.361656777682" calcext:value-type="float">
            <text:p>366,361656777682</text:p>
          </table:table-cell>
          <table:table-cell table:formula="of:=rr * (α^cc - 1) * α^(cc * (λ^dd / (1 - λ^dd))) * α^(-cc * λ^(dd * [.A128]) / (1 - λ^dd))" office:value-type="float" office:value="368.763597505886" calcext:value-type="float">
            <text:p>368,763597505886</text:p>
          </table:table-cell>
          <table:table-cell table:number-columns-repeated="3"/>
        </table:table-row>
      </table:table>
      <table:named-expressions>
        <table:named-range table:name="cc" table:base-cell-address="$Feuille1.$B$60" table:cell-range-address="$Feuille1.$B$60"/>
        <table:named-range table:name="dd" table:base-cell-address="$Feuille1.$B$61" table:cell-range-address="$Feuille1.$B$61"/>
        <table:named-range table:name="EPSILON" table:base-cell-address="$Feuille1.$B$1" table:cell-range-address="$Feuille1.$B$1"/>
        <table:named-range table:name="k" table:base-cell-address="$Feuille1.$B$2" table:cell-range-address="$Feuille1.$B$3"/>
        <table:named-range table:name="LAMBDA" table:base-cell-address="$Feuille1.$B$6" table:cell-range-address="$Feuille1.$B$7"/>
        <table:named-range table:name="rr" table:base-cell-address="$Feuille1.$B$8" table:cell-range-address="$Feuille1.$B$8"/>
        <table:named-range table:name="α" table:base-cell-address="$Feuille1.$B$2" table:cell-range-address="$Feuille1.$B$2"/>
        <table:named-range table:name="λ" table:base-cell-address="$Feuille1.$B$7" table:cell-range-address="$Feuille1.$B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 style:data-style-name="N2" text:time-value="17:49:18.982809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7:25:53.360132118</meta:creation-date>
    <dc:date>2022-10-10T18:32:03.572694086</dc:date>
    <meta:editing-duration>PT8H23M29S</meta:editing-duration>
    <meta:editing-cycles>11</meta:editing-cycles>
    <meta:generator>LibreOffice/7.0.4.2$Linux_X86_64 LibreOffice_project/00$Build-2</meta:generator>
    <meta:document-statistic meta:table-count="1" meta:cell-count="1126" meta:object-count="0"/>
  </office:meta>
</office:document-meta>
</file>